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9.3mm"/>
    </style:style>
    <style:style style:name="co2" style:family="table-column">
      <style:table-column-properties fo:break-before="auto" style:column-width="34.4mm"/>
    </style:style>
    <style:style style:name="co3" style:family="table-column">
      <style:table-column-properties fo:break-before="auto" style:column-width="41.47mm"/>
    </style:style>
    <style:style style:name="co4" style:family="table-column">
      <style:table-column-properties fo:break-before="auto" style:column-width="40.6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ados" table:style-name="ta1">
        <table:shapes>
          <draw:frame draw:z-index="0" draw:style-name="gr1" draw:text-style-name="P1" svg:width="298.42mm" svg:height="238.85mm" svg:x="1.86mm" svg:y="253.34mm">
            <loext:p draw:notify-on-update-of-ranges="resultados.A1:resultados.A2 resultados.A3:resultados.A52 resultados.A1:resultados.A1 resultados.B3:resultados.B52 resultados.A1:resultados.A2 resultados.C3:resultados.C52 resultados.C1:resultados.C1 resultados.D3:resultados.D52 resultados.A1:resultados.A2 resultados.E3:resultados.E52 resultados.E1:resultados.E1 resultados.F3:resultados.F52 resultados.A1:resultados.A2 resultados.G3:resultados.G52 resultados.G1:resultados.G1 resultados.H3:resultados.H52 resultados.A1:resultados.A2 resultados.I3:resultados.I52 resultados.I1:resultados.I1 resultados.J3:resultados.J52 resultados.A1:resultados.A2 resultados.K3:resultados.K52 resultados.K1:resultados.K1 resultados.L3:resultados.L52 resultados.A1:resultados.A2 resultados.M3:resultados.M52 resultados.M1:resultados.M1 resultados.N3:resultados.N52 resultados.A1:resultados.A2 resultados.O3:resultados.O52 resultados.O1:resultados.O1 resultados.P3:resultados.P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06.68mm" svg:y="245.28mm">
            <loext:p draw:notify-on-update-of-ranges="resultados.H57:resultados.H6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 Slave</text:p>
          </table:table-cell>
          <table:table-cell/>
          <table:table-cell office:value-type="string" calcext:value-type="string">
            <text:p>2 Slaves</text:p>
          </table:table-cell>
          <table:table-cell/>
          <table:table-cell office:value-type="string" calcext:value-type="string">
            <text:p>3 Slaves</text:p>
          </table:table-cell>
          <table:table-cell/>
          <table:table-cell office:value-type="string" calcext:value-type="string">
            <text:p>4 Slaves</text:p>
          </table:table-cell>
          <table:table-cell/>
          <table:table-cell office:value-type="string" calcext:value-type="string">
            <text:p>5 Slaves</text:p>
          </table:table-cell>
          <table:table-cell/>
          <table:table-cell office:value-type="string" calcext:value-type="string">
            <text:p>6 Slaves</text:p>
          </table:table-cell>
          <table:table-cell/>
          <table:table-cell office:value-type="string" calcext:value-type="string">
            <text:p>7 Slaves</text:p>
          </table:table-cell>
          <table:table-cell/>
          <table:table-cell office:value-type="string" calcext:value-type="string">
            <text:p>8 Slaves</text:p>
          </table:table-cell>
          <table:table-cell/>
        </table:table-row>
        <table:table-row table:style-name="ro1">
          <table:table-cell office:value-type="string" calcext:value-type="string">
            <text:p><text:s/>Tamanho da Mensagem</text:p>
          </table:table-cell>
          <table:table-cell office:value-type="string" calcext:value-type="string">
            <text:p>Tempo de Resposta</text:p>
          </table:table-cell>
          <table:table-cell office:value-type="string" calcext:value-type="string">
            <text:p><text:s/>Tamanho da Mensagem</text:p>
          </table:table-cell>
          <table:table-cell office:value-type="string" calcext:value-type="string">
            <text:p>Tempo de Resposta</text:p>
          </table:table-cell>
          <table:table-cell office:value-type="string" calcext:value-type="string">
            <text:p>Tamanho da Mensagem</text:p>
          </table:table-cell>
          <table:table-cell office:value-type="string" calcext:value-type="string">
            <text:p>Tempo de Resposta</text:p>
          </table:table-cell>
          <table:table-cell office:value-type="string" calcext:value-type="string">
            <text:p>Tamanho da Mensagem</text:p>
          </table:table-cell>
          <table:table-cell office:value-type="string" calcext:value-type="string">
            <text:p>Tempo de Resposta</text:p>
          </table:table-cell>
          <table:table-cell office:value-type="string" calcext:value-type="string">
            <text:p>Tamanho da Mensagem</text:p>
          </table:table-cell>
          <table:table-cell office:value-type="string" calcext:value-type="string">
            <text:p>Tempo de Resposta</text:p>
          </table:table-cell>
          <table:table-cell office:value-type="string" calcext:value-type="string">
            <text:p>Tamanho da Mensagem</text:p>
          </table:table-cell>
          <table:table-cell office:value-type="string" calcext:value-type="string">
            <text:p>Tempo de Resposta</text:p>
          </table:table-cell>
          <table:table-cell office:value-type="string" calcext:value-type="string">
            <text:p>Tamanho da Mensagem</text:p>
          </table:table-cell>
          <table:table-cell office:value-type="string" calcext:value-type="string">
            <text:p>Tempo de Resposta</text:p>
          </table:table-cell>
          <table:table-cell office:value-type="string" calcext:value-type="string">
            <text:p>Tamanho da Mensagem</text:p>
          </table:table-cell>
          <table:table-cell office:value-type="string" calcext:value-type="string">
            <text:p>Tempo de Resposta</text:p>
          </table:table-cell>
        </table:table-row>
        <table:table-row table:style-name="ro1">
          <table:table-cell office:value-type="float" office:value="12144" calcext:value-type="float">
            <text:p>12144</text:p>
          </table:table-cell>
          <table:table-cell office:value-type="float" office:value="21.015122834" calcext:value-type="float">
            <text:p>21,015122834</text:p>
          </table:table-cell>
          <table:table-cell office:value-type="float" office:value="9459" calcext:value-type="float">
            <text:p>9459</text:p>
          </table:table-cell>
          <table:table-cell office:value-type="float" office:value="11.013452597" calcext:value-type="float">
            <text:p>11,013452597</text:p>
          </table:table-cell>
          <table:table-cell office:value-type="float" office:value="83838" calcext:value-type="float">
            <text:p>83838</text:p>
          </table:table-cell>
          <table:table-cell office:value-type="float" office:value="45.068770767" calcext:value-type="float">
            <text:p>45,068770767</text:p>
          </table:table-cell>
          <table:table-cell office:value-type="float" office:value="36184" calcext:value-type="float">
            <text:p>36184</text:p>
          </table:table-cell>
          <table:table-cell office:value-type="float" office:value="20.038410053" calcext:value-type="float">
            <text:p>20,038410053</text:p>
          </table:table-cell>
          <table:table-cell office:value-type="float" office:value="20871" calcext:value-type="float">
            <text:p>20871</text:p>
          </table:table-cell>
          <table:table-cell office:value-type="float" office:value="13.019462484" calcext:value-type="float">
            <text:p>13,019462484</text:p>
          </table:table-cell>
          <table:table-cell office:value-type="float" office:value="45192" calcext:value-type="float">
            <text:p>45192</text:p>
          </table:table-cell>
          <table:table-cell office:value-type="float" office:value="23.078376165" calcext:value-type="float">
            <text:p>23,078376165</text:p>
          </table:table-cell>
          <table:table-cell office:value-type="float" office:value="1262" calcext:value-type="float">
            <text:p>1262</text:p>
          </table:table-cell>
          <table:table-cell office:value-type="float" office:value="9.085218282" calcext:value-type="float">
            <text:p>9,085218282</text:p>
          </table:table-cell>
          <table:table-cell office:value-type="float" office:value="76938" calcext:value-type="float">
            <text:p>76938</text:p>
          </table:table-cell>
          <table:table-cell office:value-type="float" office:value="39.14926764" calcext:value-type="float">
            <text:p>39,14926764</text:p>
          </table:table-cell>
        </table:table-row>
        <table:table-row table:style-name="ro1">
          <table:table-cell office:value-type="float" office:value="89100" calcext:value-type="float">
            <text:p>89100</text:p>
          </table:table-cell>
          <table:table-cell office:value-type="float" office:value="109.021371052" calcext:value-type="float">
            <text:p>109,021371052</text:p>
          </table:table-cell>
          <table:table-cell office:value-type="float" office:value="46010" calcext:value-type="float">
            <text:p>46010</text:p>
          </table:table-cell>
          <table:table-cell office:value-type="float" office:value="33.015205783" calcext:value-type="float">
            <text:p>33,015205783</text:p>
          </table:table-cell>
          <table:table-cell office:value-type="float" office:value="8326" calcext:value-type="float">
            <text:p>8326</text:p>
          </table:table-cell>
          <table:table-cell office:value-type="float" office:value="7.012024903" calcext:value-type="float">
            <text:p>7,012024903</text:p>
          </table:table-cell>
          <table:table-cell office:value-type="float" office:value="8451" calcext:value-type="float">
            <text:p>8451</text:p>
          </table:table-cell>
          <table:table-cell office:value-type="float" office:value="7.024957987" calcext:value-type="float">
            <text:p>7,024957987</text:p>
          </table:table-cell>
          <table:table-cell office:value-type="float" office:value="78269" calcext:value-type="float">
            <text:p>78269</text:p>
          </table:table-cell>
          <table:table-cell office:value-type="float" office:value="38.052467573" calcext:value-type="float">
            <text:p>38,052467573</text:p>
          </table:table-cell>
          <table:table-cell office:value-type="float" office:value="18178" calcext:value-type="float">
            <text:p>18178</text:p>
          </table:table-cell>
          <table:table-cell office:value-type="float" office:value="11.040172192" calcext:value-type="float">
            <text:p>11,040172192</text:p>
          </table:table-cell>
          <table:table-cell office:value-type="float" office:value="83072" calcext:value-type="float">
            <text:p>83072</text:p>
          </table:table-cell>
          <table:table-cell office:value-type="float" office:value="41.087515099" calcext:value-type="float">
            <text:p>41,087515099</text:p>
          </table:table-cell>
          <table:table-cell office:value-type="float" office:value="63567" calcext:value-type="float">
            <text:p>63567</text:p>
          </table:table-cell>
          <table:table-cell office:value-type="float" office:value="34.059268353" calcext:value-type="float">
            <text:p>34,059268353</text:p>
          </table:table-cell>
        </table:table-row>
        <table:table-row table:style-name="ro1">
          <table:table-cell office:value-type="float" office:value="73701" calcext:value-type="float">
            <text:p>73701</text:p>
          </table:table-cell>
          <table:table-cell office:value-type="float" office:value="90.019844264" calcext:value-type="float">
            <text:p>90,019844264</text:p>
          </table:table-cell>
          <table:table-cell office:value-type="float" office:value="60064" calcext:value-type="float">
            <text:p>60064</text:p>
          </table:table-cell>
          <table:table-cell office:value-type="float" office:value="41.010507478" calcext:value-type="float">
            <text:p>41,010507478</text:p>
          </table:table-cell>
          <table:table-cell office:value-type="float" office:value="53493" calcext:value-type="float">
            <text:p>53493</text:p>
          </table:table-cell>
          <table:table-cell office:value-type="float" office:value="31.041104" calcext:value-type="float">
            <text:p>31,041104</text:p>
          </table:table-cell>
          <table:table-cell office:value-type="float" office:value="95410" calcext:value-type="float">
            <text:p>95410</text:p>
          </table:table-cell>
          <table:table-cell office:value-type="float" office:value="48.033504537" calcext:value-type="float">
            <text:p>48,033504537</text:p>
          </table:table-cell>
          <table:table-cell office:value-type="float" office:value="27472" calcext:value-type="float">
            <text:p>27472</text:p>
          </table:table-cell>
          <table:table-cell office:value-type="float" office:value="15.019718319" calcext:value-type="float">
            <text:p>15,019718319</text:p>
          </table:table-cell>
          <table:table-cell office:value-type="float" office:value="20467" calcext:value-type="float">
            <text:p>20467</text:p>
          </table:table-cell>
          <table:table-cell office:value-type="float" office:value="13.034755696" calcext:value-type="float">
            <text:p>13,034755696</text:p>
          </table:table-cell>
          <table:table-cell office:value-type="float" office:value="51043" calcext:value-type="float">
            <text:p>51043</text:p>
          </table:table-cell>
          <table:table-cell office:value-type="float" office:value="28.057801487" calcext:value-type="float">
            <text:p>28,057801487</text:p>
          </table:table-cell>
          <table:table-cell office:value-type="float" office:value="30084" calcext:value-type="float">
            <text:p>30084</text:p>
          </table:table-cell>
          <table:table-cell office:value-type="float" office:value="16.063640683" calcext:value-type="float">
            <text:p>16,063640683</text:p>
          </table:table-cell>
        </table:table-row>
        <table:table-row table:style-name="ro1">
          <table:table-cell office:value-type="float" office:value="32696" calcext:value-type="float">
            <text:p>32696</text:p>
          </table:table-cell>
          <table:table-cell office:value-type="float" office:value="43.017328502" calcext:value-type="float">
            <text:p>43,017328502</text:p>
          </table:table-cell>
          <table:table-cell office:value-type="float" office:value="9480" calcext:value-type="float">
            <text:p>9480</text:p>
          </table:table-cell>
          <table:table-cell office:value-type="float" office:value="10.013139" calcext:value-type="float">
            <text:p>10,013139</text:p>
          </table:table-cell>
          <table:table-cell office:value-type="float" office:value="37360" calcext:value-type="float">
            <text:p>37360</text:p>
          </table:table-cell>
          <table:table-cell office:value-type="float" office:value="23.014431316" calcext:value-type="float">
            <text:p>23,014431316</text:p>
          </table:table-cell>
          <table:table-cell office:value-type="float" office:value="40940" calcext:value-type="float">
            <text:p>40940</text:p>
          </table:table-cell>
          <table:table-cell office:value-type="float" office:value="23.024685012" calcext:value-type="float">
            <text:p>23,024685012</text:p>
          </table:table-cell>
          <table:table-cell office:value-type="float" office:value="88165" calcext:value-type="float">
            <text:p>88165</text:p>
          </table:table-cell>
          <table:table-cell office:value-type="float" office:value="45.024114748" calcext:value-type="float">
            <text:p>45,024114748</text:p>
          </table:table-cell>
          <table:table-cell office:value-type="float" office:value="5299" calcext:value-type="float">
            <text:p>5299</text:p>
          </table:table-cell>
          <table:table-cell office:value-type="float" office:value="6.033910512" calcext:value-type="float">
            <text:p>6,033910512</text:p>
          </table:table-cell>
          <table:table-cell office:value-type="float" office:value="79979" calcext:value-type="float">
            <text:p>79979</text:p>
          </table:table-cell>
          <table:table-cell office:value-type="float" office:value="42.063726066" calcext:value-type="float">
            <text:p>42,063726066</text:p>
          </table:table-cell>
          <table:table-cell office:value-type="float" office:value="10804" calcext:value-type="float">
            <text:p>10804</text:p>
          </table:table-cell>
          <table:table-cell office:value-type="float" office:value="7.058523956" calcext:value-type="float">
            <text:p>7,058523956</text:p>
          </table:table-cell>
        </table:table-row>
        <table:table-row table:style-name="ro1">
          <table:table-cell office:value-type="float" office:value="67292" calcext:value-type="float">
            <text:p>67292</text:p>
          </table:table-cell>
          <table:table-cell office:value-type="float" office:value="83.018704356" calcext:value-type="float">
            <text:p>83,018704356</text:p>
          </table:table-cell>
          <table:table-cell office:value-type="float" office:value="89646" calcext:value-type="float">
            <text:p>89646</text:p>
          </table:table-cell>
          <table:table-cell office:value-type="float" office:value="59.013646978" calcext:value-type="float">
            <text:p>59,013646978</text:p>
          </table:table-cell>
          <table:table-cell office:value-type="float" office:value="15904" calcext:value-type="float">
            <text:p>15904</text:p>
          </table:table-cell>
          <table:table-cell office:value-type="float" office:value="11.013456757" calcext:value-type="float">
            <text:p>11,013456757</text:p>
          </table:table-cell>
          <table:table-cell office:value-type="float" office:value="25776" calcext:value-type="float">
            <text:p>25776</text:p>
          </table:table-cell>
          <table:table-cell office:value-type="float" office:value="14.014982001" calcext:value-type="float">
            <text:p>14,014982001</text:p>
          </table:table-cell>
          <table:table-cell office:value-type="float" office:value="87124" calcext:value-type="float">
            <text:p>87124</text:p>
          </table:table-cell>
          <table:table-cell office:value-type="float" office:value="45.023312086" calcext:value-type="float">
            <text:p>45,023312086</text:p>
          </table:table-cell>
          <table:table-cell office:value-type="float" office:value="64684" calcext:value-type="float">
            <text:p>64684</text:p>
          </table:table-cell>
          <table:table-cell office:value-type="float" office:value="33.045031348" calcext:value-type="float">
            <text:p>33,045031348</text:p>
          </table:table-cell>
          <table:table-cell office:value-type="float" office:value="21358" calcext:value-type="float">
            <text:p>21358</text:p>
          </table:table-cell>
          <table:table-cell office:value-type="float" office:value="12.074804686" calcext:value-type="float">
            <text:p>12,074804686</text:p>
          </table:table-cell>
          <table:table-cell office:value-type="float" office:value="43656" calcext:value-type="float">
            <text:p>43656</text:p>
          </table:table-cell>
          <table:table-cell office:value-type="float" office:value="22.065290544" calcext:value-type="float">
            <text:p>22,065290544</text:p>
          </table:table-cell>
        </table:table-row>
        <table:table-row table:style-name="ro1">
          <table:table-cell office:value-type="float" office:value="49999" calcext:value-type="float">
            <text:p>49999</text:p>
          </table:table-cell>
          <table:table-cell office:value-type="float" office:value="63.016558622" calcext:value-type="float">
            <text:p>63,016558622</text:p>
          </table:table-cell>
          <table:table-cell office:value-type="float" office:value="84544" calcext:value-type="float">
            <text:p>84544</text:p>
          </table:table-cell>
          <table:table-cell office:value-type="float" office:value="55.01479156" calcext:value-type="float">
            <text:p>55,01479156</text:p>
          </table:table-cell>
          <table:table-cell office:value-type="float" office:value="99413" calcext:value-type="float">
            <text:p>99413</text:p>
          </table:table-cell>
          <table:table-cell office:value-type="float" office:value="55.019610224" calcext:value-type="float">
            <text:p>55,019610224</text:p>
          </table:table-cell>
          <table:table-cell office:value-type="float" office:value="11735" calcext:value-type="float">
            <text:p>11735</text:p>
          </table:table-cell>
          <table:table-cell office:value-type="float" office:value="9.00957705" calcext:value-type="float">
            <text:p>9,00957705</text:p>
          </table:table-cell>
          <table:table-cell office:value-type="float" office:value="41467" calcext:value-type="float">
            <text:p>41467</text:p>
          </table:table-cell>
          <table:table-cell office:value-type="float" office:value="23.022602572" calcext:value-type="float">
            <text:p>23,022602572</text:p>
          </table:table-cell>
          <table:table-cell office:value-type="float" office:value="58768" calcext:value-type="float">
            <text:p>58768</text:p>
          </table:table-cell>
          <table:table-cell office:value-type="float" office:value="30.048686278" calcext:value-type="float">
            <text:p>30,048686278</text:p>
          </table:table-cell>
          <table:table-cell office:value-type="float" office:value="40494" calcext:value-type="float">
            <text:p>40494</text:p>
          </table:table-cell>
          <table:table-cell office:value-type="float" office:value="21.046033036" calcext:value-type="float">
            <text:p>21,046033036</text:p>
          </table:table-cell>
          <table:table-cell office:value-type="float" office:value="26317" calcext:value-type="float">
            <text:p>26317</text:p>
          </table:table-cell>
          <table:table-cell office:value-type="float" office:value="16.063575503" calcext:value-type="float">
            <text:p>16,063575503</text:p>
          </table:table-cell>
        </table:table-row>
        <table:table-row table:style-name="ro1">
          <table:table-cell office:value-type="float" office:value="56810" calcext:value-type="float">
            <text:p>56810</text:p>
          </table:table-cell>
          <table:table-cell office:value-type="float" office:value="71.0147244" calcext:value-type="float">
            <text:p>71,0147244</text:p>
          </table:table-cell>
          <table:table-cell office:value-type="float" office:value="55149" calcext:value-type="float">
            <text:p>55149</text:p>
          </table:table-cell>
          <table:table-cell office:value-type="float" office:value="37.015542947" calcext:value-type="float">
            <text:p>37,015542947</text:p>
          </table:table-cell>
          <table:table-cell office:value-type="float" office:value="53482" calcext:value-type="float">
            <text:p>53482</text:p>
          </table:table-cell>
          <table:table-cell office:value-type="float" office:value="31.016019926" calcext:value-type="float">
            <text:p>31,016019926</text:p>
          </table:table-cell>
          <table:table-cell office:value-type="float" office:value="49963" calcext:value-type="float">
            <text:p>49963</text:p>
          </table:table-cell>
          <table:table-cell office:value-type="float" office:value="26.035518504" calcext:value-type="float">
            <text:p>26,035518504</text:p>
          </table:table-cell>
          <table:table-cell office:value-type="float" office:value="35310" calcext:value-type="float">
            <text:p>35310</text:p>
          </table:table-cell>
          <table:table-cell office:value-type="float" office:value="18.020769107" calcext:value-type="float">
            <text:p>18,020769107</text:p>
          </table:table-cell>
          <table:table-cell office:value-type="float" office:value="89857" calcext:value-type="float">
            <text:p>89857</text:p>
          </table:table-cell>
          <table:table-cell office:value-type="float" office:value="45.031565589" calcext:value-type="float">
            <text:p>45,031565589</text:p>
          </table:table-cell>
          <table:table-cell office:value-type="float" office:value="81066" calcext:value-type="float">
            <text:p>81066</text:p>
          </table:table-cell>
          <table:table-cell office:value-type="float" office:value="42.099254134" calcext:value-type="float">
            <text:p>42,099254134</text:p>
          </table:table-cell>
          <table:table-cell office:value-type="float" office:value="95261" calcext:value-type="float">
            <text:p>95261</text:p>
          </table:table-cell>
          <table:table-cell office:value-type="float" office:value="50.049908151" calcext:value-type="float">
            <text:p>50,049908151</text:p>
          </table:table-cell>
        </table:table-row>
        <table:table-row table:style-name="ro1">
          <table:table-cell office:value-type="float" office:value="13822" calcext:value-type="float">
            <text:p>13822</text:p>
          </table:table-cell>
          <table:table-cell office:value-type="float" office:value="22.010014402" calcext:value-type="float">
            <text:p>22,010014402</text:p>
          </table:table-cell>
          <table:table-cell office:value-type="float" office:value="17426" calcext:value-type="float">
            <text:p>17426</text:p>
          </table:table-cell>
          <table:table-cell office:value-type="float" office:value="14.01237127" calcext:value-type="float">
            <text:p>14,01237127</text:p>
          </table:table-cell>
          <table:table-cell office:value-type="float" office:value="24735" calcext:value-type="float">
            <text:p>24735</text:p>
          </table:table-cell>
          <table:table-cell office:value-type="float" office:value="17.013066999" calcext:value-type="float">
            <text:p>17,013066999</text:p>
          </table:table-cell>
          <table:table-cell office:value-type="float" office:value="44462" calcext:value-type="float">
            <text:p>44462</text:p>
          </table:table-cell>
          <table:table-cell office:value-type="float" office:value="24.016987626" calcext:value-type="float">
            <text:p>24,016987626</text:p>
          </table:table-cell>
          <table:table-cell office:value-type="float" office:value="33253" calcext:value-type="float">
            <text:p>33253</text:p>
          </table:table-cell>
          <table:table-cell office:value-type="float" office:value="20.018430902" calcext:value-type="float">
            <text:p>20,018430902</text:p>
          </table:table-cell>
          <table:table-cell office:value-type="float" office:value="6935" calcext:value-type="float">
            <text:p>6935</text:p>
          </table:table-cell>
          <table:table-cell office:value-type="float" office:value="6.035741733" calcext:value-type="float">
            <text:p>6,035741733</text:p>
          </table:table-cell>
          <table:table-cell office:value-type="float" office:value="13247" calcext:value-type="float">
            <text:p>13247</text:p>
          </table:table-cell>
          <table:table-cell office:value-type="float" office:value="10.09425063" calcext:value-type="float">
            <text:p>10,09425063</text:p>
          </table:table-cell>
          <table:table-cell office:value-type="float" office:value="97079" calcext:value-type="float">
            <text:p>97079</text:p>
          </table:table-cell>
          <table:table-cell office:value-type="float" office:value="51.07717874" calcext:value-type="float">
            <text:p>51,07717874</text:p>
          </table:table-cell>
        </table:table-row>
        <table:table-row table:style-name="ro1">
          <table:table-cell office:value-type="float" office:value="87615" calcext:value-type="float">
            <text:p>87615</text:p>
          </table:table-cell>
          <table:table-cell office:value-type="float" office:value="106.017818298" calcext:value-type="float">
            <text:p>106,017818298</text:p>
          </table:table-cell>
          <table:table-cell office:value-type="float" office:value="17708" calcext:value-type="float">
            <text:p>17708</text:p>
          </table:table-cell>
          <table:table-cell office:value-type="float" office:value="15.010643759" calcext:value-type="float">
            <text:p>15,010643759</text:p>
          </table:table-cell>
          <table:table-cell office:value-type="float" office:value="22640" calcext:value-type="float">
            <text:p>22640</text:p>
          </table:table-cell>
          <table:table-cell office:value-type="float" office:value="15.012973636" calcext:value-type="float">
            <text:p>15,012973636</text:p>
          </table:table-cell>
          <table:table-cell office:value-type="float" office:value="45762" calcext:value-type="float">
            <text:p>45762</text:p>
          </table:table-cell>
          <table:table-cell office:value-type="float" office:value="25.016471814" calcext:value-type="float">
            <text:p>25,016471814</text:p>
          </table:table-cell>
          <table:table-cell office:value-type="float" office:value="48949" calcext:value-type="float">
            <text:p>48949</text:p>
          </table:table-cell>
          <table:table-cell office:value-type="float" office:value="28.02080878" calcext:value-type="float">
            <text:p>28,02080878</text:p>
          </table:table-cell>
          <table:table-cell office:value-type="float" office:value="26913" calcext:value-type="float">
            <text:p>26913</text:p>
          </table:table-cell>
          <table:table-cell office:value-type="float" office:value="16.025665601" calcext:value-type="float">
            <text:p>16,025665601</text:p>
          </table:table-cell>
          <table:table-cell office:value-type="float" office:value="34645" calcext:value-type="float">
            <text:p>34645</text:p>
          </table:table-cell>
          <table:table-cell office:value-type="float" office:value="18.0412591" calcext:value-type="float">
            <text:p>18,0412591</text:p>
          </table:table-cell>
          <table:table-cell office:value-type="float" office:value="78090" calcext:value-type="float">
            <text:p>78090</text:p>
          </table:table-cell>
          <table:table-cell office:value-type="float" office:value="43.06946435" calcext:value-type="float">
            <text:p>43,06946435</text:p>
          </table:table-cell>
        </table:table-row>
        <table:table-row table:style-name="ro1">
          <table:table-cell office:value-type="float" office:value="86725" calcext:value-type="float">
            <text:p>86725</text:p>
          </table:table-cell>
          <table:table-cell office:value-type="float" office:value="105.019079194" calcext:value-type="float">
            <text:p>105,019079194</text:p>
          </table:table-cell>
          <table:table-cell office:value-type="float" office:value="34063" calcext:value-type="float">
            <text:p>34063</text:p>
          </table:table-cell>
          <table:table-cell office:value-type="float" office:value="24.011272502" calcext:value-type="float">
            <text:p>24,011272502</text:p>
          </table:table-cell>
          <table:table-cell office:value-type="float" office:value="76682" calcext:value-type="float">
            <text:p>76682</text:p>
          </table:table-cell>
          <table:table-cell office:value-type="float" office:value="44.015292983" calcext:value-type="float">
            <text:p>44,015292983</text:p>
          </table:table-cell>
          <table:table-cell office:value-type="float" office:value="64732" calcext:value-type="float">
            <text:p>64732</text:p>
          </table:table-cell>
          <table:table-cell office:value-type="float" office:value="35.024765141" calcext:value-type="float">
            <text:p>35,024765141</text:p>
          </table:table-cell>
          <table:table-cell office:value-type="float" office:value="29188" calcext:value-type="float">
            <text:p>29188</text:p>
          </table:table-cell>
          <table:table-cell office:value-type="float" office:value="17.019854911" calcext:value-type="float">
            <text:p>17,019854911</text:p>
          </table:table-cell>
          <table:table-cell office:value-type="float" office:value="3953" calcext:value-type="float">
            <text:p>3953</text:p>
          </table:table-cell>
          <table:table-cell office:value-type="float" office:value="5.019148322" calcext:value-type="float">
            <text:p>5,019148322</text:p>
          </table:table-cell>
          <table:table-cell office:value-type="float" office:value="37911" calcext:value-type="float">
            <text:p>37911</text:p>
          </table:table-cell>
          <table:table-cell office:value-type="float" office:value="22.081231601" calcext:value-type="float">
            <text:p>22,081231601</text:p>
          </table:table-cell>
          <table:table-cell office:value-type="float" office:value="51091" calcext:value-type="float">
            <text:p>51091</text:p>
          </table:table-cell>
          <table:table-cell office:value-type="float" office:value="28.087929457" calcext:value-type="float">
            <text:p>28,087929457</text:p>
          </table:table-cell>
        </table:table-row>
        <table:table-row table:style-name="ro1">
          <table:table-cell office:value-type="float" office:value="13038" calcext:value-type="float">
            <text:p>13038</text:p>
          </table:table-cell>
          <table:table-cell office:value-type="float" office:value="21.010263459" calcext:value-type="float">
            <text:p>21,010263459</text:p>
          </table:table-cell>
          <table:table-cell office:value-type="float" office:value="57006" calcext:value-type="float">
            <text:p>57006</text:p>
          </table:table-cell>
          <table:table-cell office:value-type="float" office:value="39.01556626" calcext:value-type="float">
            <text:p>39,01556626</text:p>
          </table:table-cell>
          <table:table-cell office:value-type="float" office:value="29510" calcext:value-type="float">
            <text:p>29510</text:p>
          </table:table-cell>
          <table:table-cell office:value-type="float" office:value="20.015807457" calcext:value-type="float">
            <text:p>20,015807457</text:p>
          </table:table-cell>
          <table:table-cell office:value-type="float" office:value="76649" calcext:value-type="float">
            <text:p>76649</text:p>
          </table:table-cell>
          <table:table-cell office:value-type="float" office:value="39.023788926" calcext:value-type="float">
            <text:p>39,023788926</text:p>
          </table:table-cell>
          <table:table-cell office:value-type="float" office:value="95285" calcext:value-type="float">
            <text:p>95285</text:p>
          </table:table-cell>
          <table:table-cell office:value-type="float" office:value="49.052828161" calcext:value-type="float">
            <text:p>49,052828161</text:p>
          </table:table-cell>
          <table:table-cell office:value-type="float" office:value="32417" calcext:value-type="float">
            <text:p>32417</text:p>
          </table:table-cell>
          <table:table-cell office:value-type="float" office:value="17.027253345" calcext:value-type="float">
            <text:p>17,027253345</text:p>
          </table:table-cell>
          <table:table-cell office:value-type="float" office:value="84532" calcext:value-type="float">
            <text:p>84532</text:p>
          </table:table-cell>
          <table:table-cell office:value-type="float" office:value="45.079879193" calcext:value-type="float">
            <text:p>45,079879193</text:p>
          </table:table-cell>
          <table:table-cell office:value-type="float" office:value="80141" calcext:value-type="float">
            <text:p>80141</text:p>
          </table:table-cell>
          <table:table-cell office:value-type="float" office:value="42.080736493" calcext:value-type="float">
            <text:p>42,080736493</text:p>
          </table:table-cell>
        </table:table-row>
        <table:table-row table:style-name="ro1">
          <table:table-cell office:value-type="float" office:value="35157" calcext:value-type="float">
            <text:p>35157</text:p>
          </table:table-cell>
          <table:table-cell office:value-type="float" office:value="46.011996625" calcext:value-type="float">
            <text:p>46,011996625</text:p>
          </table:table-cell>
          <table:table-cell office:value-type="float" office:value="88779" calcext:value-type="float">
            <text:p>88779</text:p>
          </table:table-cell>
          <table:table-cell office:value-type="float" office:value="58.016651361" calcext:value-type="float">
            <text:p>58,016651361</text:p>
          </table:table-cell>
          <table:table-cell office:value-type="float" office:value="89072" calcext:value-type="float">
            <text:p>89072</text:p>
          </table:table-cell>
          <table:table-cell office:value-type="float" office:value="50.016490993" calcext:value-type="float">
            <text:p>50,016490993</text:p>
          </table:table-cell>
          <table:table-cell office:value-type="float" office:value="91925" calcext:value-type="float">
            <text:p>91925</text:p>
          </table:table-cell>
          <table:table-cell office:value-type="float" office:value="47.032639419" calcext:value-type="float">
            <text:p>47,032639419</text:p>
          </table:table-cell>
          <table:table-cell office:value-type="float" office:value="58469" calcext:value-type="float">
            <text:p>58469</text:p>
          </table:table-cell>
          <table:table-cell office:value-type="float" office:value="31.04126014" calcext:value-type="float">
            <text:p>31,04126014</text:p>
          </table:table-cell>
          <table:table-cell office:value-type="float" office:value="63235" calcext:value-type="float">
            <text:p>63235</text:p>
          </table:table-cell>
          <table:table-cell office:value-type="float" office:value="34.027853591" calcext:value-type="float">
            <text:p>34,027853591</text:p>
          </table:table-cell>
          <table:table-cell office:value-type="float" office:value="75352" calcext:value-type="float">
            <text:p>75352</text:p>
          </table:table-cell>
          <table:table-cell office:value-type="float" office:value="41.061636269" calcext:value-type="float">
            <text:p>41,061636269</text:p>
          </table:table-cell>
          <table:table-cell office:value-type="float" office:value="54841" calcext:value-type="float">
            <text:p>54841</text:p>
          </table:table-cell>
          <table:table-cell office:value-type="float" office:value="30.061074139" calcext:value-type="float">
            <text:p>30,061074139</text:p>
          </table:table-cell>
        </table:table-row>
        <table:table-row table:style-name="ro1">
          <table:table-cell office:value-type="float" office:value="15223" calcext:value-type="float">
            <text:p>15223</text:p>
          </table:table-cell>
          <table:table-cell office:value-type="float" office:value="23.009477741" calcext:value-type="float">
            <text:p>23,009477741</text:p>
          </table:table-cell>
          <table:table-cell office:value-type="float" office:value="64520" calcext:value-type="float">
            <text:p>64520</text:p>
          </table:table-cell>
          <table:table-cell office:value-type="float" office:value="43.013408412" calcext:value-type="float">
            <text:p>43,013408412</text:p>
          </table:table-cell>
          <table:table-cell office:value-type="float" office:value="74292" calcext:value-type="float">
            <text:p>74292</text:p>
          </table:table-cell>
          <table:table-cell office:value-type="float" office:value="43.015563428" calcext:value-type="float">
            <text:p>43,015563428</text:p>
          </table:table-cell>
          <table:table-cell office:value-type="float" office:value="39277" calcext:value-type="float">
            <text:p>39277</text:p>
          </table:table-cell>
          <table:table-cell office:value-type="float" office:value="22.029149655" calcext:value-type="float">
            <text:p>22,029149655</text:p>
          </table:table-cell>
          <table:table-cell office:value-type="float" office:value="38498" calcext:value-type="float">
            <text:p>38498</text:p>
          </table:table-cell>
          <table:table-cell office:value-type="float" office:value="21.028443359" calcext:value-type="float">
            <text:p>21,028443359</text:p>
          </table:table-cell>
          <table:table-cell office:value-type="float" office:value="64419" calcext:value-type="float">
            <text:p>64419</text:p>
          </table:table-cell>
          <table:table-cell office:value-type="float" office:value="33.042562514" calcext:value-type="float">
            <text:p>33,042562514</text:p>
          </table:table-cell>
          <table:table-cell office:value-type="float" office:value="74212" calcext:value-type="float">
            <text:p>74212</text:p>
          </table:table-cell>
          <table:table-cell office:value-type="float" office:value="39.070517317" calcext:value-type="float">
            <text:p>39,070517317</text:p>
          </table:table-cell>
          <table:table-cell office:value-type="float" office:value="90915" calcext:value-type="float">
            <text:p>90915</text:p>
          </table:table-cell>
          <table:table-cell office:value-type="float" office:value="48.114834656" calcext:value-type="float">
            <text:p>48,114834656</text:p>
          </table:table-cell>
        </table:table-row>
        <table:table-row table:style-name="ro1">
          <table:table-cell office:value-type="float" office:value="34424" calcext:value-type="float">
            <text:p>34424</text:p>
          </table:table-cell>
          <table:table-cell office:value-type="float" office:value="45.010876526" calcext:value-type="float">
            <text:p>45,010876526</text:p>
          </table:table-cell>
          <table:table-cell office:value-type="float" office:value="92503" calcext:value-type="float">
            <text:p>92503</text:p>
          </table:table-cell>
          <table:table-cell office:value-type="float" office:value="61.016356203" calcext:value-type="float">
            <text:p>61,016356203</text:p>
          </table:table-cell>
          <table:table-cell office:value-type="float" office:value="73383" calcext:value-type="float">
            <text:p>73383</text:p>
          </table:table-cell>
          <table:table-cell office:value-type="float" office:value="43.033507893" calcext:value-type="float">
            <text:p>43,033507893</text:p>
          </table:table-cell>
          <table:table-cell office:value-type="float" office:value="30926" calcext:value-type="float">
            <text:p>30926</text:p>
          </table:table-cell>
          <table:table-cell office:value-type="float" office:value="18.024799687" calcext:value-type="float">
            <text:p>18,024799687</text:p>
          </table:table-cell>
          <table:table-cell office:value-type="float" office:value="2294" calcext:value-type="float">
            <text:p>2294</text:p>
          </table:table-cell>
          <table:table-cell office:value-type="float" office:value="4.024700946" calcext:value-type="float">
            <text:p>4,024700946</text:p>
          </table:table-cell>
          <table:table-cell office:value-type="float" office:value="85771" calcext:value-type="float">
            <text:p>85771</text:p>
          </table:table-cell>
          <table:table-cell office:value-type="float" office:value="43.033273211" calcext:value-type="float">
            <text:p>43,033273211</text:p>
          </table:table-cell>
          <table:table-cell office:value-type="float" office:value="35504" calcext:value-type="float">
            <text:p>35504</text:p>
          </table:table-cell>
          <table:table-cell office:value-type="float" office:value="18.075080505" calcext:value-type="float">
            <text:p>18,075080505</text:p>
          </table:table-cell>
          <table:table-cell office:value-type="float" office:value="51939" calcext:value-type="float">
            <text:p>51939</text:p>
          </table:table-cell>
          <table:table-cell office:value-type="float" office:value="29.080512465" calcext:value-type="float">
            <text:p>29,080512465</text:p>
          </table:table-cell>
        </table:table-row>
        <table:table-row table:style-name="ro1">
          <table:table-cell office:value-type="float" office:value="15113" calcext:value-type="float">
            <text:p>15113</text:p>
          </table:table-cell>
          <table:table-cell office:value-type="float" office:value="23.012228117" calcext:value-type="float">
            <text:p>23,012228117</text:p>
          </table:table-cell>
          <table:table-cell office:value-type="float" office:value="20498" calcext:value-type="float">
            <text:p>20498</text:p>
          </table:table-cell>
          <table:table-cell office:value-type="float" office:value="16.014959193" calcext:value-type="float">
            <text:p>16,014959193</text:p>
          </table:table-cell>
          <table:table-cell office:value-type="float" office:value="83287" calcext:value-type="float">
            <text:p>83287</text:p>
          </table:table-cell>
          <table:table-cell office:value-type="float" office:value="47.017190543" calcext:value-type="float">
            <text:p>47,017190543</text:p>
          </table:table-cell>
          <table:table-cell office:value-type="float" office:value="61972" calcext:value-type="float">
            <text:p>61972</text:p>
          </table:table-cell>
          <table:table-cell office:value-type="float" office:value="32.017425591" calcext:value-type="float">
            <text:p>32,017425591</text:p>
          </table:table-cell>
          <table:table-cell office:value-type="float" office:value="55665" calcext:value-type="float">
            <text:p>55665</text:p>
          </table:table-cell>
          <table:table-cell office:value-type="float" office:value="29.038542006" calcext:value-type="float">
            <text:p>29,038542006</text:p>
          </table:table-cell>
          <table:table-cell office:value-type="float" office:value="78165" calcext:value-type="float">
            <text:p>78165</text:p>
          </table:table-cell>
          <table:table-cell office:value-type="float" office:value="40.050468828" calcext:value-type="float">
            <text:p>40,050468828</text:p>
          </table:table-cell>
          <table:table-cell office:value-type="float" office:value="2670" calcext:value-type="float">
            <text:p>2670</text:p>
          </table:table-cell>
          <table:table-cell office:value-type="float" office:value="5.069591228" calcext:value-type="float">
            <text:p>5,069591228</text:p>
          </table:table-cell>
          <table:table-cell office:value-type="float" office:value="58816" calcext:value-type="float">
            <text:p>58816</text:p>
          </table:table-cell>
          <table:table-cell office:value-type="float" office:value="30.085529213" calcext:value-type="float">
            <text:p>30,085529213</text:p>
          </table:table-cell>
        </table:table-row>
        <table:table-row table:style-name="ro1">
          <table:table-cell office:value-type="float" office:value="5049" calcext:value-type="float">
            <text:p>5049</text:p>
          </table:table-cell>
          <table:table-cell office:value-type="float" office:value="12.011828278" calcext:value-type="float">
            <text:p>12,011828278</text:p>
          </table:table-cell>
          <table:table-cell office:value-type="float" office:value="56452" calcext:value-type="float">
            <text:p>56452</text:p>
          </table:table-cell>
          <table:table-cell office:value-type="float" office:value="38.019459437" calcext:value-type="float">
            <text:p>38,019459437</text:p>
          </table:table-cell>
          <table:table-cell office:value-type="float" office:value="15078" calcext:value-type="float">
            <text:p>15078</text:p>
          </table:table-cell>
          <table:table-cell office:value-type="float" office:value="11.01417875" calcext:value-type="float">
            <text:p>11,01417875</text:p>
          </table:table-cell>
          <table:table-cell office:value-type="float" office:value="71711" calcext:value-type="float">
            <text:p>71711</text:p>
          </table:table-cell>
          <table:table-cell office:value-type="float" office:value="37.031513185" calcext:value-type="float">
            <text:p>37,031513185</text:p>
          </table:table-cell>
          <table:table-cell office:value-type="float" office:value="13082" calcext:value-type="float">
            <text:p>13082</text:p>
          </table:table-cell>
          <table:table-cell office:value-type="float" office:value="9.023139229" calcext:value-type="float">
            <text:p>9,023139229</text:p>
          </table:table-cell>
          <table:table-cell office:value-type="float" office:value="64982" calcext:value-type="float">
            <text:p>64982</text:p>
          </table:table-cell>
          <table:table-cell office:value-type="float" office:value="33.054111242" calcext:value-type="float">
            <text:p>33,054111242</text:p>
          </table:table-cell>
          <table:table-cell office:value-type="float" office:value="30570" calcext:value-type="float">
            <text:p>30570</text:p>
          </table:table-cell>
          <table:table-cell office:value-type="float" office:value="19.116363186" calcext:value-type="float">
            <text:p>19,116363186</text:p>
          </table:table-cell>
          <table:table-cell office:value-type="float" office:value="24806" calcext:value-type="float">
            <text:p>24806</text:p>
          </table:table-cell>
          <table:table-cell office:value-type="float" office:value="16.050073749" calcext:value-type="float">
            <text:p>16,050073749</text:p>
          </table:table-cell>
        </table:table-row>
        <table:table-row table:style-name="ro1">
          <table:table-cell office:value-type="float" office:value="21714" calcext:value-type="float">
            <text:p>21714</text:p>
          </table:table-cell>
          <table:table-cell office:value-type="float" office:value="31.011028865" calcext:value-type="float">
            <text:p>31,011028865</text:p>
          </table:table-cell>
          <table:table-cell office:value-type="float" office:value="79729" calcext:value-type="float">
            <text:p>79729</text:p>
          </table:table-cell>
          <table:table-cell office:value-type="float" office:value="52.012232706" calcext:value-type="float">
            <text:p>52,012232706</text:p>
          </table:table-cell>
          <table:table-cell office:value-type="float" office:value="62957" calcext:value-type="float">
            <text:p>62957</text:p>
          </table:table-cell>
          <table:table-cell office:value-type="float" office:value="36.014331436" calcext:value-type="float">
            <text:p>36,014331436</text:p>
          </table:table-cell>
          <table:table-cell office:value-type="float" office:value="52997" calcext:value-type="float">
            <text:p>52997</text:p>
          </table:table-cell>
          <table:table-cell office:value-type="float" office:value="28.038872847" calcext:value-type="float">
            <text:p>28,038872847</text:p>
          </table:table-cell>
          <table:table-cell office:value-type="float" office:value="12776" calcext:value-type="float">
            <text:p>12776</text:p>
          </table:table-cell>
          <table:table-cell office:value-type="float" office:value="9.016287046" calcext:value-type="float">
            <text:p>9,016287046</text:p>
          </table:table-cell>
          <table:table-cell office:value-type="float" office:value="76822" calcext:value-type="float">
            <text:p>76822</text:p>
          </table:table-cell>
          <table:table-cell office:value-type="float" office:value="39.028921857" calcext:value-type="float">
            <text:p>39,028921857</text:p>
          </table:table-cell>
          <table:table-cell office:value-type="float" office:value="10554" calcext:value-type="float">
            <text:p>10554</text:p>
          </table:table-cell>
          <table:table-cell office:value-type="float" office:value="8.072645131" calcext:value-type="float">
            <text:p>8,072645131</text:p>
          </table:table-cell>
          <table:table-cell office:value-type="float" office:value="92516" calcext:value-type="float">
            <text:p>92516</text:p>
          </table:table-cell>
          <table:table-cell office:value-type="float" office:value="49.056256258" calcext:value-type="float">
            <text:p>49,056256258</text:p>
          </table:table-cell>
        </table:table-row>
        <table:table-row table:style-name="ro1">
          <table:table-cell office:value-type="float" office:value="47596" calcext:value-type="float">
            <text:p>47596</text:p>
          </table:table-cell>
          <table:table-cell office:value-type="float" office:value="60.01200752" calcext:value-type="float">
            <text:p>60,01200752</text:p>
          </table:table-cell>
          <table:table-cell office:value-type="float" office:value="32990" calcext:value-type="float">
            <text:p>32990</text:p>
          </table:table-cell>
          <table:table-cell office:value-type="float" office:value="24.01425992" calcext:value-type="float">
            <text:p>24,01425992</text:p>
          </table:table-cell>
          <table:table-cell office:value-type="float" office:value="36516" calcext:value-type="float">
            <text:p>36516</text:p>
          </table:table-cell>
          <table:table-cell office:value-type="float" office:value="23.017033876" calcext:value-type="float">
            <text:p>23,017033876</text:p>
          </table:table-cell>
          <table:table-cell office:value-type="float" office:value="83054" calcext:value-type="float">
            <text:p>83054</text:p>
          </table:table-cell>
          <table:table-cell office:value-type="float" office:value="42.023118878" calcext:value-type="float">
            <text:p>42,023118878</text:p>
          </table:table-cell>
          <table:table-cell office:value-type="float" office:value="38985" calcext:value-type="float">
            <text:p>38985</text:p>
          </table:table-cell>
          <table:table-cell office:value-type="float" office:value="21.042398361" calcext:value-type="float">
            <text:p>21,042398361</text:p>
          </table:table-cell>
          <table:table-cell office:value-type="float" office:value="63444" calcext:value-type="float">
            <text:p>63444</text:p>
          </table:table-cell>
          <table:table-cell office:value-type="float" office:value="33.045079506" calcext:value-type="float">
            <text:p>33,045079506</text:p>
          </table:table-cell>
          <table:table-cell office:value-type="float" office:value="38461" calcext:value-type="float">
            <text:p>38461</text:p>
          </table:table-cell>
          <table:table-cell office:value-type="float" office:value="22.071138945" calcext:value-type="float">
            <text:p>22,071138945</text:p>
          </table:table-cell>
          <table:table-cell office:value-type="float" office:value="8099" calcext:value-type="float">
            <text:p>8099</text:p>
          </table:table-cell>
          <table:table-cell office:value-type="float" office:value="6.059562465" calcext:value-type="float">
            <text:p>6,059562465</text:p>
          </table:table-cell>
        </table:table-row>
        <table:table-row table:style-name="ro1">
          <table:table-cell office:value-type="float" office:value="42902" calcext:value-type="float">
            <text:p>42902</text:p>
          </table:table-cell>
          <table:table-cell office:value-type="float" office:value="55.012032414" calcext:value-type="float">
            <text:p>55,012032414</text:p>
          </table:table-cell>
          <table:table-cell office:value-type="float" office:value="35823" calcext:value-type="float">
            <text:p>35823</text:p>
          </table:table-cell>
          <table:table-cell office:value-type="float" office:value="26.011842354" calcext:value-type="float">
            <text:p>26,011842354</text:p>
          </table:table-cell>
          <table:table-cell office:value-type="float" office:value="53993" calcext:value-type="float">
            <text:p>53993</text:p>
          </table:table-cell>
          <table:table-cell office:value-type="float" office:value="31.020718949" calcext:value-type="float">
            <text:p>31,020718949</text:p>
          </table:table-cell>
          <table:table-cell office:value-type="float" office:value="61743" calcext:value-type="float">
            <text:p>61743</text:p>
          </table:table-cell>
          <table:table-cell office:value-type="float" office:value="33.017357279" calcext:value-type="float">
            <text:p>33,017357279</text:p>
          </table:table-cell>
          <table:table-cell office:value-type="float" office:value="14315" calcext:value-type="float">
            <text:p>14315</text:p>
          </table:table-cell>
          <table:table-cell office:value-type="float" office:value="9.017193911" calcext:value-type="float">
            <text:p>9,017193911</text:p>
          </table:table-cell>
          <table:table-cell office:value-type="float" office:value="54947" calcext:value-type="float">
            <text:p>54947</text:p>
          </table:table-cell>
          <table:table-cell office:value-type="float" office:value="29.026466729" calcext:value-type="float">
            <text:p>29,026466729</text:p>
          </table:table-cell>
          <table:table-cell office:value-type="float" office:value="20453" calcext:value-type="float">
            <text:p>20453</text:p>
          </table:table-cell>
          <table:table-cell office:value-type="float" office:value="12.03729796" calcext:value-type="float">
            <text:p>12,03729796</text:p>
          </table:table-cell>
          <table:table-cell office:value-type="float" office:value="9317" calcext:value-type="float">
            <text:p>9317</text:p>
          </table:table-cell>
          <table:table-cell office:value-type="float" office:value="7.055930996" calcext:value-type="float">
            <text:p>7,055930996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7.008870793" calcext:value-type="float">
            <text:p>7,008870793</text:p>
          </table:table-cell>
          <table:table-cell office:value-type="float" office:value="61893" calcext:value-type="float">
            <text:p>61893</text:p>
          </table:table-cell>
          <table:table-cell office:value-type="float" office:value="41.013347553" calcext:value-type="float">
            <text:p>41,013347553</text:p>
          </table:table-cell>
          <table:table-cell office:value-type="float" office:value="7287" calcext:value-type="float">
            <text:p>7287</text:p>
          </table:table-cell>
          <table:table-cell office:value-type="float" office:value="7.014822818" calcext:value-type="float">
            <text:p>7,014822818</text:p>
          </table:table-cell>
          <table:table-cell office:value-type="float" office:value="21804" calcext:value-type="float">
            <text:p>21804</text:p>
          </table:table-cell>
          <table:table-cell office:value-type="float" office:value="12.023754078" calcext:value-type="float">
            <text:p>12,023754078</text:p>
          </table:table-cell>
          <table:table-cell office:value-type="float" office:value="29354" calcext:value-type="float">
            <text:p>29354</text:p>
          </table:table-cell>
          <table:table-cell office:value-type="float" office:value="17.060726197" calcext:value-type="float">
            <text:p>17,060726197</text:p>
          </table:table-cell>
          <table:table-cell office:value-type="float" office:value="6751" calcext:value-type="float">
            <text:p>6751</text:p>
          </table:table-cell>
          <table:table-cell office:value-type="float" office:value="6.025520651" calcext:value-type="float">
            <text:p>6,025520651</text:p>
          </table:table-cell>
          <table:table-cell office:value-type="float" office:value="1166" calcext:value-type="float">
            <text:p>1166</text:p>
          </table:table-cell>
          <table:table-cell office:value-type="float" office:value="4.049018283" calcext:value-type="float">
            <text:p>4,049018283</text:p>
          </table:table-cell>
          <table:table-cell office:value-type="float" office:value="76705" calcext:value-type="float">
            <text:p>76705</text:p>
          </table:table-cell>
          <table:table-cell office:value-type="float" office:value="39.088858071" calcext:value-type="float">
            <text:p>39,088858071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9.009422452" calcext:value-type="float">
            <text:p>9,009422452</text:p>
          </table:table-cell>
          <table:table-cell office:value-type="float" office:value="11196" calcext:value-type="float">
            <text:p>11196</text:p>
          </table:table-cell>
          <table:table-cell office:value-type="float" office:value="11.011338128" calcext:value-type="float">
            <text:p>11,011338128</text:p>
          </table:table-cell>
          <table:table-cell office:value-type="float" office:value="11008" calcext:value-type="float">
            <text:p>11008</text:p>
          </table:table-cell>
          <table:table-cell office:value-type="float" office:value="9.012530069" calcext:value-type="float">
            <text:p>9,012530069</text:p>
          </table:table-cell>
          <table:table-cell office:value-type="float" office:value="26768" calcext:value-type="float">
            <text:p>26768</text:p>
          </table:table-cell>
          <table:table-cell office:value-type="float" office:value="14.024774964" calcext:value-type="float">
            <text:p>14,024774964</text:p>
          </table:table-cell>
          <table:table-cell office:value-type="float" office:value="23332" calcext:value-type="float">
            <text:p>23332</text:p>
          </table:table-cell>
          <table:table-cell office:value-type="float" office:value="15.029255942" calcext:value-type="float">
            <text:p>15,029255942</text:p>
          </table:table-cell>
          <table:table-cell office:value-type="float" office:value="55098" calcext:value-type="float">
            <text:p>55098</text:p>
          </table:table-cell>
          <table:table-cell office:value-type="float" office:value="29.022545488" calcext:value-type="float">
            <text:p>29,022545488</text:p>
          </table:table-cell>
          <table:table-cell office:value-type="float" office:value="87149" calcext:value-type="float">
            <text:p>87149</text:p>
          </table:table-cell>
          <table:table-cell office:value-type="float" office:value="45.043446532" calcext:value-type="float">
            <text:p>45,043446532</text:p>
          </table:table-cell>
          <table:table-cell office:value-type="float" office:value="26718" calcext:value-type="float">
            <text:p>26718</text:p>
          </table:table-cell>
          <table:table-cell office:value-type="float" office:value="17.073967989" calcext:value-type="float">
            <text:p>17,073967989</text:p>
          </table:table-cell>
        </table:table-row>
        <table:table-row table:style-name="ro1">
          <table:table-cell office:value-type="float" office:value="33260" calcext:value-type="float">
            <text:p>33260</text:p>
          </table:table-cell>
          <table:table-cell office:value-type="float" office:value="44.012110763" calcext:value-type="float">
            <text:p>44,012110763</text:p>
          </table:table-cell>
          <table:table-cell office:value-type="float" office:value="60794" calcext:value-type="float">
            <text:p>60794</text:p>
          </table:table-cell>
          <table:table-cell office:value-type="float" office:value="41.013958403" calcext:value-type="float">
            <text:p>41,013958403</text:p>
          </table:table-cell>
          <table:table-cell office:value-type="float" office:value="60342" calcext:value-type="float">
            <text:p>60342</text:p>
          </table:table-cell>
          <table:table-cell office:value-type="float" office:value="35.016273334" calcext:value-type="float">
            <text:p>35,016273334</text:p>
          </table:table-cell>
          <table:table-cell office:value-type="float" office:value="25411" calcext:value-type="float">
            <text:p>25411</text:p>
          </table:table-cell>
          <table:table-cell office:value-type="float" office:value="16.014014798" calcext:value-type="float">
            <text:p>16,014014798</text:p>
          </table:table-cell>
          <table:table-cell office:value-type="float" office:value="60088" calcext:value-type="float">
            <text:p>60088</text:p>
          </table:table-cell>
          <table:table-cell office:value-type="float" office:value="32.015194465" calcext:value-type="float">
            <text:p>32,015194465</text:p>
          </table:table-cell>
          <table:table-cell office:value-type="float" office:value="13257" calcext:value-type="float">
            <text:p>13257</text:p>
          </table:table-cell>
          <table:table-cell office:value-type="float" office:value="10.018657253" calcext:value-type="float">
            <text:p>10,018657253</text:p>
          </table:table-cell>
          <table:table-cell office:value-type="float" office:value="98387" calcext:value-type="float">
            <text:p>98387</text:p>
          </table:table-cell>
          <table:table-cell office:value-type="float" office:value="51.043613289" calcext:value-type="float">
            <text:p>51,043613289</text:p>
          </table:table-cell>
          <table:table-cell office:value-type="float" office:value="51031" calcext:value-type="float">
            <text:p>51031</text:p>
          </table:table-cell>
          <table:table-cell office:value-type="float" office:value="26.053418181" calcext:value-type="float">
            <text:p>26,053418181</text:p>
          </table:table-cell>
        </table:table-row>
        <table:table-row table:style-name="ro1">
          <table:table-cell office:value-type="float" office:value="19662" calcext:value-type="float">
            <text:p>19662</text:p>
          </table:table-cell>
          <table:table-cell office:value-type="float" office:value="28.009102854" calcext:value-type="float">
            <text:p>28,009102854</text:p>
          </table:table-cell>
          <table:table-cell office:value-type="float" office:value="27600" calcext:value-type="float">
            <text:p>27600</text:p>
          </table:table-cell>
          <table:table-cell office:value-type="float" office:value="21.010529932" calcext:value-type="float">
            <text:p>21,010529932</text:p>
          </table:table-cell>
          <table:table-cell office:value-type="float" office:value="14775" calcext:value-type="float">
            <text:p>14775</text:p>
          </table:table-cell>
          <table:table-cell office:value-type="float" office:value="11.021674182" calcext:value-type="float">
            <text:p>11,021674182</text:p>
          </table:table-cell>
          <table:table-cell office:value-type="float" office:value="44643" calcext:value-type="float">
            <text:p>44643</text:p>
          </table:table-cell>
          <table:table-cell office:value-type="float" office:value="25.021766567" calcext:value-type="float">
            <text:p>25,021766567</text:p>
          </table:table-cell>
          <table:table-cell office:value-type="float" office:value="51637" calcext:value-type="float">
            <text:p>51637</text:p>
          </table:table-cell>
          <table:table-cell office:value-type="float" office:value="27.025039541" calcext:value-type="float">
            <text:p>27,025039541</text:p>
          </table:table-cell>
          <table:table-cell office:value-type="float" office:value="42496" calcext:value-type="float">
            <text:p>42496</text:p>
          </table:table-cell>
          <table:table-cell office:value-type="float" office:value="23.032726638" calcext:value-type="float">
            <text:p>23,032726638</text:p>
          </table:table-cell>
          <table:table-cell office:value-type="float" office:value="53899" calcext:value-type="float">
            <text:p>53899</text:p>
          </table:table-cell>
          <table:table-cell office:value-type="float" office:value="28.063347783" calcext:value-type="float">
            <text:p>28,063347783</text:p>
          </table:table-cell>
          <table:table-cell office:value-type="float" office:value="93534" calcext:value-type="float">
            <text:p>93534</text:p>
          </table:table-cell>
          <table:table-cell office:value-type="float" office:value="50.070585832" calcext:value-type="float">
            <text:p>50,070585832</text:p>
          </table:table-cell>
        </table:table-row>
        <table:table-row table:style-name="ro1">
          <table:table-cell office:value-type="float" office:value="90018" calcext:value-type="float">
            <text:p>90018</text:p>
          </table:table-cell>
          <table:table-cell office:value-type="float" office:value="109.019304234" calcext:value-type="float">
            <text:p>109,019304234</text:p>
          </table:table-cell>
          <table:table-cell office:value-type="float" office:value="46964" calcext:value-type="float">
            <text:p>46964</text:p>
          </table:table-cell>
          <table:table-cell office:value-type="float" office:value="32.013515009" calcext:value-type="float">
            <text:p>32,013515009</text:p>
          </table:table-cell>
          <table:table-cell office:value-type="float" office:value="7548" calcext:value-type="float">
            <text:p>7548</text:p>
          </table:table-cell>
          <table:table-cell office:value-type="float" office:value="7.030408996" calcext:value-type="float">
            <text:p>7,030408996</text:p>
          </table:table-cell>
          <table:table-cell office:value-type="float" office:value="42055" calcext:value-type="float">
            <text:p>42055</text:p>
          </table:table-cell>
          <table:table-cell office:value-type="float" office:value="24.018028814" calcext:value-type="float">
            <text:p>24,018028814</text:p>
          </table:table-cell>
          <table:table-cell office:value-type="float" office:value="43361" calcext:value-type="float">
            <text:p>43361</text:p>
          </table:table-cell>
          <table:table-cell office:value-type="float" office:value="22.023500571" calcext:value-type="float">
            <text:p>22,023500571</text:p>
          </table:table-cell>
          <table:table-cell office:value-type="float" office:value="86197" calcext:value-type="float">
            <text:p>86197</text:p>
          </table:table-cell>
          <table:table-cell office:value-type="float" office:value="44.030437334" calcext:value-type="float">
            <text:p>44,030437334</text:p>
          </table:table-cell>
          <table:table-cell office:value-type="float" office:value="96012" calcext:value-type="float">
            <text:p>96012</text:p>
          </table:table-cell>
          <table:table-cell office:value-type="float" office:value="49.059894304" calcext:value-type="float">
            <text:p>49,059894304</text:p>
          </table:table-cell>
          <table:table-cell office:value-type="float" office:value="71115" calcext:value-type="float">
            <text:p>71115</text:p>
          </table:table-cell>
          <table:table-cell office:value-type="float" office:value="36.075879322" calcext:value-type="float">
            <text:p>36,075879322</text:p>
          </table:table-cell>
        </table:table-row>
        <table:table-row table:style-name="ro1">
          <table:table-cell office:value-type="float" office:value="93419" calcext:value-type="float">
            <text:p>93419</text:p>
          </table:table-cell>
          <table:table-cell office:value-type="float" office:value="113.015668079" calcext:value-type="float">
            <text:p>113,015668079</text:p>
          </table:table-cell>
          <table:table-cell office:value-type="float" office:value="65593" calcext:value-type="float">
            <text:p>65593</text:p>
          </table:table-cell>
          <table:table-cell office:value-type="float" office:value="44.012240078" calcext:value-type="float">
            <text:p>44,012240078</text:p>
          </table:table-cell>
          <table:table-cell office:value-type="float" office:value="45237" calcext:value-type="float">
            <text:p>45237</text:p>
          </table:table-cell>
          <table:table-cell office:value-type="float" office:value="27.018303004" calcext:value-type="float">
            <text:p>27,018303004</text:p>
          </table:table-cell>
          <table:table-cell office:value-type="float" office:value="46967" calcext:value-type="float">
            <text:p>46967</text:p>
          </table:table-cell>
          <table:table-cell office:value-type="float" office:value="26.015359587" calcext:value-type="float">
            <text:p>26,015359587</text:p>
          </table:table-cell>
          <table:table-cell office:value-type="float" office:value="73660" calcext:value-type="float">
            <text:p>73660</text:p>
          </table:table-cell>
          <table:table-cell office:value-type="float" office:value="39.077127422" calcext:value-type="float">
            <text:p>39,077127422</text:p>
          </table:table-cell>
          <table:table-cell office:value-type="float" office:value="50881" calcext:value-type="float">
            <text:p>50881</text:p>
          </table:table-cell>
          <table:table-cell office:value-type="float" office:value="28.042154293" calcext:value-type="float">
            <text:p>28,042154293</text:p>
          </table:table-cell>
          <table:table-cell office:value-type="float" office:value="52085" calcext:value-type="float">
            <text:p>52085</text:p>
          </table:table-cell>
          <table:table-cell office:value-type="float" office:value="30.080639362" calcext:value-type="float">
            <text:p>30,080639362</text:p>
          </table:table-cell>
          <table:table-cell office:value-type="float" office:value="73698" calcext:value-type="float">
            <text:p>73698</text:p>
          </table:table-cell>
          <table:table-cell office:value-type="float" office:value="38.062559291" calcext:value-type="float">
            <text:p>38,062559291</text:p>
          </table:table-cell>
        </table:table-row>
        <table:table-row table:style-name="ro1">
          <table:table-cell office:value-type="float" office:value="32631" calcext:value-type="float">
            <text:p>32631</text:p>
          </table:table-cell>
          <table:table-cell office:value-type="float" office:value="43.013976271" calcext:value-type="float">
            <text:p>43,013976271</text:p>
          </table:table-cell>
          <table:table-cell office:value-type="float" office:value="7669" calcext:value-type="float">
            <text:p>7669</text:p>
          </table:table-cell>
          <table:table-cell office:value-type="float" office:value="9.010450756" calcext:value-type="float">
            <text:p>9,010450756</text:p>
          </table:table-cell>
          <table:table-cell office:value-type="float" office:value="10711" calcext:value-type="float">
            <text:p>10711</text:p>
          </table:table-cell>
          <table:table-cell office:value-type="float" office:value="9.012736656" calcext:value-type="float">
            <text:p>9,012736656</text:p>
          </table:table-cell>
          <table:table-cell office:value-type="float" office:value="2909" calcext:value-type="float">
            <text:p>2909</text:p>
          </table:table-cell>
          <table:table-cell office:value-type="float" office:value="4.012705082" calcext:value-type="float">
            <text:p>4,012705082</text:p>
          </table:table-cell>
          <table:table-cell office:value-type="float" office:value="93132" calcext:value-type="float">
            <text:p>93132</text:p>
          </table:table-cell>
          <table:table-cell office:value-type="float" office:value="48.022380158" calcext:value-type="float">
            <text:p>48,022380158</text:p>
          </table:table-cell>
          <table:table-cell office:value-type="float" office:value="15051" calcext:value-type="float">
            <text:p>15051</text:p>
          </table:table-cell>
          <table:table-cell office:value-type="float" office:value="10.035087749" calcext:value-type="float">
            <text:p>10,035087749</text:p>
          </table:table-cell>
          <table:table-cell office:value-type="float" office:value="31614" calcext:value-type="float">
            <text:p>31614</text:p>
          </table:table-cell>
          <table:table-cell office:value-type="float" office:value="17.043180101" calcext:value-type="float">
            <text:p>17,043180101</text:p>
          </table:table-cell>
          <table:table-cell office:value-type="float" office:value="1534" calcext:value-type="float">
            <text:p>1534</text:p>
          </table:table-cell>
          <table:table-cell office:value-type="float" office:value="4.06124078" calcext:value-type="float">
            <text:p>4,06124078</text:p>
          </table:table-cell>
        </table:table-row>
        <table:table-row table:style-name="ro1">
          <table:table-cell office:value-type="float" office:value="78898" calcext:value-type="float">
            <text:p>78898</text:p>
          </table:table-cell>
          <table:table-cell office:value-type="float" office:value="96.016242652" calcext:value-type="float">
            <text:p>96,016242652</text:p>
          </table:table-cell>
          <table:table-cell office:value-type="float" office:value="35910" calcext:value-type="float">
            <text:p>35910</text:p>
          </table:table-cell>
          <table:table-cell office:value-type="float" office:value="26.01299935" calcext:value-type="float">
            <text:p>26,01299935</text:p>
          </table:table-cell>
          <table:table-cell office:value-type="float" office:value="36690" calcext:value-type="float">
            <text:p>36690</text:p>
          </table:table-cell>
          <table:table-cell office:value-type="float" office:value="22.01439456" calcext:value-type="float">
            <text:p>22,01439456</text:p>
          </table:table-cell>
          <table:table-cell office:value-type="float" office:value="92696" calcext:value-type="float">
            <text:p>92696</text:p>
          </table:table-cell>
          <table:table-cell office:value-type="float" office:value="48.022378249" calcext:value-type="float">
            <text:p>48,022378249</text:p>
          </table:table-cell>
          <table:table-cell office:value-type="float" office:value="94870" calcext:value-type="float">
            <text:p>94870</text:p>
          </table:table-cell>
          <table:table-cell office:value-type="float" office:value="48.044091816" calcext:value-type="float">
            <text:p>48,044091816</text:p>
          </table:table-cell>
          <table:table-cell office:value-type="float" office:value="27877" calcext:value-type="float">
            <text:p>27877</text:p>
          </table:table-cell>
          <table:table-cell office:value-type="float" office:value="15.025946498" calcext:value-type="float">
            <text:p>15,025946498</text:p>
          </table:table-cell>
          <table:table-cell office:value-type="float" office:value="81790" calcext:value-type="float">
            <text:p>81790</text:p>
          </table:table-cell>
          <table:table-cell office:value-type="float" office:value="44.101423596" calcext:value-type="float">
            <text:p>44,101423596</text:p>
          </table:table-cell>
          <table:table-cell office:value-type="float" office:value="69823" calcext:value-type="float">
            <text:p>69823</text:p>
          </table:table-cell>
          <table:table-cell office:value-type="float" office:value="36.12388827" calcext:value-type="float">
            <text:p>36,12388827</text:p>
          </table:table-cell>
        </table:table-row>
        <table:table-row table:style-name="ro1">
          <table:table-cell office:value-type="float" office:value="92324" calcext:value-type="float">
            <text:p>92324</text:p>
          </table:table-cell>
          <table:table-cell office:value-type="float" office:value="112.016021773" calcext:value-type="float">
            <text:p>112,016021773</text:p>
          </table:table-cell>
          <table:table-cell office:value-type="float" office:value="16352" calcext:value-type="float">
            <text:p>16352</text:p>
          </table:table-cell>
          <table:table-cell office:value-type="float" office:value="14.012032663" calcext:value-type="float">
            <text:p>14,012032663</text:p>
          </table:table-cell>
          <table:table-cell office:value-type="float" office:value="12040" calcext:value-type="float">
            <text:p>12040</text:p>
          </table:table-cell>
          <table:table-cell office:value-type="float" office:value="9.012478581" calcext:value-type="float">
            <text:p>9,012478581</text:p>
          </table:table-cell>
          <table:table-cell office:value-type="float" office:value="9652" calcext:value-type="float">
            <text:p>9652</text:p>
          </table:table-cell>
          <table:table-cell office:value-type="float" office:value="7.013358719" calcext:value-type="float">
            <text:p>7,013358719</text:p>
          </table:table-cell>
          <table:table-cell office:value-type="float" office:value="3976" calcext:value-type="float">
            <text:p>3976</text:p>
          </table:table-cell>
          <table:table-cell office:value-type="float" office:value="5.017805268" calcext:value-type="float">
            <text:p>5,017805268</text:p>
          </table:table-cell>
          <table:table-cell office:value-type="float" office:value="42174" calcext:value-type="float">
            <text:p>42174</text:p>
          </table:table-cell>
          <table:table-cell office:value-type="float" office:value="23.029540648" calcext:value-type="float">
            <text:p>23,029540648</text:p>
          </table:table-cell>
          <table:table-cell office:value-type="float" office:value="46346" calcext:value-type="float">
            <text:p>46346</text:p>
          </table:table-cell>
          <table:table-cell office:value-type="float" office:value="24.050422955" calcext:value-type="float">
            <text:p>24,050422955</text:p>
          </table:table-cell>
          <table:table-cell office:value-type="float" office:value="75731" calcext:value-type="float">
            <text:p>75731</text:p>
          </table:table-cell>
          <table:table-cell office:value-type="float" office:value="38.096017967" calcext:value-type="float">
            <text:p>38,096017967</text:p>
          </table:table-cell>
        </table:table-row>
        <table:table-row table:style-name="ro1">
          <table:table-cell office:value-type="float" office:value="28272" calcext:value-type="float">
            <text:p>28272</text:p>
          </table:table-cell>
          <table:table-cell office:value-type="float" office:value="38.012294038" calcext:value-type="float">
            <text:p>38,012294038</text:p>
          </table:table-cell>
          <table:table-cell office:value-type="float" office:value="46393" calcext:value-type="float">
            <text:p>46393</text:p>
          </table:table-cell>
          <table:table-cell office:value-type="float" office:value="32.013677529" calcext:value-type="float">
            <text:p>32,013677529</text:p>
          </table:table-cell>
          <table:table-cell office:value-type="float" office:value="71231" calcext:value-type="float">
            <text:p>71231</text:p>
          </table:table-cell>
          <table:table-cell office:value-type="float" office:value="41.028590359" calcext:value-type="float">
            <text:p>41,028590359</text:p>
          </table:table-cell>
          <table:table-cell office:value-type="float" office:value="88404" calcext:value-type="float">
            <text:p>88404</text:p>
          </table:table-cell>
          <table:table-cell office:value-type="float" office:value="45.018528493" calcext:value-type="float">
            <text:p>45,018528493</text:p>
          </table:table-cell>
          <table:table-cell office:value-type="float" office:value="77581" calcext:value-type="float">
            <text:p>77581</text:p>
          </table:table-cell>
          <table:table-cell office:value-type="float" office:value="39.03994925" calcext:value-type="float">
            <text:p>39,03994925</text:p>
          </table:table-cell>
          <table:table-cell office:value-type="float" office:value="39869" calcext:value-type="float">
            <text:p>39869</text:p>
          </table:table-cell>
          <table:table-cell office:value-type="float" office:value="22.047425337" calcext:value-type="float">
            <text:p>22,047425337</text:p>
          </table:table-cell>
          <table:table-cell office:value-type="float" office:value="72253" calcext:value-type="float">
            <text:p>72253</text:p>
          </table:table-cell>
          <table:table-cell office:value-type="float" office:value="39.056032188" calcext:value-type="float">
            <text:p>39,056032188</text:p>
          </table:table-cell>
          <table:table-cell office:value-type="float" office:value="78522" calcext:value-type="float">
            <text:p>78522</text:p>
          </table:table-cell>
          <table:table-cell office:value-type="float" office:value="40.065941187" calcext:value-type="float">
            <text:p>40,065941187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float" office:value="86.014609233" calcext:value-type="float">
            <text:p>86,014609233</text:p>
          </table:table-cell>
          <table:table-cell office:value-type="float" office:value="50759" calcext:value-type="float">
            <text:p>50759</text:p>
          </table:table-cell>
          <table:table-cell office:value-type="float" office:value="35.012223193" calcext:value-type="float">
            <text:p>35,012223193</text:p>
          </table:table-cell>
          <table:table-cell office:value-type="float" office:value="2636" calcext:value-type="float">
            <text:p>2636</text:p>
          </table:table-cell>
          <table:table-cell office:value-type="float" office:value="5.020992265" calcext:value-type="float">
            <text:p>5,020992265</text:p>
          </table:table-cell>
          <table:table-cell office:value-type="float" office:value="40860" calcext:value-type="float">
            <text:p>40860</text:p>
          </table:table-cell>
          <table:table-cell office:value-type="float" office:value="21.017152843" calcext:value-type="float">
            <text:p>21,017152843</text:p>
          </table:table-cell>
          <table:table-cell office:value-type="float" office:value="1018" calcext:value-type="float">
            <text:p>1018</text:p>
          </table:table-cell>
          <table:table-cell office:value-type="float" office:value="4.032119977" calcext:value-type="float">
            <text:p>4,032119977</text:p>
          </table:table-cell>
          <table:table-cell office:value-type="float" office:value="90962" calcext:value-type="float">
            <text:p>90962</text:p>
          </table:table-cell>
          <table:table-cell office:value-type="float" office:value="46.040915779" calcext:value-type="float">
            <text:p>46,040915779</text:p>
          </table:table-cell>
          <table:table-cell office:value-type="float" office:value="85551" calcext:value-type="float">
            <text:p>85551</text:p>
          </table:table-cell>
          <table:table-cell office:value-type="float" office:value="44.031952942" calcext:value-type="float">
            <text:p>44,031952942</text:p>
          </table:table-cell>
          <table:table-cell office:value-type="float" office:value="92495" calcext:value-type="float">
            <text:p>92495</text:p>
          </table:table-cell>
          <table:table-cell office:value-type="float" office:value="46.070408844" calcext:value-type="float">
            <text:p>46,070408844</text:p>
          </table:table-cell>
        </table:table-row>
        <table:table-row table:style-name="ro1">
          <table:table-cell office:value-type="float" office:value="16496" calcext:value-type="float">
            <text:p>16496</text:p>
          </table:table-cell>
          <table:table-cell office:value-type="float" office:value="25.008952532" calcext:value-type="float">
            <text:p>25,008952532</text:p>
          </table:table-cell>
          <table:table-cell office:value-type="float" office:value="56086" calcext:value-type="float">
            <text:p>56086</text:p>
          </table:table-cell>
          <table:table-cell office:value-type="float" office:value="38.012366146" calcext:value-type="float">
            <text:p>38,012366146</text:p>
          </table:table-cell>
          <table:table-cell office:value-type="float" office:value="51986" calcext:value-type="float">
            <text:p>51986</text:p>
          </table:table-cell>
          <table:table-cell office:value-type="float" office:value="32.017795529" calcext:value-type="float">
            <text:p>32,017795529</text:p>
          </table:table-cell>
          <table:table-cell office:value-type="float" office:value="98010" calcext:value-type="float">
            <text:p>98010</text:p>
          </table:table-cell>
          <table:table-cell office:value-type="float" office:value="50.030623295" calcext:value-type="float">
            <text:p>50,030623295</text:p>
          </table:table-cell>
          <table:table-cell office:value-type="float" office:value="45222" calcext:value-type="float">
            <text:p>45222</text:p>
          </table:table-cell>
          <table:table-cell office:value-type="float" office:value="25.024651786" calcext:value-type="float">
            <text:p>25,024651786</text:p>
          </table:table-cell>
          <table:table-cell office:value-type="float" office:value="46152" calcext:value-type="float">
            <text:p>46152</text:p>
          </table:table-cell>
          <table:table-cell office:value-type="float" office:value="24.030700961" calcext:value-type="float">
            <text:p>24,030700961</text:p>
          </table:table-cell>
          <table:table-cell office:value-type="float" office:value="72307" calcext:value-type="float">
            <text:p>72307</text:p>
          </table:table-cell>
          <table:table-cell office:value-type="float" office:value="37.07340331" calcext:value-type="float">
            <text:p>37,07340331</text:p>
          </table:table-cell>
          <table:table-cell office:value-type="float" office:value="54176" calcext:value-type="float">
            <text:p>54176</text:p>
          </table:table-cell>
          <table:table-cell office:value-type="float" office:value="30.060624651" calcext:value-type="float">
            <text:p>30,060624651</text:p>
          </table:table-cell>
        </table:table-row>
        <table:table-row table:style-name="ro1">
          <table:table-cell office:value-type="float" office:value="63912" calcext:value-type="float">
            <text:p>63912</text:p>
          </table:table-cell>
          <table:table-cell office:value-type="float" office:value="79.014327532" calcext:value-type="float">
            <text:p>79,014327532</text:p>
          </table:table-cell>
          <table:table-cell office:value-type="float" office:value="23090" calcext:value-type="float">
            <text:p>23090</text:p>
          </table:table-cell>
          <table:table-cell office:value-type="float" office:value="18.012494508" calcext:value-type="float">
            <text:p>18,012494508</text:p>
          </table:table-cell>
          <table:table-cell office:value-type="float" office:value="30191" calcext:value-type="float">
            <text:p>30191</text:p>
          </table:table-cell>
          <table:table-cell office:value-type="float" office:value="18.016599234" calcext:value-type="float">
            <text:p>18,016599234</text:p>
          </table:table-cell>
          <table:table-cell office:value-type="float" office:value="74405" calcext:value-type="float">
            <text:p>74405</text:p>
          </table:table-cell>
          <table:table-cell office:value-type="float" office:value="38.024898286" calcext:value-type="float">
            <text:p>38,024898286</text:p>
          </table:table-cell>
          <table:table-cell office:value-type="float" office:value="82889" calcext:value-type="float">
            <text:p>82889</text:p>
          </table:table-cell>
          <table:table-cell office:value-type="float" office:value="42.019932835" calcext:value-type="float">
            <text:p>42,019932835</text:p>
          </table:table-cell>
          <table:table-cell office:value-type="float" office:value="51405" calcext:value-type="float">
            <text:p>51405</text:p>
          </table:table-cell>
          <table:table-cell office:value-type="float" office:value="27.044282831" calcext:value-type="float">
            <text:p>27,044282831</text:p>
          </table:table-cell>
          <table:table-cell office:value-type="float" office:value="19241" calcext:value-type="float">
            <text:p>19241</text:p>
          </table:table-cell>
          <table:table-cell office:value-type="float" office:value="13.069306199" calcext:value-type="float">
            <text:p>13,069306199</text:p>
          </table:table-cell>
          <table:table-cell office:value-type="float" office:value="7910" calcext:value-type="float">
            <text:p>7910</text:p>
          </table:table-cell>
          <table:table-cell office:value-type="float" office:value="7.078535007" calcext:value-type="float">
            <text:p>7,078535007</text:p>
          </table:table-cell>
        </table:table-row>
        <table:table-row table:style-name="ro1">
          <table:table-cell office:value-type="float" office:value="83516" calcext:value-type="float">
            <text:p>83516</text:p>
          </table:table-cell>
          <table:table-cell office:value-type="float" office:value="102.01636256" calcext:value-type="float">
            <text:p>102,01636256</text:p>
          </table:table-cell>
          <table:table-cell office:value-type="float" office:value="89748" calcext:value-type="float">
            <text:p>89748</text:p>
          </table:table-cell>
          <table:table-cell office:value-type="float" office:value="59.013965328" calcext:value-type="float">
            <text:p>59,013965328</text:p>
          </table:table-cell>
          <table:table-cell office:value-type="float" office:value="6258" calcext:value-type="float">
            <text:p>6258</text:p>
          </table:table-cell>
          <table:table-cell office:value-type="float" office:value="7.012428519" calcext:value-type="float">
            <text:p>7,012428519</text:p>
          </table:table-cell>
          <table:table-cell office:value-type="float" office:value="75153" calcext:value-type="float">
            <text:p>75153</text:p>
          </table:table-cell>
          <table:table-cell office:value-type="float" office:value="40.021111637" calcext:value-type="float">
            <text:p>40,021111637</text:p>
          </table:table-cell>
          <table:table-cell office:value-type="float" office:value="65742" calcext:value-type="float">
            <text:p>65742</text:p>
          </table:table-cell>
          <table:table-cell office:value-type="float" office:value="35.023947501" calcext:value-type="float">
            <text:p>35,023947501</text:p>
          </table:table-cell>
          <table:table-cell office:value-type="float" office:value="4343" calcext:value-type="float">
            <text:p>4343</text:p>
          </table:table-cell>
          <table:table-cell office:value-type="float" office:value="5.03155042" calcext:value-type="float">
            <text:p>5,03155042</text:p>
          </table:table-cell>
          <table:table-cell office:value-type="float" office:value="49154" calcext:value-type="float">
            <text:p>49154</text:p>
          </table:table-cell>
          <table:table-cell office:value-type="float" office:value="28.070564808" calcext:value-type="float">
            <text:p>28,070564808</text:p>
          </table:table-cell>
          <table:table-cell office:value-type="float" office:value="70920" calcext:value-type="float">
            <text:p>70920</text:p>
          </table:table-cell>
          <table:table-cell office:value-type="float" office:value="36.062551084" calcext:value-type="float">
            <text:p>36,062551084</text:p>
          </table:table-cell>
        </table:table-row>
        <table:table-row table:style-name="ro1">
          <table:table-cell office:value-type="float" office:value="23771" calcext:value-type="float">
            <text:p>23771</text:p>
          </table:table-cell>
          <table:table-cell office:value-type="float" office:value="33.016307854" calcext:value-type="float">
            <text:p>33,016307854</text:p>
          </table:table-cell>
          <table:table-cell office:value-type="float" office:value="19333" calcext:value-type="float">
            <text:p>19333</text:p>
          </table:table-cell>
          <table:table-cell office:value-type="float" office:value="16.01023759" calcext:value-type="float">
            <text:p>16,01023759</text:p>
          </table:table-cell>
          <table:table-cell office:value-type="float" office:value="58166" calcext:value-type="float">
            <text:p>58166</text:p>
          </table:table-cell>
          <table:table-cell office:value-type="float" office:value="33.011596168" calcext:value-type="float">
            <text:p>33,011596168</text:p>
          </table:table-cell>
          <table:table-cell office:value-type="float" office:value="35562" calcext:value-type="float">
            <text:p>35562</text:p>
          </table:table-cell>
          <table:table-cell office:value-type="float" office:value="20.034077741" calcext:value-type="float">
            <text:p>20,034077741</text:p>
          </table:table-cell>
          <table:table-cell office:value-type="float" office:value="29547" calcext:value-type="float">
            <text:p>29547</text:p>
          </table:table-cell>
          <table:table-cell office:value-type="float" office:value="17.019779251" calcext:value-type="float">
            <text:p>17,019779251</text:p>
          </table:table-cell>
          <table:table-cell office:value-type="float" office:value="89274" calcext:value-type="float">
            <text:p>89274</text:p>
          </table:table-cell>
          <table:table-cell office:value-type="float" office:value="45.030233228" calcext:value-type="float">
            <text:p>45,030233228</text:p>
          </table:table-cell>
          <table:table-cell office:value-type="float" office:value="22134" calcext:value-type="float">
            <text:p>22134</text:p>
          </table:table-cell>
          <table:table-cell office:value-type="float" office:value="14.062327662" calcext:value-type="float">
            <text:p>14,062327662</text:p>
          </table:table-cell>
          <table:table-cell office:value-type="float" office:value="40942" calcext:value-type="float">
            <text:p>40942</text:p>
          </table:table-cell>
          <table:table-cell office:value-type="float" office:value="21.059106672" calcext:value-type="float">
            <text:p>21,059106672</text:p>
          </table:table-cell>
        </table:table-row>
        <table:table-row table:style-name="ro1">
          <table:table-cell office:value-type="float" office:value="44370" calcext:value-type="float">
            <text:p>44370</text:p>
          </table:table-cell>
          <table:table-cell office:value-type="float" office:value="57.013696446" calcext:value-type="float">
            <text:p>57,013696446</text:p>
          </table:table-cell>
          <table:table-cell office:value-type="float" office:value="65411" calcext:value-type="float">
            <text:p>65411</text:p>
          </table:table-cell>
          <table:table-cell office:value-type="float" office:value="44.012850693" calcext:value-type="float">
            <text:p>44,012850693</text:p>
          </table:table-cell>
          <table:table-cell office:value-type="float" office:value="94258" calcext:value-type="float">
            <text:p>94258</text:p>
          </table:table-cell>
          <table:table-cell office:value-type="float" office:value="53.022525905" calcext:value-type="float">
            <text:p>53,022525905</text:p>
          </table:table-cell>
          <table:table-cell office:value-type="float" office:value="73804" calcext:value-type="float">
            <text:p>73804</text:p>
          </table:table-cell>
          <table:table-cell office:value-type="float" office:value="38.018840109" calcext:value-type="float">
            <text:p>38,018840109</text:p>
          </table:table-cell>
          <table:table-cell office:value-type="float" office:value="73190" calcext:value-type="float">
            <text:p>73190</text:p>
          </table:table-cell>
          <table:table-cell office:value-type="float" office:value="38.0198882" calcext:value-type="float">
            <text:p>38,0198882</text:p>
          </table:table-cell>
          <table:table-cell office:value-type="float" office:value="57128" calcext:value-type="float">
            <text:p>57128</text:p>
          </table:table-cell>
          <table:table-cell office:value-type="float" office:value="29.043042517" calcext:value-type="float">
            <text:p>29,043042517</text:p>
          </table:table-cell>
          <table:table-cell office:value-type="float" office:value="14671" calcext:value-type="float">
            <text:p>14671</text:p>
          </table:table-cell>
          <table:table-cell office:value-type="float" office:value="10.064281846" calcext:value-type="float">
            <text:p>10,064281846</text:p>
          </table:table-cell>
          <table:table-cell office:value-type="float" office:value="94814" calcext:value-type="float">
            <text:p>94814</text:p>
          </table:table-cell>
          <table:table-cell office:value-type="float" office:value="51.072330526" calcext:value-type="float">
            <text:p>51,072330526</text:p>
          </table:table-cell>
        </table:table-row>
        <table:table-row table:style-name="ro1">
          <table:table-cell office:value-type="float" office:value="34088" calcext:value-type="float">
            <text:p>34088</text:p>
          </table:table-cell>
          <table:table-cell office:value-type="float" office:value="45.011827113" calcext:value-type="float">
            <text:p>45,011827113</text:p>
          </table:table-cell>
          <table:table-cell office:value-type="float" office:value="21143" calcext:value-type="float">
            <text:p>21143</text:p>
          </table:table-cell>
          <table:table-cell office:value-type="float" office:value="17.012165232" calcext:value-type="float">
            <text:p>17,012165232</text:p>
          </table:table-cell>
          <table:table-cell office:value-type="float" office:value="16681" calcext:value-type="float">
            <text:p>16681</text:p>
          </table:table-cell>
          <table:table-cell office:value-type="float" office:value="12.023332177" calcext:value-type="float">
            <text:p>12,023332177</text:p>
          </table:table-cell>
          <table:table-cell office:value-type="float" office:value="22776" calcext:value-type="float">
            <text:p>22776</text:p>
          </table:table-cell>
          <table:table-cell office:value-type="float" office:value="13.018484476" calcext:value-type="float">
            <text:p>13,018484476</text:p>
          </table:table-cell>
          <table:table-cell office:value-type="float" office:value="45191" calcext:value-type="float">
            <text:p>45191</text:p>
          </table:table-cell>
          <table:table-cell office:value-type="float" office:value="23.031912737" calcext:value-type="float">
            <text:p>23,031912737</text:p>
          </table:table-cell>
          <table:table-cell office:value-type="float" office:value="98418" calcext:value-type="float">
            <text:p>98418</text:p>
          </table:table-cell>
          <table:table-cell office:value-type="float" office:value="49.026500908" calcext:value-type="float">
            <text:p>49,026500908</text:p>
          </table:table-cell>
          <table:table-cell office:value-type="float" office:value="79048" calcext:value-type="float">
            <text:p>79048</text:p>
          </table:table-cell>
          <table:table-cell office:value-type="float" office:value="42.079705796" calcext:value-type="float">
            <text:p>42,079705796</text:p>
          </table:table-cell>
          <table:table-cell office:value-type="float" office:value="50292" calcext:value-type="float">
            <text:p>50292</text:p>
          </table:table-cell>
          <table:table-cell office:value-type="float" office:value="26.070322076" calcext:value-type="float">
            <text:p>26,070322076</text:p>
          </table:table-cell>
        </table:table-row>
        <table:table-row table:style-name="ro1">
          <table:table-cell office:value-type="float" office:value="54130" calcext:value-type="float">
            <text:p>54130</text:p>
          </table:table-cell>
          <table:table-cell office:value-type="float" office:value="68.013281003" calcext:value-type="float">
            <text:p>68,013281003</text:p>
          </table:table-cell>
          <table:table-cell office:value-type="float" office:value="27883" calcext:value-type="float">
            <text:p>27883</text:p>
          </table:table-cell>
          <table:table-cell office:value-type="float" office:value="21.011289751" calcext:value-type="float">
            <text:p>21,011289751</text:p>
          </table:table-cell>
          <table:table-cell office:value-type="float" office:value="74730" calcext:value-type="float">
            <text:p>74730</text:p>
          </table:table-cell>
          <table:table-cell office:value-type="float" office:value="42.015406901" calcext:value-type="float">
            <text:p>42,015406901</text:p>
          </table:table-cell>
          <table:table-cell office:value-type="float" office:value="84104" calcext:value-type="float">
            <text:p>84104</text:p>
          </table:table-cell>
          <table:table-cell office:value-type="float" office:value="42.017984272" calcext:value-type="float">
            <text:p>42,017984272</text:p>
          </table:table-cell>
          <table:table-cell office:value-type="float" office:value="39645" calcext:value-type="float">
            <text:p>39645</text:p>
          </table:table-cell>
          <table:table-cell office:value-type="float" office:value="22.018562311" calcext:value-type="float">
            <text:p>22,018562311</text:p>
          </table:table-cell>
          <table:table-cell office:value-type="float" office:value="31296" calcext:value-type="float">
            <text:p>31296</text:p>
          </table:table-cell>
          <table:table-cell office:value-type="float" office:value="18.039508261" calcext:value-type="float">
            <text:p>18,039508261</text:p>
          </table:table-cell>
          <table:table-cell office:value-type="float" office:value="5807" calcext:value-type="float">
            <text:p>5807</text:p>
          </table:table-cell>
          <table:table-cell office:value-type="float" office:value="6.104697594" calcext:value-type="float">
            <text:p>6,104697594</text:p>
          </table:table-cell>
          <table:table-cell office:value-type="float" office:value="41357" calcext:value-type="float">
            <text:p>41357</text:p>
          </table:table-cell>
          <table:table-cell office:value-type="float" office:value="24.037502262" calcext:value-type="float">
            <text:p>24,037502262</text:p>
          </table:table-cell>
        </table:table-row>
        <table:table-row table:style-name="ro1">
          <table:table-cell office:value-type="float" office:value="49804" calcext:value-type="float">
            <text:p>49804</text:p>
          </table:table-cell>
          <table:table-cell office:value-type="float" office:value="63.015055149" calcext:value-type="float">
            <text:p>63,015055149</text:p>
          </table:table-cell>
          <table:table-cell office:value-type="float" office:value="69457" calcext:value-type="float">
            <text:p>69457</text:p>
          </table:table-cell>
          <table:table-cell office:value-type="float" office:value="46.013401442" calcext:value-type="float">
            <text:p>46,013401442</text:p>
          </table:table-cell>
          <table:table-cell office:value-type="float" office:value="40819" calcext:value-type="float">
            <text:p>40819</text:p>
          </table:table-cell>
          <table:table-cell office:value-type="float" office:value="24.013369595" calcext:value-type="float">
            <text:p>24,013369595</text:p>
          </table:table-cell>
          <table:table-cell office:value-type="float" office:value="61741" calcext:value-type="float">
            <text:p>61741</text:p>
          </table:table-cell>
          <table:table-cell office:value-type="float" office:value="33.019863231" calcext:value-type="float">
            <text:p>33,019863231</text:p>
          </table:table-cell>
          <table:table-cell office:value-type="float" office:value="84651" calcext:value-type="float">
            <text:p>84651</text:p>
          </table:table-cell>
          <table:table-cell office:value-type="float" office:value="45.022977429" calcext:value-type="float">
            <text:p>45,022977429</text:p>
          </table:table-cell>
          <table:table-cell office:value-type="float" office:value="14283" calcext:value-type="float">
            <text:p>14283</text:p>
          </table:table-cell>
          <table:table-cell office:value-type="float" office:value="9.032814194" calcext:value-type="float">
            <text:p>9,032814194</text:p>
          </table:table-cell>
          <table:table-cell office:value-type="float" office:value="6476" calcext:value-type="float">
            <text:p>6476</text:p>
          </table:table-cell>
          <table:table-cell office:value-type="float" office:value="6.040931944" calcext:value-type="float">
            <text:p>6,040931944</text:p>
          </table:table-cell>
          <table:table-cell office:value-type="float" office:value="93254" calcext:value-type="float">
            <text:p>93254</text:p>
          </table:table-cell>
          <table:table-cell office:value-type="float" office:value="50.100136027" calcext:value-type="float">
            <text:p>50,100136027</text:p>
          </table:table-cell>
        </table:table-row>
        <table:table-row table:style-name="ro1">
          <table:table-cell office:value-type="float" office:value="46725" calcext:value-type="float">
            <text:p>46725</text:p>
          </table:table-cell>
          <table:table-cell office:value-type="float" office:value="59.013711993" calcext:value-type="float">
            <text:p>59,013711993</text:p>
          </table:table-cell>
          <table:table-cell office:value-type="float" office:value="68508" calcext:value-type="float">
            <text:p>68508</text:p>
          </table:table-cell>
          <table:table-cell office:value-type="float" office:value="46.01376414" calcext:value-type="float">
            <text:p>46,01376414</text:p>
          </table:table-cell>
          <table:table-cell office:value-type="float" office:value="29522" calcext:value-type="float">
            <text:p>29522</text:p>
          </table:table-cell>
          <table:table-cell office:value-type="float" office:value="18.012419488" calcext:value-type="float">
            <text:p>18,012419488</text:p>
          </table:table-cell>
          <table:table-cell office:value-type="float" office:value="89599" calcext:value-type="float">
            <text:p>89599</text:p>
          </table:table-cell>
          <table:table-cell office:value-type="float" office:value="45.017745413" calcext:value-type="float">
            <text:p>45,017745413</text:p>
          </table:table-cell>
          <table:table-cell office:value-type="float" office:value="14845" calcext:value-type="float">
            <text:p>14845</text:p>
          </table:table-cell>
          <table:table-cell office:value-type="float" office:value="10.031062195" calcext:value-type="float">
            <text:p>10,031062195</text:p>
          </table:table-cell>
          <table:table-cell office:value-type="float" office:value="17135" calcext:value-type="float">
            <text:p>17135</text:p>
          </table:table-cell>
          <table:table-cell office:value-type="float" office:value="10.017103854" calcext:value-type="float">
            <text:p>10,017103854</text:p>
          </table:table-cell>
          <table:table-cell office:value-type="float" office:value="78301" calcext:value-type="float">
            <text:p>78301</text:p>
          </table:table-cell>
          <table:table-cell office:value-type="float" office:value="40.034453199" calcext:value-type="float">
            <text:p>40,034453199</text:p>
          </table:table-cell>
          <table:table-cell office:value-type="float" office:value="58508" calcext:value-type="float">
            <text:p>58508</text:p>
          </table:table-cell>
          <table:table-cell office:value-type="float" office:value="30.075299193" calcext:value-type="float">
            <text:p>30,075299193</text:p>
          </table:table-cell>
        </table:table-row>
        <table:table-row table:style-name="ro1">
          <table:table-cell office:value-type="float" office:value="81084" calcext:value-type="float">
            <text:p>81084</text:p>
          </table:table-cell>
          <table:table-cell office:value-type="float" office:value="98.014441568" calcext:value-type="float">
            <text:p>98,014441568</text:p>
          </table:table-cell>
          <table:table-cell office:value-type="float" office:value="63083" calcext:value-type="float">
            <text:p>63083</text:p>
          </table:table-cell>
          <table:table-cell office:value-type="float" office:value="42.013889213" calcext:value-type="float">
            <text:p>42,013889213</text:p>
          </table:table-cell>
          <table:table-cell office:value-type="float" office:value="67129" calcext:value-type="float">
            <text:p>67129</text:p>
          </table:table-cell>
          <table:table-cell office:value-type="float" office:value="39.024930771" calcext:value-type="float">
            <text:p>39,024930771</text:p>
          </table:table-cell>
          <table:table-cell office:value-type="float" office:value="42878" calcext:value-type="float">
            <text:p>42878</text:p>
          </table:table-cell>
          <table:table-cell office:value-type="float" office:value="22.015383565" calcext:value-type="float">
            <text:p>22,015383565</text:p>
          </table:table-cell>
          <table:table-cell office:value-type="float" office:value="20626" calcext:value-type="float">
            <text:p>20626</text:p>
          </table:table-cell>
          <table:table-cell office:value-type="float" office:value="12.021013983" calcext:value-type="float">
            <text:p>12,021013983</text:p>
          </table:table-cell>
          <table:table-cell office:value-type="float" office:value="59772" calcext:value-type="float">
            <text:p>59772</text:p>
          </table:table-cell>
          <table:table-cell office:value-type="float" office:value="31.028675569" calcext:value-type="float">
            <text:p>31,028675569</text:p>
          </table:table-cell>
          <table:table-cell office:value-type="float" office:value="53104" calcext:value-type="float">
            <text:p>53104</text:p>
          </table:table-cell>
          <table:table-cell office:value-type="float" office:value="27.078509299" calcext:value-type="float">
            <text:p>27,078509299</text:p>
          </table:table-cell>
          <table:table-cell office:value-type="float" office:value="12279" calcext:value-type="float">
            <text:p>12279</text:p>
          </table:table-cell>
          <table:table-cell office:value-type="float" office:value="9.058366692" calcext:value-type="float">
            <text:p>9,058366692</text:p>
          </table:table-cell>
        </table:table-row>
        <table:table-row table:style-name="ro1">
          <table:table-cell office:value-type="float" office:value="42360" calcext:value-type="float">
            <text:p>42360</text:p>
          </table:table-cell>
          <table:table-cell office:value-type="float" office:value="54.012107671" calcext:value-type="float">
            <text:p>54,012107671</text:p>
          </table:table-cell>
          <table:table-cell office:value-type="float" office:value="83938" calcext:value-type="float">
            <text:p>83938</text:p>
          </table:table-cell>
          <table:table-cell office:value-type="float" office:value="55.012679227" calcext:value-type="float">
            <text:p>55,012679227</text:p>
          </table:table-cell>
          <table:table-cell office:value-type="float" office:value="91151" calcext:value-type="float">
            <text:p>91151</text:p>
          </table:table-cell>
          <table:table-cell office:value-type="float" office:value="51.020880792" calcext:value-type="float">
            <text:p>51,020880792</text:p>
          </table:table-cell>
          <table:table-cell office:value-type="float" office:value="28443" calcext:value-type="float">
            <text:p>28443</text:p>
          </table:table-cell>
          <table:table-cell office:value-type="float" office:value="17.045526654" calcext:value-type="float">
            <text:p>17,045526654</text:p>
          </table:table-cell>
          <table:table-cell office:value-type="float" office:value="65633" calcext:value-type="float">
            <text:p>65633</text:p>
          </table:table-cell>
          <table:table-cell office:value-type="float" office:value="33.026305465" calcext:value-type="float">
            <text:p>33,026305465</text:p>
          </table:table-cell>
          <table:table-cell office:value-type="float" office:value="22150" calcext:value-type="float">
            <text:p>22150</text:p>
          </table:table-cell>
          <table:table-cell office:value-type="float" office:value="14.035364742" calcext:value-type="float">
            <text:p>14,035364742</text:p>
          </table:table-cell>
          <table:table-cell office:value-type="float" office:value="36095" calcext:value-type="float">
            <text:p>36095</text:p>
          </table:table-cell>
          <table:table-cell office:value-type="float" office:value="21.072885003" calcext:value-type="float">
            <text:p>21,072885003</text:p>
          </table:table-cell>
          <table:table-cell office:value-type="float" office:value="9021" calcext:value-type="float">
            <text:p>9021</text:p>
          </table:table-cell>
          <table:table-cell office:value-type="float" office:value="7.055266307" calcext:value-type="float">
            <text:p>7,055266307</text:p>
          </table:table-cell>
        </table:table-row>
        <table:table-row table:style-name="ro1">
          <table:table-cell office:value-type="float" office:value="59247" calcext:value-type="float">
            <text:p>59247</text:p>
          </table:table-cell>
          <table:table-cell office:value-type="float" office:value="74.013764902" calcext:value-type="float">
            <text:p>74,013764902</text:p>
          </table:table-cell>
          <table:table-cell office:value-type="float" office:value="26496" calcext:value-type="float">
            <text:p>26496</text:p>
          </table:table-cell>
          <table:table-cell office:value-type="float" office:value="20.011201513" calcext:value-type="float">
            <text:p>20,011201513</text:p>
          </table:table-cell>
          <table:table-cell office:value-type="float" office:value="25026" calcext:value-type="float">
            <text:p>25026</text:p>
          </table:table-cell>
          <table:table-cell office:value-type="float" office:value="17.0149969" calcext:value-type="float">
            <text:p>17,0149969</text:p>
          </table:table-cell>
          <table:table-cell office:value-type="float" office:value="84429" calcext:value-type="float">
            <text:p>84429</text:p>
          </table:table-cell>
          <table:table-cell office:value-type="float" office:value="44.020893895" calcext:value-type="float">
            <text:p>44,020893895</text:p>
          </table:table-cell>
          <table:table-cell office:value-type="float" office:value="91750" calcext:value-type="float">
            <text:p>91750</text:p>
          </table:table-cell>
          <table:table-cell office:value-type="float" office:value="47.02070285" calcext:value-type="float">
            <text:p>47,02070285</text:p>
          </table:table-cell>
          <table:table-cell office:value-type="float" office:value="79624" calcext:value-type="float">
            <text:p>79624</text:p>
          </table:table-cell>
          <table:table-cell office:value-type="float" office:value="41.038054585" calcext:value-type="float">
            <text:p>41,038054585</text:p>
          </table:table-cell>
          <table:table-cell office:value-type="float" office:value="77028" calcext:value-type="float">
            <text:p>77028</text:p>
          </table:table-cell>
          <table:table-cell office:value-type="float" office:value="42.062151714" calcext:value-type="float">
            <text:p>42,062151714</text:p>
          </table:table-cell>
          <table:table-cell office:value-type="float" office:value="6842" calcext:value-type="float">
            <text:p>6842</text:p>
          </table:table-cell>
          <table:table-cell office:value-type="float" office:value="6.061498753" calcext:value-type="float">
            <text:p>6,061498753</text:p>
          </table:table-cell>
        </table:table-row>
        <table:table-row table:style-name="ro1">
          <table:table-cell office:value-type="float" office:value="6067" calcext:value-type="float">
            <text:p>6067</text:p>
          </table:table-cell>
          <table:table-cell office:value-type="float" office:value="13.008616212" calcext:value-type="float">
            <text:p>13,008616212</text:p>
          </table:table-cell>
          <table:table-cell office:value-type="float" office:value="86644" calcext:value-type="float">
            <text:p>86644</text:p>
          </table:table-cell>
          <table:table-cell office:value-type="float" office:value="57.011946336" calcext:value-type="float">
            <text:p>57,011946336</text:p>
          </table:table-cell>
          <table:table-cell office:value-type="float" office:value="68052" calcext:value-type="float">
            <text:p>68052</text:p>
          </table:table-cell>
          <table:table-cell office:value-type="float" office:value="40.014694843" calcext:value-type="float">
            <text:p>40,014694843</text:p>
          </table:table-cell>
          <table:table-cell office:value-type="float" office:value="55165" calcext:value-type="float">
            <text:p>55165</text:p>
          </table:table-cell>
          <table:table-cell office:value-type="float" office:value="30.02323522" calcext:value-type="float">
            <text:p>30,02323522</text:p>
          </table:table-cell>
          <table:table-cell office:value-type="float" office:value="32266" calcext:value-type="float">
            <text:p>32266</text:p>
          </table:table-cell>
          <table:table-cell office:value-type="float" office:value="17.014271575" calcext:value-type="float">
            <text:p>17,014271575</text:p>
          </table:table-cell>
          <table:table-cell office:value-type="float" office:value="40801" calcext:value-type="float">
            <text:p>40801</text:p>
          </table:table-cell>
          <table:table-cell office:value-type="float" office:value="21.040734366" calcext:value-type="float">
            <text:p>21,040734366</text:p>
          </table:table-cell>
          <table:table-cell office:value-type="float" office:value="8910" calcext:value-type="float">
            <text:p>8910</text:p>
          </table:table-cell>
          <table:table-cell office:value-type="float" office:value="7.049677359" calcext:value-type="float">
            <text:p>7,049677359</text:p>
          </table:table-cell>
          <table:table-cell office:value-type="float" office:value="76463" calcext:value-type="float">
            <text:p>76463</text:p>
          </table:table-cell>
          <table:table-cell office:value-type="float" office:value="41.054744549" calcext:value-type="float">
            <text:p>41,054744549</text:p>
          </table:table-cell>
        </table:table-row>
        <table:table-row table:style-name="ro1">
          <table:table-cell office:value-type="float" office:value="86880" calcext:value-type="float">
            <text:p>86880</text:p>
          </table:table-cell>
          <table:table-cell office:value-type="float" office:value="106.015143442" calcext:value-type="float">
            <text:p>106,015143442</text:p>
          </table:table-cell>
          <table:table-cell office:value-type="float" office:value="89192" calcext:value-type="float">
            <text:p>89192</text:p>
          </table:table-cell>
          <table:table-cell office:value-type="float" office:value="58.013988733" calcext:value-type="float">
            <text:p>58,013988733</text:p>
          </table:table-cell>
          <table:table-cell office:value-type="float" office:value="46173" calcext:value-type="float">
            <text:p>46173</text:p>
          </table:table-cell>
          <table:table-cell office:value-type="float" office:value="28.023255625" calcext:value-type="float">
            <text:p>28,023255625</text:p>
          </table:table-cell>
          <table:table-cell office:value-type="float" office:value="65348" calcext:value-type="float">
            <text:p>65348</text:p>
          </table:table-cell>
          <table:table-cell office:value-type="float" office:value="33.025254495" calcext:value-type="float">
            <text:p>33,025254495</text:p>
          </table:table-cell>
          <table:table-cell office:value-type="float" office:value="40502" calcext:value-type="float">
            <text:p>40502</text:p>
          </table:table-cell>
          <table:table-cell office:value-type="float" office:value="22.019459767" calcext:value-type="float">
            <text:p>22,019459767</text:p>
          </table:table-cell>
          <table:table-cell office:value-type="float" office:value="83488" calcext:value-type="float">
            <text:p>83488</text:p>
          </table:table-cell>
          <table:table-cell office:value-type="float" office:value="43.065355112" calcext:value-type="float">
            <text:p>43,065355112</text:p>
          </table:table-cell>
          <table:table-cell office:value-type="float" office:value="11716" calcext:value-type="float">
            <text:p>11716</text:p>
          </table:table-cell>
          <table:table-cell office:value-type="float" office:value="8.026510284" calcext:value-type="float">
            <text:p>8,026510284</text:p>
          </table:table-cell>
          <table:table-cell office:value-type="float" office:value="49783" calcext:value-type="float">
            <text:p>49783</text:p>
          </table:table-cell>
          <table:table-cell office:value-type="float" office:value="26.062662644" calcext:value-type="float">
            <text:p>26,062662644</text:p>
          </table:table-cell>
        </table:table-row>
        <table:table-row table:style-name="ro1">
          <table:table-cell office:value-type="float" office:value="14721" calcext:value-type="float">
            <text:p>14721</text:p>
          </table:table-cell>
          <table:table-cell office:value-type="float" office:value="23.012146647" calcext:value-type="float">
            <text:p>23,012146647</text:p>
          </table:table-cell>
          <table:table-cell office:value-type="float" office:value="46738" calcext:value-type="float">
            <text:p>46738</text:p>
          </table:table-cell>
          <table:table-cell office:value-type="float" office:value="32.015974988" calcext:value-type="float">
            <text:p>32,015974988</text:p>
          </table:table-cell>
          <table:table-cell office:value-type="float" office:value="17716" calcext:value-type="float">
            <text:p>17716</text:p>
          </table:table-cell>
          <table:table-cell office:value-type="float" office:value="13.011704565" calcext:value-type="float">
            <text:p>13,011704565</text:p>
          </table:table-cell>
          <table:table-cell office:value-type="float" office:value="80676" calcext:value-type="float">
            <text:p>80676</text:p>
          </table:table-cell>
          <table:table-cell office:value-type="float" office:value="42.021680298" calcext:value-type="float">
            <text:p>42,021680298</text:p>
          </table:table-cell>
          <table:table-cell office:value-type="float" office:value="3748" calcext:value-type="float">
            <text:p>3748</text:p>
          </table:table-cell>
          <table:table-cell office:value-type="float" office:value="5.016823319" calcext:value-type="float">
            <text:p>5,016823319</text:p>
          </table:table-cell>
          <table:table-cell office:value-type="float" office:value="86647" calcext:value-type="float">
            <text:p>86647</text:p>
          </table:table-cell>
          <table:table-cell office:value-type="float" office:value="43.042747252" calcext:value-type="float">
            <text:p>43,042747252</text:p>
          </table:table-cell>
          <table:table-cell office:value-type="float" office:value="45849" calcext:value-type="float">
            <text:p>45849</text:p>
          </table:table-cell>
          <table:table-cell office:value-type="float" office:value="26.037651077" calcext:value-type="float">
            <text:p>26,037651077</text:p>
          </table:table-cell>
          <table:table-cell office:value-type="float" office:value="2891" calcext:value-type="float">
            <text:p>2891</text:p>
          </table:table-cell>
          <table:table-cell office:value-type="float" office:value="5.071616169" calcext:value-type="float">
            <text:p>5,071616169</text:p>
          </table:table-cell>
        </table:table-row>
        <table:table-row table:style-name="ro1">
          <table:table-cell office:value-type="float" office:value="88745" calcext:value-type="float">
            <text:p>88745</text:p>
          </table:table-cell>
          <table:table-cell office:value-type="float" office:value="108.015525725" calcext:value-type="float">
            <text:p>108,015525725</text:p>
          </table:table-cell>
          <table:table-cell office:value-type="float" office:value="64935" calcext:value-type="float">
            <text:p>64935</text:p>
          </table:table-cell>
          <table:table-cell office:value-type="float" office:value="44.01113245" calcext:value-type="float">
            <text:p>44,01113245</text:p>
          </table:table-cell>
          <table:table-cell office:value-type="float" office:value="74083" calcext:value-type="float">
            <text:p>74083</text:p>
          </table:table-cell>
          <table:table-cell office:value-type="float" office:value="43.01256415" calcext:value-type="float">
            <text:p>43,01256415</text:p>
          </table:table-cell>
          <table:table-cell office:value-type="float" office:value="18137" calcext:value-type="float">
            <text:p>18137</text:p>
          </table:table-cell>
          <table:table-cell office:value-type="float" office:value="12.016356521" calcext:value-type="float">
            <text:p>12,016356521</text:p>
          </table:table-cell>
          <table:table-cell office:value-type="float" office:value="23609" calcext:value-type="float">
            <text:p>23609</text:p>
          </table:table-cell>
          <table:table-cell office:value-type="float" office:value="13.024438765" calcext:value-type="float">
            <text:p>13,024438765</text:p>
          </table:table-cell>
          <table:table-cell office:value-type="float" office:value="79475" calcext:value-type="float">
            <text:p>79475</text:p>
          </table:table-cell>
          <table:table-cell office:value-type="float" office:value="41.048553929" calcext:value-type="float">
            <text:p>41,048553929</text:p>
          </table:table-cell>
          <table:table-cell office:value-type="float" office:value="18329" calcext:value-type="float">
            <text:p>18329</text:p>
          </table:table-cell>
          <table:table-cell office:value-type="float" office:value="12.030075647" calcext:value-type="float">
            <text:p>12,030075647</text:p>
          </table:table-cell>
          <table:table-cell office:value-type="float" office:value="17182" calcext:value-type="float">
            <text:p>17182</text:p>
          </table:table-cell>
          <table:table-cell office:value-type="float" office:value="10.08165882" calcext:value-type="float">
            <text:p>10,08165882</text:p>
          </table:table-cell>
        </table:table-row>
        <table:table-row table:style-name="ro1">
          <table:table-cell office:value-type="float" office:value="80099" calcext:value-type="float">
            <text:p>80099</text:p>
          </table:table-cell>
          <table:table-cell office:value-type="float" office:value="97.018221411" calcext:value-type="float">
            <text:p>97,018221411</text:p>
          </table:table-cell>
          <table:table-cell office:value-type="float" office:value="87587" calcext:value-type="float">
            <text:p>87587</text:p>
          </table:table-cell>
          <table:table-cell office:value-type="float" office:value="57.026317925" calcext:value-type="float">
            <text:p>57,026317925</text:p>
          </table:table-cell>
          <table:table-cell office:value-type="float" office:value="69401" calcext:value-type="float">
            <text:p>69401</text:p>
          </table:table-cell>
          <table:table-cell office:value-type="float" office:value="40.018426004" calcext:value-type="float">
            <text:p>40,018426004</text:p>
          </table:table-cell>
          <table:table-cell office:value-type="float" office:value="68447" calcext:value-type="float">
            <text:p>68447</text:p>
          </table:table-cell>
          <table:table-cell office:value-type="float" office:value="36.024748783" calcext:value-type="float">
            <text:p>36,024748783</text:p>
          </table:table-cell>
          <table:table-cell office:value-type="float" office:value="78767" calcext:value-type="float">
            <text:p>78767</text:p>
          </table:table-cell>
          <table:table-cell office:value-type="float" office:value="42.034984985" calcext:value-type="float">
            <text:p>42,034984985</text:p>
          </table:table-cell>
          <table:table-cell office:value-type="float" office:value="36432" calcext:value-type="float">
            <text:p>36432</text:p>
          </table:table-cell>
          <table:table-cell office:value-type="float" office:value="21.039028281" calcext:value-type="float">
            <text:p>21,039028281</text:p>
          </table:table-cell>
          <table:table-cell office:value-type="float" office:value="27739" calcext:value-type="float">
            <text:p>27739</text:p>
          </table:table-cell>
          <table:table-cell office:value-type="float" office:value="16.066855199" calcext:value-type="float">
            <text:p>16,066855199</text:p>
          </table:table-cell>
          <table:table-cell office:value-type="float" office:value="20021" calcext:value-type="float">
            <text:p>20021</text:p>
          </table:table-cell>
          <table:table-cell office:value-type="float" office:value="13.066846782" calcext:value-type="float">
            <text:p>13,066846782</text:p>
          </table:table-cell>
        </table:table-row>
        <table:table-row table:style-name="ro1">
          <table:table-cell office:value-type="float" office:value="59968" calcext:value-type="float">
            <text:p>59968</text:p>
          </table:table-cell>
          <table:table-cell office:value-type="float" office:value="75.013903212" calcext:value-type="float">
            <text:p>75,013903212</text:p>
          </table:table-cell>
          <table:table-cell office:value-type="float" office:value="73366" calcext:value-type="float">
            <text:p>73366</text:p>
          </table:table-cell>
          <table:table-cell office:value-type="float" office:value="49.0224247" calcext:value-type="float">
            <text:p>49,0224247</text:p>
          </table:table-cell>
          <table:table-cell office:value-type="float" office:value="79585" calcext:value-type="float">
            <text:p>79585</text:p>
          </table:table-cell>
          <table:table-cell office:value-type="float" office:value="45.012933152" calcext:value-type="float">
            <text:p>45,012933152</text:p>
          </table:table-cell>
          <table:table-cell office:value-type="float" office:value="24542" calcext:value-type="float">
            <text:p>24542</text:p>
          </table:table-cell>
          <table:table-cell office:value-type="float" office:value="15.027247288" calcext:value-type="float">
            <text:p>15,027247288</text:p>
          </table:table-cell>
          <table:table-cell office:value-type="float" office:value="61862" calcext:value-type="float">
            <text:p>61862</text:p>
          </table:table-cell>
          <table:table-cell office:value-type="float" office:value="33.033777799" calcext:value-type="float">
            <text:p>33,033777799</text:p>
          </table:table-cell>
          <table:table-cell office:value-type="float" office:value="79117" calcext:value-type="float">
            <text:p>79117</text:p>
          </table:table-cell>
          <table:table-cell office:value-type="float" office:value="40.034745122" calcext:value-type="float">
            <text:p>40,034745122</text:p>
          </table:table-cell>
          <table:table-cell office:value-type="float" office:value="18390" calcext:value-type="float">
            <text:p>18390</text:p>
          </table:table-cell>
          <table:table-cell office:value-type="float" office:value="12.031684565" calcext:value-type="float">
            <text:p>12,031684565</text:p>
          </table:table-cell>
          <table:table-cell office:value-type="float" office:value="32061" calcext:value-type="float">
            <text:p>32061</text:p>
          </table:table-cell>
          <table:table-cell office:value-type="float" office:value="17.085340553" calcext:value-type="float">
            <text:p>17,085340553</text:p>
          </table:table-cell>
        </table:table-row>
        <table:table-row table:style-name="ro1">
          <table:table-cell office:value-type="float" office:value="92503" calcext:value-type="float">
            <text:p>92503</text:p>
          </table:table-cell>
          <table:table-cell office:value-type="float" office:value="112.022074504" calcext:value-type="float">
            <text:p>112,022074504</text:p>
          </table:table-cell>
          <table:table-cell office:value-type="float" office:value="51648" calcext:value-type="float">
            <text:p>51648</text:p>
          </table:table-cell>
          <table:table-cell office:value-type="float" office:value="35.014615012" calcext:value-type="float">
            <text:p>35,014615012</text:p>
          </table:table-cell>
          <table:table-cell office:value-type="float" office:value="6414" calcext:value-type="float">
            <text:p>6414</text:p>
          </table:table-cell>
          <table:table-cell office:value-type="float" office:value="7.01667026" calcext:value-type="float">
            <text:p>7,01667026</text:p>
          </table:table-cell>
          <table:table-cell office:value-type="float" office:value="26780" calcext:value-type="float">
            <text:p>26780</text:p>
          </table:table-cell>
          <table:table-cell office:value-type="float" office:value="16.015385018" calcext:value-type="float">
            <text:p>16,015385018</text:p>
          </table:table-cell>
          <table:table-cell office:value-type="float" office:value="20349" calcext:value-type="float">
            <text:p>20349</text:p>
          </table:table-cell>
          <table:table-cell office:value-type="float" office:value="11.046903644" calcext:value-type="float">
            <text:p>11,046903644</text:p>
          </table:table-cell>
          <table:table-cell office:value-type="float" office:value="90849" calcext:value-type="float">
            <text:p>90849</text:p>
          </table:table-cell>
          <table:table-cell office:value-type="float" office:value="47.046151877" calcext:value-type="float">
            <text:p>47,046151877</text:p>
          </table:table-cell>
          <table:table-cell office:value-type="float" office:value="42863" calcext:value-type="float">
            <text:p>42863</text:p>
          </table:table-cell>
          <table:table-cell office:value-type="float" office:value="24.056928913" calcext:value-type="float">
            <text:p>24,056928913</text:p>
          </table:table-cell>
          <table:table-cell office:value-type="float" office:value="84138" calcext:value-type="float">
            <text:p>84138</text:p>
          </table:table-cell>
          <table:table-cell office:value-type="float" office:value="43.039300349" calcext:value-type="float">
            <text:p>43,039300349</text:p>
          </table:table-cell>
        </table:table-row>
        <table:table-row table:style-name="ro1">
          <table:table-cell office:value-type="float" office:value="19972" calcext:value-type="float">
            <text:p>19972</text:p>
          </table:table-cell>
          <table:table-cell office:value-type="float" office:value="29.010268607" calcext:value-type="float">
            <text:p>29,010268607</text:p>
          </table:table-cell>
          <table:table-cell office:value-type="float" office:value="91922" calcext:value-type="float">
            <text:p>91922</text:p>
          </table:table-cell>
          <table:table-cell office:value-type="float" office:value="60.01496604" calcext:value-type="float">
            <text:p>60,01496604</text:p>
          </table:table-cell>
          <table:table-cell office:value-type="float" office:value="54904" calcext:value-type="float">
            <text:p>54904</text:p>
          </table:table-cell>
          <table:table-cell office:value-type="float" office:value="32.013747151" calcext:value-type="float">
            <text:p>32,013747151</text:p>
          </table:table-cell>
          <table:table-cell office:value-type="float" office:value="11075" calcext:value-type="float">
            <text:p>11075</text:p>
          </table:table-cell>
          <table:table-cell office:value-type="float" office:value="8.019141491" calcext:value-type="float">
            <text:p>8,019141491</text:p>
          </table:table-cell>
          <table:table-cell office:value-type="float" office:value="78873" calcext:value-type="float">
            <text:p>78873</text:p>
          </table:table-cell>
          <table:table-cell office:value-type="float" office:value="40.028911915" calcext:value-type="float">
            <text:p>40,028911915</text:p>
          </table:table-cell>
          <table:table-cell office:value-type="float" office:value="63197" calcext:value-type="float">
            <text:p>63197</text:p>
          </table:table-cell>
          <table:table-cell office:value-type="float" office:value="33.035193331" calcext:value-type="float">
            <text:p>33,035193331</text:p>
          </table:table-cell>
          <table:table-cell office:value-type="float" office:value="70793" calcext:value-type="float">
            <text:p>70793</text:p>
          </table:table-cell>
          <table:table-cell office:value-type="float" office:value="38.05539916" calcext:value-type="float">
            <text:p>38,05539916</text:p>
          </table:table-cell>
          <table:table-cell office:value-type="float" office:value="45370" calcext:value-type="float">
            <text:p>45370</text:p>
          </table:table-cell>
          <table:table-cell office:value-type="float" office:value="27.05487571" calcext:value-type="float">
            <text:p>27,0548757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50,34min para terminar</text:p>
          </table:table-cell>
          <table:table-cell/>
          <table:table-cell office:value-type="string" calcext:value-type="string">
            <text:p>27,15min</text:p>
          </table:table-cell>
          <table:table-cell/>
          <table:table-cell office:value-type="string" calcext:value-type="string">
            <text:p>22,40min</text:p>
          </table:table-cell>
          <table:table-cell/>
          <table:table-cell office:value-type="string" calcext:value-type="string">
            <text:p>22,20min</text:p>
          </table:table-cell>
          <table:table-cell/>
          <table:table-cell office:value-type="string" calcext:value-type="string">
            <text:p>21,40min</text:p>
          </table:table-cell>
          <table:table-cell/>
          <table:table-cell office:value-type="string" calcext:value-type="string">
            <text:p>22,11min</text:p>
          </table:table-cell>
          <table:table-cell/>
          <table:table-cell office:value-type="float" office:value="20.29" calcext:value-type="float">
            <text:p>20,29</text:p>
          </table:table-cell>
          <table:table-cell/>
          <table:table-cell office:value-type="float" office:value="23.18" calcext:value-type="float">
            <text:p>23,18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4.34" calcext:value-type="float">
            <text:p>54,3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27.15" calcext:value-type="float">
            <text:p>27,1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2.4" calcext:value-type="float">
            <text:p>22,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2.2" calcext:value-type="float">
            <text:p>22,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21.4" calcext:value-type="float">
            <text:p>21,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22.11" calcext:value-type="float">
            <text:p>22,1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20.29" calcext:value-type="float">
            <text:p>20,2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23.18" calcext:value-type="float">
            <text:p>23,1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1T23:14:36.618922742</dc:date>
    <meta:editing-duration>PT8M29S</meta:editing-duration>
    <meta:editing-cycles>3</meta:editing-cycles>
    <meta:generator>LibreOffice/5.1.6.2$Linux_X86_64 LibreOffice_project/10m0$Build-2</meta:generator>
    <meta:document-statistic meta:table-count="1" meta:cell-count="84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9.843cm" svg:height="23.886cm" xlink:href=".." xlink:type="simple" chart:class="chart:scatter" chart:style-name="ch1">
        <chart:title svg:x="9.824cm" svg:y="0.613cm" chart:style-name="ch2">
          <text:p>Tempo de Resposta x Número de Escravos (1 PC)</text:p>
        </chart:title>
        <chart:legend chart:legend-position="end" svg:x="27.15cm" svg:y="9.901cm" style:legend-expansion="high" chart:style-name="ch3"/>
        <chart:plot-area chart:style-name="ch4" table:cell-range-address="resultados.A1:resultados.A52 resultados.B3:resultados.B52 resultados.C1:resultados.C1 resultados.D3:resultados.D52 resultados.E1:resultados.E1 resultados.F3:resultados.F52 resultados.G1:resultados.G1 resultados.H3:resultados.H52 resultados.I1:resultados.I1 resultados.J3:resultados.J52 resultados.K1:resultados.K1 resultados.L3:resultados.L52 resultados.M1:resultados.M1 resultados.N3:resultados.N52 resultados.O1:resultados.O1 resultados.P3:resultados.P52" chart:data-source-has-labels="row" svg:x="1.607cm" svg:y="1.869cm" svg:width="24.947cm" svg:height="20.559cm">
          <chartooo:coordinate-region svg:x="2.228cm" svg:y="2.068cm" svg:width="23.583cm" svg:height="19.713cm"/>
          <chart:axis chart:dimension="x" chart:name="primary-x" chart:style-name="ch5">
            <chart:title svg:x="11.747cm" svg:y="22.905cm" chart:style-name="ch6">
              <text:p>Tamanho da Mensagem (Bytes)</text:p>
            </chart:title>
          </chart:axis>
          <chart:axis chart:dimension="y" chart:name="primary-y" chart:style-name="ch5">
            <chart:title svg:x="0.451cm" svg:y="14.071cm" chart:style-name="ch7">
              <text:p>Tempo de Resposta (Seg)</text:p>
            </chart:title>
            <chart:grid chart:style-name="ch8" chart:class="major"/>
          </chart:axis>
          <chart:series chart:style-name="ch9" chart:values-cell-range-address="resultados.B3:resultados.B52" chart:label-cell-address="resultados.A1:resultados.A1" chart:class="chart:scatter">
            <chart:domain table:cell-range-address="resultados.A3:resultados.A52"/>
            <chart:data-point chart:repeated="50"/>
          </chart:series>
          <chart:series chart:style-name="ch10" chart:values-cell-range-address="resultados.D3:resultados.D52" chart:label-cell-address="resultados.C1:resultados.C1" chart:class="chart:scatter">
            <chart:domain table:cell-range-address="resultados.C3:resultados.C52"/>
            <chart:data-point chart:repeated="50"/>
          </chart:series>
          <chart:series chart:style-name="ch11" chart:values-cell-range-address="resultados.F3:resultados.F52" chart:label-cell-address="resultados.E1:resultados.E1" chart:class="chart:scatter">
            <chart:domain table:cell-range-address="resultados.E3:resultados.E52"/>
            <chart:data-point chart:repeated="50"/>
          </chart:series>
          <chart:series chart:style-name="ch12" chart:values-cell-range-address="resultados.H3:resultados.H52" chart:label-cell-address="resultados.G1:resultados.G1" chart:class="chart:scatter">
            <chart:domain table:cell-range-address="resultados.G3:resultados.G52"/>
            <chart:data-point chart:repeated="50"/>
          </chart:series>
          <chart:series chart:style-name="ch13" chart:values-cell-range-address="resultados.J3:resultados.J52" chart:label-cell-address="resultados.I1:resultados.I1" chart:class="chart:scatter">
            <chart:domain table:cell-range-address="resultados.I3:resultados.I52"/>
            <chart:data-point chart:repeated="50"/>
          </chart:series>
          <chart:series chart:style-name="ch14" chart:values-cell-range-address="resultados.L3:resultados.L52" chart:label-cell-address="resultados.K1:resultados.K1" chart:class="chart:scatter">
            <chart:domain table:cell-range-address="resultados.K3:resultados.K52"/>
            <chart:data-point chart:repeated="50"/>
          </chart:series>
          <chart:series chart:style-name="ch15" chart:values-cell-range-address="resultados.N3:resultados.N52" chart:label-cell-address="resultados.M1:resultados.M1" chart:class="chart:scatter">
            <chart:domain table:cell-range-address="resultados.M3:resultados.M52"/>
            <chart:data-point chart:repeated="50"/>
          </chart:series>
          <chart:series chart:style-name="ch16" chart:values-cell-range-address="resultados.P3:resultados.P52" chart:label-cell-address="resultados.O1:resultados.O1" chart:class="chart:scatter">
            <chart:domain table:cell-range-address="resultados.O3:resultados.O52"/>
            <chart:data-point chart:repeated="5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1 Slave</text:p>
                <draw:g>
                  <svg:desc>resultados.A1:resultados.A1</svg:desc>
                </draw:g>
              </table:table-cell>
              <table:table-cell office:value-type="string">
                <text:p>Coluna C</text:p>
              </table:table-cell>
              <table:table-cell office:value-type="string">
                <text:p>2 Slaves</text:p>
                <draw:g>
                  <svg:desc>resultados.C1:resultados.C1</svg:desc>
                </draw:g>
              </table:table-cell>
              <table:table-cell office:value-type="string">
                <text:p>Coluna E</text:p>
              </table:table-cell>
              <table:table-cell office:value-type="string">
                <text:p>3 Slaves</text:p>
                <draw:g>
                  <svg:desc>resultados.E1:resultados.E1</svg:desc>
                </draw:g>
              </table:table-cell>
              <table:table-cell office:value-type="string">
                <text:p>Coluna G</text:p>
              </table:table-cell>
              <table:table-cell office:value-type="string">
                <text:p>4 Slaves</text:p>
                <draw:g>
                  <svg:desc>resultados.G1:resultados.G1</svg:desc>
                </draw:g>
              </table:table-cell>
              <table:table-cell office:value-type="string">
                <text:p>Coluna I</text:p>
              </table:table-cell>
              <table:table-cell office:value-type="string">
                <text:p>5 Slaves</text:p>
                <draw:g>
                  <svg:desc>resultados.I1:resultados.I1</svg:desc>
                </draw:g>
              </table:table-cell>
              <table:table-cell office:value-type="string">
                <text:p>Coluna K</text:p>
              </table:table-cell>
              <table:table-cell office:value-type="string">
                <text:p>6 Slaves</text:p>
                <draw:g>
                  <svg:desc>resultados.K1:resultados.K1</svg:desc>
                </draw:g>
              </table:table-cell>
              <table:table-cell office:value-type="string">
                <text:p>Coluna M</text:p>
              </table:table-cell>
              <table:table-cell office:value-type="string">
                <text:p>7 Slaves</text:p>
                <draw:g>
                  <svg:desc>resultados.M1:resultados.M1</svg:desc>
                </draw:g>
              </table:table-cell>
              <table:table-cell office:value-type="string">
                <text:p>Coluna O</text:p>
              </table:table-cell>
              <table:table-cell office:value-type="string">
                <text:p>8 Slaves</text:p>
                <draw:g>
                  <svg:desc>resultados.O1:resultados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144">
                <text:p>12144</text:p>
                <draw:g>
                  <svg:desc>resultados.A3:resultados.A52</svg:desc>
                </draw:g>
              </table:table-cell>
              <table:table-cell office:value-type="float" office:value="21.015122834">
                <text:p>21.015122834</text:p>
                <draw:g>
                  <svg:desc>resultados.B3:resultados.B52</svg:desc>
                </draw:g>
              </table:table-cell>
              <table:table-cell office:value-type="float" office:value="9459">
                <text:p>9459</text:p>
                <draw:g>
                  <svg:desc>resultados.C3:resultados.C52</svg:desc>
                </draw:g>
              </table:table-cell>
              <table:table-cell office:value-type="float" office:value="11.013452597">
                <text:p>11.013452597</text:p>
                <draw:g>
                  <svg:desc>resultados.D3:resultados.D52</svg:desc>
                </draw:g>
              </table:table-cell>
              <table:table-cell office:value-type="float" office:value="83838">
                <text:p>83838</text:p>
                <draw:g>
                  <svg:desc>resultados.E3:resultados.E52</svg:desc>
                </draw:g>
              </table:table-cell>
              <table:table-cell office:value-type="float" office:value="45.068770767">
                <text:p>45.068770767</text:p>
                <draw:g>
                  <svg:desc>resultados.F3:resultados.F52</svg:desc>
                </draw:g>
              </table:table-cell>
              <table:table-cell office:value-type="float" office:value="36184">
                <text:p>36184</text:p>
                <draw:g>
                  <svg:desc>resultados.G3:resultados.G52</svg:desc>
                </draw:g>
              </table:table-cell>
              <table:table-cell office:value-type="float" office:value="20.038410053">
                <text:p>20.038410053</text:p>
                <draw:g>
                  <svg:desc>resultados.H3:resultados.H52</svg:desc>
                </draw:g>
              </table:table-cell>
              <table:table-cell office:value-type="float" office:value="20871">
                <text:p>20871</text:p>
                <draw:g>
                  <svg:desc>resultados.I3:resultados.I52</svg:desc>
                </draw:g>
              </table:table-cell>
              <table:table-cell office:value-type="float" office:value="13.019462484">
                <text:p>13.019462484</text:p>
                <draw:g>
                  <svg:desc>resultados.J3:resultados.J52</svg:desc>
                </draw:g>
              </table:table-cell>
              <table:table-cell office:value-type="float" office:value="45192">
                <text:p>45192</text:p>
                <draw:g>
                  <svg:desc>resultados.K3:resultados.K52</svg:desc>
                </draw:g>
              </table:table-cell>
              <table:table-cell office:value-type="float" office:value="23.078376165">
                <text:p>23.078376165</text:p>
                <draw:g>
                  <svg:desc>resultados.L3:resultados.L52</svg:desc>
                </draw:g>
              </table:table-cell>
              <table:table-cell office:value-type="float" office:value="1262">
                <text:p>1262</text:p>
                <draw:g>
                  <svg:desc>resultados.M3:resultados.M52</svg:desc>
                </draw:g>
              </table:table-cell>
              <table:table-cell office:value-type="float" office:value="9.085218282">
                <text:p>9.085218282</text:p>
                <draw:g>
                  <svg:desc>resultados.N3:resultados.N52</svg:desc>
                </draw:g>
              </table:table-cell>
              <table:table-cell office:value-type="float" office:value="76938">
                <text:p>76938</text:p>
                <draw:g>
                  <svg:desc>resultados.O3:resultados.O52</svg:desc>
                </draw:g>
              </table:table-cell>
              <table:table-cell office:value-type="float" office:value="39.14926764">
                <text:p>39.14926764</text:p>
                <draw:g>
                  <svg:desc>resultados.P3:resultados.P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9100">
                <text:p>89100</text:p>
              </table:table-cell>
              <table:table-cell office:value-type="float" office:value="109.021371052">
                <text:p>109.021371052</text:p>
              </table:table-cell>
              <table:table-cell office:value-type="float" office:value="46010">
                <text:p>46010</text:p>
              </table:table-cell>
              <table:table-cell office:value-type="float" office:value="33.015205783">
                <text:p>33.015205783</text:p>
              </table:table-cell>
              <table:table-cell office:value-type="float" office:value="8326">
                <text:p>8326</text:p>
              </table:table-cell>
              <table:table-cell office:value-type="float" office:value="7.012024903">
                <text:p>7.012024903</text:p>
              </table:table-cell>
              <table:table-cell office:value-type="float" office:value="8451">
                <text:p>8451</text:p>
              </table:table-cell>
              <table:table-cell office:value-type="float" office:value="7.024957987">
                <text:p>7.024957987</text:p>
              </table:table-cell>
              <table:table-cell office:value-type="float" office:value="78269">
                <text:p>78269</text:p>
              </table:table-cell>
              <table:table-cell office:value-type="float" office:value="38.052467573">
                <text:p>38.052467573</text:p>
              </table:table-cell>
              <table:table-cell office:value-type="float" office:value="18178">
                <text:p>18178</text:p>
              </table:table-cell>
              <table:table-cell office:value-type="float" office:value="11.040172192">
                <text:p>11.040172192</text:p>
              </table:table-cell>
              <table:table-cell office:value-type="float" office:value="83072">
                <text:p>83072</text:p>
              </table:table-cell>
              <table:table-cell office:value-type="float" office:value="41.087515099">
                <text:p>41.087515099</text:p>
              </table:table-cell>
              <table:table-cell office:value-type="float" office:value="63567">
                <text:p>63567</text:p>
              </table:table-cell>
              <table:table-cell office:value-type="float" office:value="34.059268353">
                <text:p>34.0592683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701">
                <text:p>73701</text:p>
              </table:table-cell>
              <table:table-cell office:value-type="float" office:value="90.019844264">
                <text:p>90.019844264</text:p>
              </table:table-cell>
              <table:table-cell office:value-type="float" office:value="60064">
                <text:p>60064</text:p>
              </table:table-cell>
              <table:table-cell office:value-type="float" office:value="41.010507478">
                <text:p>41.010507478</text:p>
              </table:table-cell>
              <table:table-cell office:value-type="float" office:value="53493">
                <text:p>53493</text:p>
              </table:table-cell>
              <table:table-cell office:value-type="float" office:value="31.041104">
                <text:p>31.041104</text:p>
              </table:table-cell>
              <table:table-cell office:value-type="float" office:value="95410">
                <text:p>95410</text:p>
              </table:table-cell>
              <table:table-cell office:value-type="float" office:value="48.033504537">
                <text:p>48.033504537</text:p>
              </table:table-cell>
              <table:table-cell office:value-type="float" office:value="27472">
                <text:p>27472</text:p>
              </table:table-cell>
              <table:table-cell office:value-type="float" office:value="15.019718319">
                <text:p>15.019718319</text:p>
              </table:table-cell>
              <table:table-cell office:value-type="float" office:value="20467">
                <text:p>20467</text:p>
              </table:table-cell>
              <table:table-cell office:value-type="float" office:value="13.034755696">
                <text:p>13.034755696</text:p>
              </table:table-cell>
              <table:table-cell office:value-type="float" office:value="51043">
                <text:p>51043</text:p>
              </table:table-cell>
              <table:table-cell office:value-type="float" office:value="28.057801487">
                <text:p>28.057801487</text:p>
              </table:table-cell>
              <table:table-cell office:value-type="float" office:value="30084">
                <text:p>30084</text:p>
              </table:table-cell>
              <table:table-cell office:value-type="float" office:value="16.063640683">
                <text:p>16.0636406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696">
                <text:p>32696</text:p>
              </table:table-cell>
              <table:table-cell office:value-type="float" office:value="43.017328502">
                <text:p>43.017328502</text:p>
              </table:table-cell>
              <table:table-cell office:value-type="float" office:value="9480">
                <text:p>9480</text:p>
              </table:table-cell>
              <table:table-cell office:value-type="float" office:value="10.013139">
                <text:p>10.013139</text:p>
              </table:table-cell>
              <table:table-cell office:value-type="float" office:value="37360">
                <text:p>37360</text:p>
              </table:table-cell>
              <table:table-cell office:value-type="float" office:value="23.014431316">
                <text:p>23.014431316</text:p>
              </table:table-cell>
              <table:table-cell office:value-type="float" office:value="40940">
                <text:p>40940</text:p>
              </table:table-cell>
              <table:table-cell office:value-type="float" office:value="23.024685012">
                <text:p>23.024685012</text:p>
              </table:table-cell>
              <table:table-cell office:value-type="float" office:value="88165">
                <text:p>88165</text:p>
              </table:table-cell>
              <table:table-cell office:value-type="float" office:value="45.024114748">
                <text:p>45.024114748</text:p>
              </table:table-cell>
              <table:table-cell office:value-type="float" office:value="5299">
                <text:p>5299</text:p>
              </table:table-cell>
              <table:table-cell office:value-type="float" office:value="6.033910512">
                <text:p>6.033910512</text:p>
              </table:table-cell>
              <table:table-cell office:value-type="float" office:value="79979">
                <text:p>79979</text:p>
              </table:table-cell>
              <table:table-cell office:value-type="float" office:value="42.063726066">
                <text:p>42.063726066</text:p>
              </table:table-cell>
              <table:table-cell office:value-type="float" office:value="10804">
                <text:p>10804</text:p>
              </table:table-cell>
              <table:table-cell office:value-type="float" office:value="7.058523956">
                <text:p>7.0585239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292">
                <text:p>67292</text:p>
              </table:table-cell>
              <table:table-cell office:value-type="float" office:value="83.018704356">
                <text:p>83.018704356</text:p>
              </table:table-cell>
              <table:table-cell office:value-type="float" office:value="89646">
                <text:p>89646</text:p>
              </table:table-cell>
              <table:table-cell office:value-type="float" office:value="59.013646978">
                <text:p>59.013646978</text:p>
              </table:table-cell>
              <table:table-cell office:value-type="float" office:value="15904">
                <text:p>15904</text:p>
              </table:table-cell>
              <table:table-cell office:value-type="float" office:value="11.013456757">
                <text:p>11.013456757</text:p>
              </table:table-cell>
              <table:table-cell office:value-type="float" office:value="25776">
                <text:p>25776</text:p>
              </table:table-cell>
              <table:table-cell office:value-type="float" office:value="14.014982001">
                <text:p>14.014982001</text:p>
              </table:table-cell>
              <table:table-cell office:value-type="float" office:value="87124">
                <text:p>87124</text:p>
              </table:table-cell>
              <table:table-cell office:value-type="float" office:value="45.023312086">
                <text:p>45.023312086</text:p>
              </table:table-cell>
              <table:table-cell office:value-type="float" office:value="64684">
                <text:p>64684</text:p>
              </table:table-cell>
              <table:table-cell office:value-type="float" office:value="33.045031348">
                <text:p>33.045031348</text:p>
              </table:table-cell>
              <table:table-cell office:value-type="float" office:value="21358">
                <text:p>21358</text:p>
              </table:table-cell>
              <table:table-cell office:value-type="float" office:value="12.074804686">
                <text:p>12.074804686</text:p>
              </table:table-cell>
              <table:table-cell office:value-type="float" office:value="43656">
                <text:p>43656</text:p>
              </table:table-cell>
              <table:table-cell office:value-type="float" office:value="22.065290544">
                <text:p>22.0652905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999">
                <text:p>49999</text:p>
              </table:table-cell>
              <table:table-cell office:value-type="float" office:value="63.016558622">
                <text:p>63.016558622</text:p>
              </table:table-cell>
              <table:table-cell office:value-type="float" office:value="84544">
                <text:p>84544</text:p>
              </table:table-cell>
              <table:table-cell office:value-type="float" office:value="55.01479156">
                <text:p>55.01479156</text:p>
              </table:table-cell>
              <table:table-cell office:value-type="float" office:value="99413">
                <text:p>99413</text:p>
              </table:table-cell>
              <table:table-cell office:value-type="float" office:value="55.019610224">
                <text:p>55.019610224</text:p>
              </table:table-cell>
              <table:table-cell office:value-type="float" office:value="11735">
                <text:p>11735</text:p>
              </table:table-cell>
              <table:table-cell office:value-type="float" office:value="9.00957705">
                <text:p>9.00957705</text:p>
              </table:table-cell>
              <table:table-cell office:value-type="float" office:value="41467">
                <text:p>41467</text:p>
              </table:table-cell>
              <table:table-cell office:value-type="float" office:value="23.022602572">
                <text:p>23.022602572</text:p>
              </table:table-cell>
              <table:table-cell office:value-type="float" office:value="58768">
                <text:p>58768</text:p>
              </table:table-cell>
              <table:table-cell office:value-type="float" office:value="30.048686278">
                <text:p>30.048686278</text:p>
              </table:table-cell>
              <table:table-cell office:value-type="float" office:value="40494">
                <text:p>40494</text:p>
              </table:table-cell>
              <table:table-cell office:value-type="float" office:value="21.046033036">
                <text:p>21.046033036</text:p>
              </table:table-cell>
              <table:table-cell office:value-type="float" office:value="26317">
                <text:p>26317</text:p>
              </table:table-cell>
              <table:table-cell office:value-type="float" office:value="16.063575503">
                <text:p>16.0635755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810">
                <text:p>56810</text:p>
              </table:table-cell>
              <table:table-cell office:value-type="float" office:value="71.0147244">
                <text:p>71.0147244</text:p>
              </table:table-cell>
              <table:table-cell office:value-type="float" office:value="55149">
                <text:p>55149</text:p>
              </table:table-cell>
              <table:table-cell office:value-type="float" office:value="37.015542947">
                <text:p>37.015542947</text:p>
              </table:table-cell>
              <table:table-cell office:value-type="float" office:value="53482">
                <text:p>53482</text:p>
              </table:table-cell>
              <table:table-cell office:value-type="float" office:value="31.016019926">
                <text:p>31.016019926</text:p>
              </table:table-cell>
              <table:table-cell office:value-type="float" office:value="49963">
                <text:p>49963</text:p>
              </table:table-cell>
              <table:table-cell office:value-type="float" office:value="26.035518504">
                <text:p>26.035518504</text:p>
              </table:table-cell>
              <table:table-cell office:value-type="float" office:value="35310">
                <text:p>35310</text:p>
              </table:table-cell>
              <table:table-cell office:value-type="float" office:value="18.020769107">
                <text:p>18.020769107</text:p>
              </table:table-cell>
              <table:table-cell office:value-type="float" office:value="89857">
                <text:p>89857</text:p>
              </table:table-cell>
              <table:table-cell office:value-type="float" office:value="45.031565589">
                <text:p>45.031565589</text:p>
              </table:table-cell>
              <table:table-cell office:value-type="float" office:value="81066">
                <text:p>81066</text:p>
              </table:table-cell>
              <table:table-cell office:value-type="float" office:value="42.099254134">
                <text:p>42.099254134</text:p>
              </table:table-cell>
              <table:table-cell office:value-type="float" office:value="95261">
                <text:p>95261</text:p>
              </table:table-cell>
              <table:table-cell office:value-type="float" office:value="50.049908151">
                <text:p>50.0499081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822">
                <text:p>13822</text:p>
              </table:table-cell>
              <table:table-cell office:value-type="float" office:value="22.010014402">
                <text:p>22.010014402</text:p>
              </table:table-cell>
              <table:table-cell office:value-type="float" office:value="17426">
                <text:p>17426</text:p>
              </table:table-cell>
              <table:table-cell office:value-type="float" office:value="14.01237127">
                <text:p>14.01237127</text:p>
              </table:table-cell>
              <table:table-cell office:value-type="float" office:value="24735">
                <text:p>24735</text:p>
              </table:table-cell>
              <table:table-cell office:value-type="float" office:value="17.013066999">
                <text:p>17.013066999</text:p>
              </table:table-cell>
              <table:table-cell office:value-type="float" office:value="44462">
                <text:p>44462</text:p>
              </table:table-cell>
              <table:table-cell office:value-type="float" office:value="24.016987626">
                <text:p>24.016987626</text:p>
              </table:table-cell>
              <table:table-cell office:value-type="float" office:value="33253">
                <text:p>33253</text:p>
              </table:table-cell>
              <table:table-cell office:value-type="float" office:value="20.018430902">
                <text:p>20.018430902</text:p>
              </table:table-cell>
              <table:table-cell office:value-type="float" office:value="6935">
                <text:p>6935</text:p>
              </table:table-cell>
              <table:table-cell office:value-type="float" office:value="6.035741733">
                <text:p>6.035741733</text:p>
              </table:table-cell>
              <table:table-cell office:value-type="float" office:value="13247">
                <text:p>13247</text:p>
              </table:table-cell>
              <table:table-cell office:value-type="float" office:value="10.09425063">
                <text:p>10.09425063</text:p>
              </table:table-cell>
              <table:table-cell office:value-type="float" office:value="97079">
                <text:p>97079</text:p>
              </table:table-cell>
              <table:table-cell office:value-type="float" office:value="51.07717874">
                <text:p>51.077178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7615">
                <text:p>87615</text:p>
              </table:table-cell>
              <table:table-cell office:value-type="float" office:value="106.017818298">
                <text:p>106.017818298</text:p>
              </table:table-cell>
              <table:table-cell office:value-type="float" office:value="17708">
                <text:p>17708</text:p>
              </table:table-cell>
              <table:table-cell office:value-type="float" office:value="15.010643759">
                <text:p>15.010643759</text:p>
              </table:table-cell>
              <table:table-cell office:value-type="float" office:value="22640">
                <text:p>22640</text:p>
              </table:table-cell>
              <table:table-cell office:value-type="float" office:value="15.012973636">
                <text:p>15.012973636</text:p>
              </table:table-cell>
              <table:table-cell office:value-type="float" office:value="45762">
                <text:p>45762</text:p>
              </table:table-cell>
              <table:table-cell office:value-type="float" office:value="25.016471814">
                <text:p>25.016471814</text:p>
              </table:table-cell>
              <table:table-cell office:value-type="float" office:value="48949">
                <text:p>48949</text:p>
              </table:table-cell>
              <table:table-cell office:value-type="float" office:value="28.02080878">
                <text:p>28.02080878</text:p>
              </table:table-cell>
              <table:table-cell office:value-type="float" office:value="26913">
                <text:p>26913</text:p>
              </table:table-cell>
              <table:table-cell office:value-type="float" office:value="16.025665601">
                <text:p>16.025665601</text:p>
              </table:table-cell>
              <table:table-cell office:value-type="float" office:value="34645">
                <text:p>34645</text:p>
              </table:table-cell>
              <table:table-cell office:value-type="float" office:value="18.0412591">
                <text:p>18.0412591</text:p>
              </table:table-cell>
              <table:table-cell office:value-type="float" office:value="78090">
                <text:p>78090</text:p>
              </table:table-cell>
              <table:table-cell office:value-type="float" office:value="43.06946435">
                <text:p>43.069464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725">
                <text:p>86725</text:p>
              </table:table-cell>
              <table:table-cell office:value-type="float" office:value="105.019079194">
                <text:p>105.019079194</text:p>
              </table:table-cell>
              <table:table-cell office:value-type="float" office:value="34063">
                <text:p>34063</text:p>
              </table:table-cell>
              <table:table-cell office:value-type="float" office:value="24.011272502">
                <text:p>24.011272502</text:p>
              </table:table-cell>
              <table:table-cell office:value-type="float" office:value="76682">
                <text:p>76682</text:p>
              </table:table-cell>
              <table:table-cell office:value-type="float" office:value="44.015292983">
                <text:p>44.015292983</text:p>
              </table:table-cell>
              <table:table-cell office:value-type="float" office:value="64732">
                <text:p>64732</text:p>
              </table:table-cell>
              <table:table-cell office:value-type="float" office:value="35.024765141">
                <text:p>35.024765141</text:p>
              </table:table-cell>
              <table:table-cell office:value-type="float" office:value="29188">
                <text:p>29188</text:p>
              </table:table-cell>
              <table:table-cell office:value-type="float" office:value="17.019854911">
                <text:p>17.019854911</text:p>
              </table:table-cell>
              <table:table-cell office:value-type="float" office:value="3953">
                <text:p>3953</text:p>
              </table:table-cell>
              <table:table-cell office:value-type="float" office:value="5.019148322">
                <text:p>5.019148322</text:p>
              </table:table-cell>
              <table:table-cell office:value-type="float" office:value="37911">
                <text:p>37911</text:p>
              </table:table-cell>
              <table:table-cell office:value-type="float" office:value="22.081231601">
                <text:p>22.081231601</text:p>
              </table:table-cell>
              <table:table-cell office:value-type="float" office:value="51091">
                <text:p>51091</text:p>
              </table:table-cell>
              <table:table-cell office:value-type="float" office:value="28.087929457">
                <text:p>28.0879294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038">
                <text:p>13038</text:p>
              </table:table-cell>
              <table:table-cell office:value-type="float" office:value="21.010263459">
                <text:p>21.010263459</text:p>
              </table:table-cell>
              <table:table-cell office:value-type="float" office:value="57006">
                <text:p>57006</text:p>
              </table:table-cell>
              <table:table-cell office:value-type="float" office:value="39.01556626">
                <text:p>39.01556626</text:p>
              </table:table-cell>
              <table:table-cell office:value-type="float" office:value="29510">
                <text:p>29510</text:p>
              </table:table-cell>
              <table:table-cell office:value-type="float" office:value="20.015807457">
                <text:p>20.015807457</text:p>
              </table:table-cell>
              <table:table-cell office:value-type="float" office:value="76649">
                <text:p>76649</text:p>
              </table:table-cell>
              <table:table-cell office:value-type="float" office:value="39.023788926">
                <text:p>39.023788926</text:p>
              </table:table-cell>
              <table:table-cell office:value-type="float" office:value="95285">
                <text:p>95285</text:p>
              </table:table-cell>
              <table:table-cell office:value-type="float" office:value="49.052828161">
                <text:p>49.052828161</text:p>
              </table:table-cell>
              <table:table-cell office:value-type="float" office:value="32417">
                <text:p>32417</text:p>
              </table:table-cell>
              <table:table-cell office:value-type="float" office:value="17.027253345">
                <text:p>17.027253345</text:p>
              </table:table-cell>
              <table:table-cell office:value-type="float" office:value="84532">
                <text:p>84532</text:p>
              </table:table-cell>
              <table:table-cell office:value-type="float" office:value="45.079879193">
                <text:p>45.079879193</text:p>
              </table:table-cell>
              <table:table-cell office:value-type="float" office:value="80141">
                <text:p>80141</text:p>
              </table:table-cell>
              <table:table-cell office:value-type="float" office:value="42.080736493">
                <text:p>42.0807364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157">
                <text:p>35157</text:p>
              </table:table-cell>
              <table:table-cell office:value-type="float" office:value="46.011996625">
                <text:p>46.011996625</text:p>
              </table:table-cell>
              <table:table-cell office:value-type="float" office:value="88779">
                <text:p>88779</text:p>
              </table:table-cell>
              <table:table-cell office:value-type="float" office:value="58.016651361">
                <text:p>58.016651361</text:p>
              </table:table-cell>
              <table:table-cell office:value-type="float" office:value="89072">
                <text:p>89072</text:p>
              </table:table-cell>
              <table:table-cell office:value-type="float" office:value="50.016490993">
                <text:p>50.016490993</text:p>
              </table:table-cell>
              <table:table-cell office:value-type="float" office:value="91925">
                <text:p>91925</text:p>
              </table:table-cell>
              <table:table-cell office:value-type="float" office:value="47.032639419">
                <text:p>47.032639419</text:p>
              </table:table-cell>
              <table:table-cell office:value-type="float" office:value="58469">
                <text:p>58469</text:p>
              </table:table-cell>
              <table:table-cell office:value-type="float" office:value="31.04126014">
                <text:p>31.04126014</text:p>
              </table:table-cell>
              <table:table-cell office:value-type="float" office:value="63235">
                <text:p>63235</text:p>
              </table:table-cell>
              <table:table-cell office:value-type="float" office:value="34.027853591">
                <text:p>34.027853591</text:p>
              </table:table-cell>
              <table:table-cell office:value-type="float" office:value="75352">
                <text:p>75352</text:p>
              </table:table-cell>
              <table:table-cell office:value-type="float" office:value="41.061636269">
                <text:p>41.061636269</text:p>
              </table:table-cell>
              <table:table-cell office:value-type="float" office:value="54841">
                <text:p>54841</text:p>
              </table:table-cell>
              <table:table-cell office:value-type="float" office:value="30.061074139">
                <text:p>30.0610741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223">
                <text:p>15223</text:p>
              </table:table-cell>
              <table:table-cell office:value-type="float" office:value="23.009477741">
                <text:p>23.009477741</text:p>
              </table:table-cell>
              <table:table-cell office:value-type="float" office:value="64520">
                <text:p>64520</text:p>
              </table:table-cell>
              <table:table-cell office:value-type="float" office:value="43.013408412">
                <text:p>43.013408412</text:p>
              </table:table-cell>
              <table:table-cell office:value-type="float" office:value="74292">
                <text:p>74292</text:p>
              </table:table-cell>
              <table:table-cell office:value-type="float" office:value="43.015563428">
                <text:p>43.015563428</text:p>
              </table:table-cell>
              <table:table-cell office:value-type="float" office:value="39277">
                <text:p>39277</text:p>
              </table:table-cell>
              <table:table-cell office:value-type="float" office:value="22.029149655">
                <text:p>22.029149655</text:p>
              </table:table-cell>
              <table:table-cell office:value-type="float" office:value="38498">
                <text:p>38498</text:p>
              </table:table-cell>
              <table:table-cell office:value-type="float" office:value="21.028443359">
                <text:p>21.028443359</text:p>
              </table:table-cell>
              <table:table-cell office:value-type="float" office:value="64419">
                <text:p>64419</text:p>
              </table:table-cell>
              <table:table-cell office:value-type="float" office:value="33.042562514">
                <text:p>33.042562514</text:p>
              </table:table-cell>
              <table:table-cell office:value-type="float" office:value="74212">
                <text:p>74212</text:p>
              </table:table-cell>
              <table:table-cell office:value-type="float" office:value="39.070517317">
                <text:p>39.070517317</text:p>
              </table:table-cell>
              <table:table-cell office:value-type="float" office:value="90915">
                <text:p>90915</text:p>
              </table:table-cell>
              <table:table-cell office:value-type="float" office:value="48.114834656">
                <text:p>48.1148346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424">
                <text:p>34424</text:p>
              </table:table-cell>
              <table:table-cell office:value-type="float" office:value="45.010876526">
                <text:p>45.010876526</text:p>
              </table:table-cell>
              <table:table-cell office:value-type="float" office:value="92503">
                <text:p>92503</text:p>
              </table:table-cell>
              <table:table-cell office:value-type="float" office:value="61.016356203">
                <text:p>61.016356203</text:p>
              </table:table-cell>
              <table:table-cell office:value-type="float" office:value="73383">
                <text:p>73383</text:p>
              </table:table-cell>
              <table:table-cell office:value-type="float" office:value="43.033507893">
                <text:p>43.033507893</text:p>
              </table:table-cell>
              <table:table-cell office:value-type="float" office:value="30926">
                <text:p>30926</text:p>
              </table:table-cell>
              <table:table-cell office:value-type="float" office:value="18.024799687">
                <text:p>18.024799687</text:p>
              </table:table-cell>
              <table:table-cell office:value-type="float" office:value="2294">
                <text:p>2294</text:p>
              </table:table-cell>
              <table:table-cell office:value-type="float" office:value="4.024700946">
                <text:p>4.024700946</text:p>
              </table:table-cell>
              <table:table-cell office:value-type="float" office:value="85771">
                <text:p>85771</text:p>
              </table:table-cell>
              <table:table-cell office:value-type="float" office:value="43.033273211">
                <text:p>43.033273211</text:p>
              </table:table-cell>
              <table:table-cell office:value-type="float" office:value="35504">
                <text:p>35504</text:p>
              </table:table-cell>
              <table:table-cell office:value-type="float" office:value="18.075080505">
                <text:p>18.075080505</text:p>
              </table:table-cell>
              <table:table-cell office:value-type="float" office:value="51939">
                <text:p>51939</text:p>
              </table:table-cell>
              <table:table-cell office:value-type="float" office:value="29.080512465">
                <text:p>29.0805124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113">
                <text:p>15113</text:p>
              </table:table-cell>
              <table:table-cell office:value-type="float" office:value="23.012228117">
                <text:p>23.012228117</text:p>
              </table:table-cell>
              <table:table-cell office:value-type="float" office:value="20498">
                <text:p>20498</text:p>
              </table:table-cell>
              <table:table-cell office:value-type="float" office:value="16.014959193">
                <text:p>16.014959193</text:p>
              </table:table-cell>
              <table:table-cell office:value-type="float" office:value="83287">
                <text:p>83287</text:p>
              </table:table-cell>
              <table:table-cell office:value-type="float" office:value="47.017190543">
                <text:p>47.017190543</text:p>
              </table:table-cell>
              <table:table-cell office:value-type="float" office:value="61972">
                <text:p>61972</text:p>
              </table:table-cell>
              <table:table-cell office:value-type="float" office:value="32.017425591">
                <text:p>32.017425591</text:p>
              </table:table-cell>
              <table:table-cell office:value-type="float" office:value="55665">
                <text:p>55665</text:p>
              </table:table-cell>
              <table:table-cell office:value-type="float" office:value="29.038542006">
                <text:p>29.038542006</text:p>
              </table:table-cell>
              <table:table-cell office:value-type="float" office:value="78165">
                <text:p>78165</text:p>
              </table:table-cell>
              <table:table-cell office:value-type="float" office:value="40.050468828">
                <text:p>40.050468828</text:p>
              </table:table-cell>
              <table:table-cell office:value-type="float" office:value="2670">
                <text:p>2670</text:p>
              </table:table-cell>
              <table:table-cell office:value-type="float" office:value="5.069591228">
                <text:p>5.069591228</text:p>
              </table:table-cell>
              <table:table-cell office:value-type="float" office:value="58816">
                <text:p>58816</text:p>
              </table:table-cell>
              <table:table-cell office:value-type="float" office:value="30.085529213">
                <text:p>30.0855292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49">
                <text:p>5049</text:p>
              </table:table-cell>
              <table:table-cell office:value-type="float" office:value="12.011828278">
                <text:p>12.011828278</text:p>
              </table:table-cell>
              <table:table-cell office:value-type="float" office:value="56452">
                <text:p>56452</text:p>
              </table:table-cell>
              <table:table-cell office:value-type="float" office:value="38.019459437">
                <text:p>38.019459437</text:p>
              </table:table-cell>
              <table:table-cell office:value-type="float" office:value="15078">
                <text:p>15078</text:p>
              </table:table-cell>
              <table:table-cell office:value-type="float" office:value="11.01417875">
                <text:p>11.01417875</text:p>
              </table:table-cell>
              <table:table-cell office:value-type="float" office:value="71711">
                <text:p>71711</text:p>
              </table:table-cell>
              <table:table-cell office:value-type="float" office:value="37.031513185">
                <text:p>37.031513185</text:p>
              </table:table-cell>
              <table:table-cell office:value-type="float" office:value="13082">
                <text:p>13082</text:p>
              </table:table-cell>
              <table:table-cell office:value-type="float" office:value="9.023139229">
                <text:p>9.023139229</text:p>
              </table:table-cell>
              <table:table-cell office:value-type="float" office:value="64982">
                <text:p>64982</text:p>
              </table:table-cell>
              <table:table-cell office:value-type="float" office:value="33.054111242">
                <text:p>33.054111242</text:p>
              </table:table-cell>
              <table:table-cell office:value-type="float" office:value="30570">
                <text:p>30570</text:p>
              </table:table-cell>
              <table:table-cell office:value-type="float" office:value="19.116363186">
                <text:p>19.116363186</text:p>
              </table:table-cell>
              <table:table-cell office:value-type="float" office:value="24806">
                <text:p>24806</text:p>
              </table:table-cell>
              <table:table-cell office:value-type="float" office:value="16.050073749">
                <text:p>16.0500737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714">
                <text:p>21714</text:p>
              </table:table-cell>
              <table:table-cell office:value-type="float" office:value="31.011028865">
                <text:p>31.011028865</text:p>
              </table:table-cell>
              <table:table-cell office:value-type="float" office:value="79729">
                <text:p>79729</text:p>
              </table:table-cell>
              <table:table-cell office:value-type="float" office:value="52.012232706">
                <text:p>52.012232706</text:p>
              </table:table-cell>
              <table:table-cell office:value-type="float" office:value="62957">
                <text:p>62957</text:p>
              </table:table-cell>
              <table:table-cell office:value-type="float" office:value="36.014331436">
                <text:p>36.014331436</text:p>
              </table:table-cell>
              <table:table-cell office:value-type="float" office:value="52997">
                <text:p>52997</text:p>
              </table:table-cell>
              <table:table-cell office:value-type="float" office:value="28.038872847">
                <text:p>28.038872847</text:p>
              </table:table-cell>
              <table:table-cell office:value-type="float" office:value="12776">
                <text:p>12776</text:p>
              </table:table-cell>
              <table:table-cell office:value-type="float" office:value="9.016287046">
                <text:p>9.016287046</text:p>
              </table:table-cell>
              <table:table-cell office:value-type="float" office:value="76822">
                <text:p>76822</text:p>
              </table:table-cell>
              <table:table-cell office:value-type="float" office:value="39.028921857">
                <text:p>39.028921857</text:p>
              </table:table-cell>
              <table:table-cell office:value-type="float" office:value="10554">
                <text:p>10554</text:p>
              </table:table-cell>
              <table:table-cell office:value-type="float" office:value="8.072645131">
                <text:p>8.072645131</text:p>
              </table:table-cell>
              <table:table-cell office:value-type="float" office:value="92516">
                <text:p>92516</text:p>
              </table:table-cell>
              <table:table-cell office:value-type="float" office:value="49.056256258">
                <text:p>49.0562562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596">
                <text:p>47596</text:p>
              </table:table-cell>
              <table:table-cell office:value-type="float" office:value="60.01200752">
                <text:p>60.01200752</text:p>
              </table:table-cell>
              <table:table-cell office:value-type="float" office:value="32990">
                <text:p>32990</text:p>
              </table:table-cell>
              <table:table-cell office:value-type="float" office:value="24.01425992">
                <text:p>24.01425992</text:p>
              </table:table-cell>
              <table:table-cell office:value-type="float" office:value="36516">
                <text:p>36516</text:p>
              </table:table-cell>
              <table:table-cell office:value-type="float" office:value="23.017033876">
                <text:p>23.017033876</text:p>
              </table:table-cell>
              <table:table-cell office:value-type="float" office:value="83054">
                <text:p>83054</text:p>
              </table:table-cell>
              <table:table-cell office:value-type="float" office:value="42.023118878">
                <text:p>42.023118878</text:p>
              </table:table-cell>
              <table:table-cell office:value-type="float" office:value="38985">
                <text:p>38985</text:p>
              </table:table-cell>
              <table:table-cell office:value-type="float" office:value="21.042398361">
                <text:p>21.042398361</text:p>
              </table:table-cell>
              <table:table-cell office:value-type="float" office:value="63444">
                <text:p>63444</text:p>
              </table:table-cell>
              <table:table-cell office:value-type="float" office:value="33.045079506">
                <text:p>33.045079506</text:p>
              </table:table-cell>
              <table:table-cell office:value-type="float" office:value="38461">
                <text:p>38461</text:p>
              </table:table-cell>
              <table:table-cell office:value-type="float" office:value="22.071138945">
                <text:p>22.071138945</text:p>
              </table:table-cell>
              <table:table-cell office:value-type="float" office:value="8099">
                <text:p>8099</text:p>
              </table:table-cell>
              <table:table-cell office:value-type="float" office:value="6.059562465">
                <text:p>6.0595624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902">
                <text:p>42902</text:p>
              </table:table-cell>
              <table:table-cell office:value-type="float" office:value="55.012032414">
                <text:p>55.012032414</text:p>
              </table:table-cell>
              <table:table-cell office:value-type="float" office:value="35823">
                <text:p>35823</text:p>
              </table:table-cell>
              <table:table-cell office:value-type="float" office:value="26.011842354">
                <text:p>26.011842354</text:p>
              </table:table-cell>
              <table:table-cell office:value-type="float" office:value="53993">
                <text:p>53993</text:p>
              </table:table-cell>
              <table:table-cell office:value-type="float" office:value="31.020718949">
                <text:p>31.020718949</text:p>
              </table:table-cell>
              <table:table-cell office:value-type="float" office:value="61743">
                <text:p>61743</text:p>
              </table:table-cell>
              <table:table-cell office:value-type="float" office:value="33.017357279">
                <text:p>33.017357279</text:p>
              </table:table-cell>
              <table:table-cell office:value-type="float" office:value="14315">
                <text:p>14315</text:p>
              </table:table-cell>
              <table:table-cell office:value-type="float" office:value="9.017193911">
                <text:p>9.017193911</text:p>
              </table:table-cell>
              <table:table-cell office:value-type="float" office:value="54947">
                <text:p>54947</text:p>
              </table:table-cell>
              <table:table-cell office:value-type="float" office:value="29.026466729">
                <text:p>29.026466729</text:p>
              </table:table-cell>
              <table:table-cell office:value-type="float" office:value="20453">
                <text:p>20453</text:p>
              </table:table-cell>
              <table:table-cell office:value-type="float" office:value="12.03729796">
                <text:p>12.03729796</text:p>
              </table:table-cell>
              <table:table-cell office:value-type="float" office:value="9317">
                <text:p>9317</text:p>
              </table:table-cell>
              <table:table-cell office:value-type="float" office:value="7.055930996">
                <text:p>7.0559309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99">
                <text:p>1099</text:p>
              </table:table-cell>
              <table:table-cell office:value-type="float" office:value="7.008870793">
                <text:p>7.008870793</text:p>
              </table:table-cell>
              <table:table-cell office:value-type="float" office:value="61893">
                <text:p>61893</text:p>
              </table:table-cell>
              <table:table-cell office:value-type="float" office:value="41.013347553">
                <text:p>41.013347553</text:p>
              </table:table-cell>
              <table:table-cell office:value-type="float" office:value="7287">
                <text:p>7287</text:p>
              </table:table-cell>
              <table:table-cell office:value-type="float" office:value="7.014822818">
                <text:p>7.014822818</text:p>
              </table:table-cell>
              <table:table-cell office:value-type="float" office:value="21804">
                <text:p>21804</text:p>
              </table:table-cell>
              <table:table-cell office:value-type="float" office:value="12.023754078">
                <text:p>12.023754078</text:p>
              </table:table-cell>
              <table:table-cell office:value-type="float" office:value="29354">
                <text:p>29354</text:p>
              </table:table-cell>
              <table:table-cell office:value-type="float" office:value="17.060726197">
                <text:p>17.060726197</text:p>
              </table:table-cell>
              <table:table-cell office:value-type="float" office:value="6751">
                <text:p>6751</text:p>
              </table:table-cell>
              <table:table-cell office:value-type="float" office:value="6.025520651">
                <text:p>6.025520651</text:p>
              </table:table-cell>
              <table:table-cell office:value-type="float" office:value="1166">
                <text:p>1166</text:p>
              </table:table-cell>
              <table:table-cell office:value-type="float" office:value="4.049018283">
                <text:p>4.049018283</text:p>
              </table:table-cell>
              <table:table-cell office:value-type="float" office:value="76705">
                <text:p>76705</text:p>
              </table:table-cell>
              <table:table-cell office:value-type="float" office:value="39.088858071">
                <text:p>39.0888580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30">
                <text:p>2930</text:p>
              </table:table-cell>
              <table:table-cell office:value-type="float" office:value="9.009422452">
                <text:p>9.009422452</text:p>
              </table:table-cell>
              <table:table-cell office:value-type="float" office:value="11196">
                <text:p>11196</text:p>
              </table:table-cell>
              <table:table-cell office:value-type="float" office:value="11.011338128">
                <text:p>11.011338128</text:p>
              </table:table-cell>
              <table:table-cell office:value-type="float" office:value="11008">
                <text:p>11008</text:p>
              </table:table-cell>
              <table:table-cell office:value-type="float" office:value="9.012530069">
                <text:p>9.012530069</text:p>
              </table:table-cell>
              <table:table-cell office:value-type="float" office:value="26768">
                <text:p>26768</text:p>
              </table:table-cell>
              <table:table-cell office:value-type="float" office:value="14.024774964">
                <text:p>14.024774964</text:p>
              </table:table-cell>
              <table:table-cell office:value-type="float" office:value="23332">
                <text:p>23332</text:p>
              </table:table-cell>
              <table:table-cell office:value-type="float" office:value="15.029255942">
                <text:p>15.029255942</text:p>
              </table:table-cell>
              <table:table-cell office:value-type="float" office:value="55098">
                <text:p>55098</text:p>
              </table:table-cell>
              <table:table-cell office:value-type="float" office:value="29.022545488">
                <text:p>29.022545488</text:p>
              </table:table-cell>
              <table:table-cell office:value-type="float" office:value="87149">
                <text:p>87149</text:p>
              </table:table-cell>
              <table:table-cell office:value-type="float" office:value="45.043446532">
                <text:p>45.043446532</text:p>
              </table:table-cell>
              <table:table-cell office:value-type="float" office:value="26718">
                <text:p>26718</text:p>
              </table:table-cell>
              <table:table-cell office:value-type="float" office:value="17.073967989">
                <text:p>17.0739679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260">
                <text:p>33260</text:p>
              </table:table-cell>
              <table:table-cell office:value-type="float" office:value="44.012110763">
                <text:p>44.012110763</text:p>
              </table:table-cell>
              <table:table-cell office:value-type="float" office:value="60794">
                <text:p>60794</text:p>
              </table:table-cell>
              <table:table-cell office:value-type="float" office:value="41.013958403">
                <text:p>41.013958403</text:p>
              </table:table-cell>
              <table:table-cell office:value-type="float" office:value="60342">
                <text:p>60342</text:p>
              </table:table-cell>
              <table:table-cell office:value-type="float" office:value="35.016273334">
                <text:p>35.016273334</text:p>
              </table:table-cell>
              <table:table-cell office:value-type="float" office:value="25411">
                <text:p>25411</text:p>
              </table:table-cell>
              <table:table-cell office:value-type="float" office:value="16.014014798">
                <text:p>16.014014798</text:p>
              </table:table-cell>
              <table:table-cell office:value-type="float" office:value="60088">
                <text:p>60088</text:p>
              </table:table-cell>
              <table:table-cell office:value-type="float" office:value="32.015194465">
                <text:p>32.015194465</text:p>
              </table:table-cell>
              <table:table-cell office:value-type="float" office:value="13257">
                <text:p>13257</text:p>
              </table:table-cell>
              <table:table-cell office:value-type="float" office:value="10.018657253">
                <text:p>10.018657253</text:p>
              </table:table-cell>
              <table:table-cell office:value-type="float" office:value="98387">
                <text:p>98387</text:p>
              </table:table-cell>
              <table:table-cell office:value-type="float" office:value="51.043613289">
                <text:p>51.043613289</text:p>
              </table:table-cell>
              <table:table-cell office:value-type="float" office:value="51031">
                <text:p>51031</text:p>
              </table:table-cell>
              <table:table-cell office:value-type="float" office:value="26.053418181">
                <text:p>26.0534181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662">
                <text:p>19662</text:p>
              </table:table-cell>
              <table:table-cell office:value-type="float" office:value="28.009102854">
                <text:p>28.009102854</text:p>
              </table:table-cell>
              <table:table-cell office:value-type="float" office:value="27600">
                <text:p>27600</text:p>
              </table:table-cell>
              <table:table-cell office:value-type="float" office:value="21.010529932">
                <text:p>21.010529932</text:p>
              </table:table-cell>
              <table:table-cell office:value-type="float" office:value="14775">
                <text:p>14775</text:p>
              </table:table-cell>
              <table:table-cell office:value-type="float" office:value="11.021674182">
                <text:p>11.021674182</text:p>
              </table:table-cell>
              <table:table-cell office:value-type="float" office:value="44643">
                <text:p>44643</text:p>
              </table:table-cell>
              <table:table-cell office:value-type="float" office:value="25.021766567">
                <text:p>25.021766567</text:p>
              </table:table-cell>
              <table:table-cell office:value-type="float" office:value="51637">
                <text:p>51637</text:p>
              </table:table-cell>
              <table:table-cell office:value-type="float" office:value="27.025039541">
                <text:p>27.025039541</text:p>
              </table:table-cell>
              <table:table-cell office:value-type="float" office:value="42496">
                <text:p>42496</text:p>
              </table:table-cell>
              <table:table-cell office:value-type="float" office:value="23.032726638">
                <text:p>23.032726638</text:p>
              </table:table-cell>
              <table:table-cell office:value-type="float" office:value="53899">
                <text:p>53899</text:p>
              </table:table-cell>
              <table:table-cell office:value-type="float" office:value="28.063347783">
                <text:p>28.063347783</text:p>
              </table:table-cell>
              <table:table-cell office:value-type="float" office:value="93534">
                <text:p>93534</text:p>
              </table:table-cell>
              <table:table-cell office:value-type="float" office:value="50.070585832">
                <text:p>50.0705858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018">
                <text:p>90018</text:p>
              </table:table-cell>
              <table:table-cell office:value-type="float" office:value="109.019304234">
                <text:p>109.019304234</text:p>
              </table:table-cell>
              <table:table-cell office:value-type="float" office:value="46964">
                <text:p>46964</text:p>
              </table:table-cell>
              <table:table-cell office:value-type="float" office:value="32.013515009">
                <text:p>32.013515009</text:p>
              </table:table-cell>
              <table:table-cell office:value-type="float" office:value="7548">
                <text:p>7548</text:p>
              </table:table-cell>
              <table:table-cell office:value-type="float" office:value="7.030408996">
                <text:p>7.030408996</text:p>
              </table:table-cell>
              <table:table-cell office:value-type="float" office:value="42055">
                <text:p>42055</text:p>
              </table:table-cell>
              <table:table-cell office:value-type="float" office:value="24.018028814">
                <text:p>24.018028814</text:p>
              </table:table-cell>
              <table:table-cell office:value-type="float" office:value="43361">
                <text:p>43361</text:p>
              </table:table-cell>
              <table:table-cell office:value-type="float" office:value="22.023500571">
                <text:p>22.023500571</text:p>
              </table:table-cell>
              <table:table-cell office:value-type="float" office:value="86197">
                <text:p>86197</text:p>
              </table:table-cell>
              <table:table-cell office:value-type="float" office:value="44.030437334">
                <text:p>44.030437334</text:p>
              </table:table-cell>
              <table:table-cell office:value-type="float" office:value="96012">
                <text:p>96012</text:p>
              </table:table-cell>
              <table:table-cell office:value-type="float" office:value="49.059894304">
                <text:p>49.059894304</text:p>
              </table:table-cell>
              <table:table-cell office:value-type="float" office:value="71115">
                <text:p>71115</text:p>
              </table:table-cell>
              <table:table-cell office:value-type="float" office:value="36.075879322">
                <text:p>36.0758793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419">
                <text:p>93419</text:p>
              </table:table-cell>
              <table:table-cell office:value-type="float" office:value="113.015668079">
                <text:p>113.015668079</text:p>
              </table:table-cell>
              <table:table-cell office:value-type="float" office:value="65593">
                <text:p>65593</text:p>
              </table:table-cell>
              <table:table-cell office:value-type="float" office:value="44.012240078">
                <text:p>44.012240078</text:p>
              </table:table-cell>
              <table:table-cell office:value-type="float" office:value="45237">
                <text:p>45237</text:p>
              </table:table-cell>
              <table:table-cell office:value-type="float" office:value="27.018303004">
                <text:p>27.018303004</text:p>
              </table:table-cell>
              <table:table-cell office:value-type="float" office:value="46967">
                <text:p>46967</text:p>
              </table:table-cell>
              <table:table-cell office:value-type="float" office:value="26.015359587">
                <text:p>26.015359587</text:p>
              </table:table-cell>
              <table:table-cell office:value-type="float" office:value="73660">
                <text:p>73660</text:p>
              </table:table-cell>
              <table:table-cell office:value-type="float" office:value="39.077127422">
                <text:p>39.077127422</text:p>
              </table:table-cell>
              <table:table-cell office:value-type="float" office:value="50881">
                <text:p>50881</text:p>
              </table:table-cell>
              <table:table-cell office:value-type="float" office:value="28.042154293">
                <text:p>28.042154293</text:p>
              </table:table-cell>
              <table:table-cell office:value-type="float" office:value="52085">
                <text:p>52085</text:p>
              </table:table-cell>
              <table:table-cell office:value-type="float" office:value="30.080639362">
                <text:p>30.080639362</text:p>
              </table:table-cell>
              <table:table-cell office:value-type="float" office:value="73698">
                <text:p>73698</text:p>
              </table:table-cell>
              <table:table-cell office:value-type="float" office:value="38.062559291">
                <text:p>38.0625592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631">
                <text:p>32631</text:p>
              </table:table-cell>
              <table:table-cell office:value-type="float" office:value="43.013976271">
                <text:p>43.013976271</text:p>
              </table:table-cell>
              <table:table-cell office:value-type="float" office:value="7669">
                <text:p>7669</text:p>
              </table:table-cell>
              <table:table-cell office:value-type="float" office:value="9.010450756">
                <text:p>9.010450756</text:p>
              </table:table-cell>
              <table:table-cell office:value-type="float" office:value="10711">
                <text:p>10711</text:p>
              </table:table-cell>
              <table:table-cell office:value-type="float" office:value="9.012736656">
                <text:p>9.012736656</text:p>
              </table:table-cell>
              <table:table-cell office:value-type="float" office:value="2909">
                <text:p>2909</text:p>
              </table:table-cell>
              <table:table-cell office:value-type="float" office:value="4.012705082">
                <text:p>4.012705082</text:p>
              </table:table-cell>
              <table:table-cell office:value-type="float" office:value="93132">
                <text:p>93132</text:p>
              </table:table-cell>
              <table:table-cell office:value-type="float" office:value="48.022380158">
                <text:p>48.022380158</text:p>
              </table:table-cell>
              <table:table-cell office:value-type="float" office:value="15051">
                <text:p>15051</text:p>
              </table:table-cell>
              <table:table-cell office:value-type="float" office:value="10.035087749">
                <text:p>10.035087749</text:p>
              </table:table-cell>
              <table:table-cell office:value-type="float" office:value="31614">
                <text:p>31614</text:p>
              </table:table-cell>
              <table:table-cell office:value-type="float" office:value="17.043180101">
                <text:p>17.043180101</text:p>
              </table:table-cell>
              <table:table-cell office:value-type="float" office:value="1534">
                <text:p>1534</text:p>
              </table:table-cell>
              <table:table-cell office:value-type="float" office:value="4.06124078">
                <text:p>4.061240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898">
                <text:p>78898</text:p>
              </table:table-cell>
              <table:table-cell office:value-type="float" office:value="96.016242652">
                <text:p>96.016242652</text:p>
              </table:table-cell>
              <table:table-cell office:value-type="float" office:value="35910">
                <text:p>35910</text:p>
              </table:table-cell>
              <table:table-cell office:value-type="float" office:value="26.01299935">
                <text:p>26.01299935</text:p>
              </table:table-cell>
              <table:table-cell office:value-type="float" office:value="36690">
                <text:p>36690</text:p>
              </table:table-cell>
              <table:table-cell office:value-type="float" office:value="22.01439456">
                <text:p>22.01439456</text:p>
              </table:table-cell>
              <table:table-cell office:value-type="float" office:value="92696">
                <text:p>92696</text:p>
              </table:table-cell>
              <table:table-cell office:value-type="float" office:value="48.022378249">
                <text:p>48.022378249</text:p>
              </table:table-cell>
              <table:table-cell office:value-type="float" office:value="94870">
                <text:p>94870</text:p>
              </table:table-cell>
              <table:table-cell office:value-type="float" office:value="48.044091816">
                <text:p>48.044091816</text:p>
              </table:table-cell>
              <table:table-cell office:value-type="float" office:value="27877">
                <text:p>27877</text:p>
              </table:table-cell>
              <table:table-cell office:value-type="float" office:value="15.025946498">
                <text:p>15.025946498</text:p>
              </table:table-cell>
              <table:table-cell office:value-type="float" office:value="81790">
                <text:p>81790</text:p>
              </table:table-cell>
              <table:table-cell office:value-type="float" office:value="44.101423596">
                <text:p>44.101423596</text:p>
              </table:table-cell>
              <table:table-cell office:value-type="float" office:value="69823">
                <text:p>69823</text:p>
              </table:table-cell>
              <table:table-cell office:value-type="float" office:value="36.12388827">
                <text:p>36.123888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2324">
                <text:p>92324</text:p>
              </table:table-cell>
              <table:table-cell office:value-type="float" office:value="112.016021773">
                <text:p>112.016021773</text:p>
              </table:table-cell>
              <table:table-cell office:value-type="float" office:value="16352">
                <text:p>16352</text:p>
              </table:table-cell>
              <table:table-cell office:value-type="float" office:value="14.012032663">
                <text:p>14.012032663</text:p>
              </table:table-cell>
              <table:table-cell office:value-type="float" office:value="12040">
                <text:p>12040</text:p>
              </table:table-cell>
              <table:table-cell office:value-type="float" office:value="9.012478581">
                <text:p>9.012478581</text:p>
              </table:table-cell>
              <table:table-cell office:value-type="float" office:value="9652">
                <text:p>9652</text:p>
              </table:table-cell>
              <table:table-cell office:value-type="float" office:value="7.013358719">
                <text:p>7.013358719</text:p>
              </table:table-cell>
              <table:table-cell office:value-type="float" office:value="3976">
                <text:p>3976</text:p>
              </table:table-cell>
              <table:table-cell office:value-type="float" office:value="5.017805268">
                <text:p>5.017805268</text:p>
              </table:table-cell>
              <table:table-cell office:value-type="float" office:value="42174">
                <text:p>42174</text:p>
              </table:table-cell>
              <table:table-cell office:value-type="float" office:value="23.029540648">
                <text:p>23.029540648</text:p>
              </table:table-cell>
              <table:table-cell office:value-type="float" office:value="46346">
                <text:p>46346</text:p>
              </table:table-cell>
              <table:table-cell office:value-type="float" office:value="24.050422955">
                <text:p>24.050422955</text:p>
              </table:table-cell>
              <table:table-cell office:value-type="float" office:value="75731">
                <text:p>75731</text:p>
              </table:table-cell>
              <table:table-cell office:value-type="float" office:value="38.096017967">
                <text:p>38.0960179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272">
                <text:p>28272</text:p>
              </table:table-cell>
              <table:table-cell office:value-type="float" office:value="38.012294038">
                <text:p>38.012294038</text:p>
              </table:table-cell>
              <table:table-cell office:value-type="float" office:value="46393">
                <text:p>46393</text:p>
              </table:table-cell>
              <table:table-cell office:value-type="float" office:value="32.013677529">
                <text:p>32.013677529</text:p>
              </table:table-cell>
              <table:table-cell office:value-type="float" office:value="71231">
                <text:p>71231</text:p>
              </table:table-cell>
              <table:table-cell office:value-type="float" office:value="41.028590359">
                <text:p>41.028590359</text:p>
              </table:table-cell>
              <table:table-cell office:value-type="float" office:value="88404">
                <text:p>88404</text:p>
              </table:table-cell>
              <table:table-cell office:value-type="float" office:value="45.018528493">
                <text:p>45.018528493</text:p>
              </table:table-cell>
              <table:table-cell office:value-type="float" office:value="77581">
                <text:p>77581</text:p>
              </table:table-cell>
              <table:table-cell office:value-type="float" office:value="39.03994925">
                <text:p>39.03994925</text:p>
              </table:table-cell>
              <table:table-cell office:value-type="float" office:value="39869">
                <text:p>39869</text:p>
              </table:table-cell>
              <table:table-cell office:value-type="float" office:value="22.047425337">
                <text:p>22.047425337</text:p>
              </table:table-cell>
              <table:table-cell office:value-type="float" office:value="72253">
                <text:p>72253</text:p>
              </table:table-cell>
              <table:table-cell office:value-type="float" office:value="39.056032188">
                <text:p>39.056032188</text:p>
              </table:table-cell>
              <table:table-cell office:value-type="float" office:value="78522">
                <text:p>78522</text:p>
              </table:table-cell>
              <table:table-cell office:value-type="float" office:value="40.065941187">
                <text:p>40.0659411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0279">
                <text:p>70279</text:p>
              </table:table-cell>
              <table:table-cell office:value-type="float" office:value="86.014609233">
                <text:p>86.014609233</text:p>
              </table:table-cell>
              <table:table-cell office:value-type="float" office:value="50759">
                <text:p>50759</text:p>
              </table:table-cell>
              <table:table-cell office:value-type="float" office:value="35.012223193">
                <text:p>35.012223193</text:p>
              </table:table-cell>
              <table:table-cell office:value-type="float" office:value="2636">
                <text:p>2636</text:p>
              </table:table-cell>
              <table:table-cell office:value-type="float" office:value="5.020992265">
                <text:p>5.020992265</text:p>
              </table:table-cell>
              <table:table-cell office:value-type="float" office:value="40860">
                <text:p>40860</text:p>
              </table:table-cell>
              <table:table-cell office:value-type="float" office:value="21.017152843">
                <text:p>21.017152843</text:p>
              </table:table-cell>
              <table:table-cell office:value-type="float" office:value="1018">
                <text:p>1018</text:p>
              </table:table-cell>
              <table:table-cell office:value-type="float" office:value="4.032119977">
                <text:p>4.032119977</text:p>
              </table:table-cell>
              <table:table-cell office:value-type="float" office:value="90962">
                <text:p>90962</text:p>
              </table:table-cell>
              <table:table-cell office:value-type="float" office:value="46.040915779">
                <text:p>46.040915779</text:p>
              </table:table-cell>
              <table:table-cell office:value-type="float" office:value="85551">
                <text:p>85551</text:p>
              </table:table-cell>
              <table:table-cell office:value-type="float" office:value="44.031952942">
                <text:p>44.031952942</text:p>
              </table:table-cell>
              <table:table-cell office:value-type="float" office:value="92495">
                <text:p>92495</text:p>
              </table:table-cell>
              <table:table-cell office:value-type="float" office:value="46.070408844">
                <text:p>46.0704088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496">
                <text:p>16496</text:p>
              </table:table-cell>
              <table:table-cell office:value-type="float" office:value="25.008952532">
                <text:p>25.008952532</text:p>
              </table:table-cell>
              <table:table-cell office:value-type="float" office:value="56086">
                <text:p>56086</text:p>
              </table:table-cell>
              <table:table-cell office:value-type="float" office:value="38.012366146">
                <text:p>38.012366146</text:p>
              </table:table-cell>
              <table:table-cell office:value-type="float" office:value="51986">
                <text:p>51986</text:p>
              </table:table-cell>
              <table:table-cell office:value-type="float" office:value="32.017795529">
                <text:p>32.017795529</text:p>
              </table:table-cell>
              <table:table-cell office:value-type="float" office:value="98010">
                <text:p>98010</text:p>
              </table:table-cell>
              <table:table-cell office:value-type="float" office:value="50.030623295">
                <text:p>50.030623295</text:p>
              </table:table-cell>
              <table:table-cell office:value-type="float" office:value="45222">
                <text:p>45222</text:p>
              </table:table-cell>
              <table:table-cell office:value-type="float" office:value="25.024651786">
                <text:p>25.024651786</text:p>
              </table:table-cell>
              <table:table-cell office:value-type="float" office:value="46152">
                <text:p>46152</text:p>
              </table:table-cell>
              <table:table-cell office:value-type="float" office:value="24.030700961">
                <text:p>24.030700961</text:p>
              </table:table-cell>
              <table:table-cell office:value-type="float" office:value="72307">
                <text:p>72307</text:p>
              </table:table-cell>
              <table:table-cell office:value-type="float" office:value="37.07340331">
                <text:p>37.07340331</text:p>
              </table:table-cell>
              <table:table-cell office:value-type="float" office:value="54176">
                <text:p>54176</text:p>
              </table:table-cell>
              <table:table-cell office:value-type="float" office:value="30.060624651">
                <text:p>30.0606246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912">
                <text:p>63912</text:p>
              </table:table-cell>
              <table:table-cell office:value-type="float" office:value="79.014327532">
                <text:p>79.014327532</text:p>
              </table:table-cell>
              <table:table-cell office:value-type="float" office:value="23090">
                <text:p>23090</text:p>
              </table:table-cell>
              <table:table-cell office:value-type="float" office:value="18.012494508">
                <text:p>18.012494508</text:p>
              </table:table-cell>
              <table:table-cell office:value-type="float" office:value="30191">
                <text:p>30191</text:p>
              </table:table-cell>
              <table:table-cell office:value-type="float" office:value="18.016599234">
                <text:p>18.016599234</text:p>
              </table:table-cell>
              <table:table-cell office:value-type="float" office:value="74405">
                <text:p>74405</text:p>
              </table:table-cell>
              <table:table-cell office:value-type="float" office:value="38.024898286">
                <text:p>38.024898286</text:p>
              </table:table-cell>
              <table:table-cell office:value-type="float" office:value="82889">
                <text:p>82889</text:p>
              </table:table-cell>
              <table:table-cell office:value-type="float" office:value="42.019932835">
                <text:p>42.019932835</text:p>
              </table:table-cell>
              <table:table-cell office:value-type="float" office:value="51405">
                <text:p>51405</text:p>
              </table:table-cell>
              <table:table-cell office:value-type="float" office:value="27.044282831">
                <text:p>27.044282831</text:p>
              </table:table-cell>
              <table:table-cell office:value-type="float" office:value="19241">
                <text:p>19241</text:p>
              </table:table-cell>
              <table:table-cell office:value-type="float" office:value="13.069306199">
                <text:p>13.069306199</text:p>
              </table:table-cell>
              <table:table-cell office:value-type="float" office:value="7910">
                <text:p>7910</text:p>
              </table:table-cell>
              <table:table-cell office:value-type="float" office:value="7.078535007">
                <text:p>7.0785350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3516">
                <text:p>83516</text:p>
              </table:table-cell>
              <table:table-cell office:value-type="float" office:value="102.01636256">
                <text:p>102.01636256</text:p>
              </table:table-cell>
              <table:table-cell office:value-type="float" office:value="89748">
                <text:p>89748</text:p>
              </table:table-cell>
              <table:table-cell office:value-type="float" office:value="59.013965328">
                <text:p>59.013965328</text:p>
              </table:table-cell>
              <table:table-cell office:value-type="float" office:value="6258">
                <text:p>6258</text:p>
              </table:table-cell>
              <table:table-cell office:value-type="float" office:value="7.012428519">
                <text:p>7.012428519</text:p>
              </table:table-cell>
              <table:table-cell office:value-type="float" office:value="75153">
                <text:p>75153</text:p>
              </table:table-cell>
              <table:table-cell office:value-type="float" office:value="40.021111637">
                <text:p>40.021111637</text:p>
              </table:table-cell>
              <table:table-cell office:value-type="float" office:value="65742">
                <text:p>65742</text:p>
              </table:table-cell>
              <table:table-cell office:value-type="float" office:value="35.023947501">
                <text:p>35.023947501</text:p>
              </table:table-cell>
              <table:table-cell office:value-type="float" office:value="4343">
                <text:p>4343</text:p>
              </table:table-cell>
              <table:table-cell office:value-type="float" office:value="5.03155042">
                <text:p>5.03155042</text:p>
              </table:table-cell>
              <table:table-cell office:value-type="float" office:value="49154">
                <text:p>49154</text:p>
              </table:table-cell>
              <table:table-cell office:value-type="float" office:value="28.070564808">
                <text:p>28.070564808</text:p>
              </table:table-cell>
              <table:table-cell office:value-type="float" office:value="70920">
                <text:p>70920</text:p>
              </table:table-cell>
              <table:table-cell office:value-type="float" office:value="36.062551084">
                <text:p>36.0625510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771">
                <text:p>23771</text:p>
              </table:table-cell>
              <table:table-cell office:value-type="float" office:value="33.016307854">
                <text:p>33.016307854</text:p>
              </table:table-cell>
              <table:table-cell office:value-type="float" office:value="19333">
                <text:p>19333</text:p>
              </table:table-cell>
              <table:table-cell office:value-type="float" office:value="16.01023759">
                <text:p>16.01023759</text:p>
              </table:table-cell>
              <table:table-cell office:value-type="float" office:value="58166">
                <text:p>58166</text:p>
              </table:table-cell>
              <table:table-cell office:value-type="float" office:value="33.011596168">
                <text:p>33.011596168</text:p>
              </table:table-cell>
              <table:table-cell office:value-type="float" office:value="35562">
                <text:p>35562</text:p>
              </table:table-cell>
              <table:table-cell office:value-type="float" office:value="20.034077741">
                <text:p>20.034077741</text:p>
              </table:table-cell>
              <table:table-cell office:value-type="float" office:value="29547">
                <text:p>29547</text:p>
              </table:table-cell>
              <table:table-cell office:value-type="float" office:value="17.019779251">
                <text:p>17.019779251</text:p>
              </table:table-cell>
              <table:table-cell office:value-type="float" office:value="89274">
                <text:p>89274</text:p>
              </table:table-cell>
              <table:table-cell office:value-type="float" office:value="45.030233228">
                <text:p>45.030233228</text:p>
              </table:table-cell>
              <table:table-cell office:value-type="float" office:value="22134">
                <text:p>22134</text:p>
              </table:table-cell>
              <table:table-cell office:value-type="float" office:value="14.062327662">
                <text:p>14.062327662</text:p>
              </table:table-cell>
              <table:table-cell office:value-type="float" office:value="40942">
                <text:p>40942</text:p>
              </table:table-cell>
              <table:table-cell office:value-type="float" office:value="21.059106672">
                <text:p>21.0591066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370">
                <text:p>44370</text:p>
              </table:table-cell>
              <table:table-cell office:value-type="float" office:value="57.013696446">
                <text:p>57.013696446</text:p>
              </table:table-cell>
              <table:table-cell office:value-type="float" office:value="65411">
                <text:p>65411</text:p>
              </table:table-cell>
              <table:table-cell office:value-type="float" office:value="44.012850693">
                <text:p>44.012850693</text:p>
              </table:table-cell>
              <table:table-cell office:value-type="float" office:value="94258">
                <text:p>94258</text:p>
              </table:table-cell>
              <table:table-cell office:value-type="float" office:value="53.022525905">
                <text:p>53.022525905</text:p>
              </table:table-cell>
              <table:table-cell office:value-type="float" office:value="73804">
                <text:p>73804</text:p>
              </table:table-cell>
              <table:table-cell office:value-type="float" office:value="38.018840109">
                <text:p>38.018840109</text:p>
              </table:table-cell>
              <table:table-cell office:value-type="float" office:value="73190">
                <text:p>73190</text:p>
              </table:table-cell>
              <table:table-cell office:value-type="float" office:value="38.0198882">
                <text:p>38.0198882</text:p>
              </table:table-cell>
              <table:table-cell office:value-type="float" office:value="57128">
                <text:p>57128</text:p>
              </table:table-cell>
              <table:table-cell office:value-type="float" office:value="29.043042517">
                <text:p>29.043042517</text:p>
              </table:table-cell>
              <table:table-cell office:value-type="float" office:value="14671">
                <text:p>14671</text:p>
              </table:table-cell>
              <table:table-cell office:value-type="float" office:value="10.064281846">
                <text:p>10.064281846</text:p>
              </table:table-cell>
              <table:table-cell office:value-type="float" office:value="94814">
                <text:p>94814</text:p>
              </table:table-cell>
              <table:table-cell office:value-type="float" office:value="51.072330526">
                <text:p>51.0723305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088">
                <text:p>34088</text:p>
              </table:table-cell>
              <table:table-cell office:value-type="float" office:value="45.011827113">
                <text:p>45.011827113</text:p>
              </table:table-cell>
              <table:table-cell office:value-type="float" office:value="21143">
                <text:p>21143</text:p>
              </table:table-cell>
              <table:table-cell office:value-type="float" office:value="17.012165232">
                <text:p>17.012165232</text:p>
              </table:table-cell>
              <table:table-cell office:value-type="float" office:value="16681">
                <text:p>16681</text:p>
              </table:table-cell>
              <table:table-cell office:value-type="float" office:value="12.023332177">
                <text:p>12.023332177</text:p>
              </table:table-cell>
              <table:table-cell office:value-type="float" office:value="22776">
                <text:p>22776</text:p>
              </table:table-cell>
              <table:table-cell office:value-type="float" office:value="13.018484476">
                <text:p>13.018484476</text:p>
              </table:table-cell>
              <table:table-cell office:value-type="float" office:value="45191">
                <text:p>45191</text:p>
              </table:table-cell>
              <table:table-cell office:value-type="float" office:value="23.031912737">
                <text:p>23.031912737</text:p>
              </table:table-cell>
              <table:table-cell office:value-type="float" office:value="98418">
                <text:p>98418</text:p>
              </table:table-cell>
              <table:table-cell office:value-type="float" office:value="49.026500908">
                <text:p>49.026500908</text:p>
              </table:table-cell>
              <table:table-cell office:value-type="float" office:value="79048">
                <text:p>79048</text:p>
              </table:table-cell>
              <table:table-cell office:value-type="float" office:value="42.079705796">
                <text:p>42.079705796</text:p>
              </table:table-cell>
              <table:table-cell office:value-type="float" office:value="50292">
                <text:p>50292</text:p>
              </table:table-cell>
              <table:table-cell office:value-type="float" office:value="26.070322076">
                <text:p>26.0703220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4130">
                <text:p>54130</text:p>
              </table:table-cell>
              <table:table-cell office:value-type="float" office:value="68.013281003">
                <text:p>68.013281003</text:p>
              </table:table-cell>
              <table:table-cell office:value-type="float" office:value="27883">
                <text:p>27883</text:p>
              </table:table-cell>
              <table:table-cell office:value-type="float" office:value="21.011289751">
                <text:p>21.011289751</text:p>
              </table:table-cell>
              <table:table-cell office:value-type="float" office:value="74730">
                <text:p>74730</text:p>
              </table:table-cell>
              <table:table-cell office:value-type="float" office:value="42.015406901">
                <text:p>42.015406901</text:p>
              </table:table-cell>
              <table:table-cell office:value-type="float" office:value="84104">
                <text:p>84104</text:p>
              </table:table-cell>
              <table:table-cell office:value-type="float" office:value="42.017984272">
                <text:p>42.017984272</text:p>
              </table:table-cell>
              <table:table-cell office:value-type="float" office:value="39645">
                <text:p>39645</text:p>
              </table:table-cell>
              <table:table-cell office:value-type="float" office:value="22.018562311">
                <text:p>22.018562311</text:p>
              </table:table-cell>
              <table:table-cell office:value-type="float" office:value="31296">
                <text:p>31296</text:p>
              </table:table-cell>
              <table:table-cell office:value-type="float" office:value="18.039508261">
                <text:p>18.039508261</text:p>
              </table:table-cell>
              <table:table-cell office:value-type="float" office:value="5807">
                <text:p>5807</text:p>
              </table:table-cell>
              <table:table-cell office:value-type="float" office:value="6.104697594">
                <text:p>6.104697594</text:p>
              </table:table-cell>
              <table:table-cell office:value-type="float" office:value="41357">
                <text:p>41357</text:p>
              </table:table-cell>
              <table:table-cell office:value-type="float" office:value="24.037502262">
                <text:p>24.0375022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804">
                <text:p>49804</text:p>
              </table:table-cell>
              <table:table-cell office:value-type="float" office:value="63.015055149">
                <text:p>63.015055149</text:p>
              </table:table-cell>
              <table:table-cell office:value-type="float" office:value="69457">
                <text:p>69457</text:p>
              </table:table-cell>
              <table:table-cell office:value-type="float" office:value="46.013401442">
                <text:p>46.013401442</text:p>
              </table:table-cell>
              <table:table-cell office:value-type="float" office:value="40819">
                <text:p>40819</text:p>
              </table:table-cell>
              <table:table-cell office:value-type="float" office:value="24.013369595">
                <text:p>24.013369595</text:p>
              </table:table-cell>
              <table:table-cell office:value-type="float" office:value="61741">
                <text:p>61741</text:p>
              </table:table-cell>
              <table:table-cell office:value-type="float" office:value="33.019863231">
                <text:p>33.019863231</text:p>
              </table:table-cell>
              <table:table-cell office:value-type="float" office:value="84651">
                <text:p>84651</text:p>
              </table:table-cell>
              <table:table-cell office:value-type="float" office:value="45.022977429">
                <text:p>45.022977429</text:p>
              </table:table-cell>
              <table:table-cell office:value-type="float" office:value="14283">
                <text:p>14283</text:p>
              </table:table-cell>
              <table:table-cell office:value-type="float" office:value="9.032814194">
                <text:p>9.032814194</text:p>
              </table:table-cell>
              <table:table-cell office:value-type="float" office:value="6476">
                <text:p>6476</text:p>
              </table:table-cell>
              <table:table-cell office:value-type="float" office:value="6.040931944">
                <text:p>6.040931944</text:p>
              </table:table-cell>
              <table:table-cell office:value-type="float" office:value="93254">
                <text:p>93254</text:p>
              </table:table-cell>
              <table:table-cell office:value-type="float" office:value="50.100136027">
                <text:p>50.1001360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725">
                <text:p>46725</text:p>
              </table:table-cell>
              <table:table-cell office:value-type="float" office:value="59.013711993">
                <text:p>59.013711993</text:p>
              </table:table-cell>
              <table:table-cell office:value-type="float" office:value="68508">
                <text:p>68508</text:p>
              </table:table-cell>
              <table:table-cell office:value-type="float" office:value="46.01376414">
                <text:p>46.01376414</text:p>
              </table:table-cell>
              <table:table-cell office:value-type="float" office:value="29522">
                <text:p>29522</text:p>
              </table:table-cell>
              <table:table-cell office:value-type="float" office:value="18.012419488">
                <text:p>18.012419488</text:p>
              </table:table-cell>
              <table:table-cell office:value-type="float" office:value="89599">
                <text:p>89599</text:p>
              </table:table-cell>
              <table:table-cell office:value-type="float" office:value="45.017745413">
                <text:p>45.017745413</text:p>
              </table:table-cell>
              <table:table-cell office:value-type="float" office:value="14845">
                <text:p>14845</text:p>
              </table:table-cell>
              <table:table-cell office:value-type="float" office:value="10.031062195">
                <text:p>10.031062195</text:p>
              </table:table-cell>
              <table:table-cell office:value-type="float" office:value="17135">
                <text:p>17135</text:p>
              </table:table-cell>
              <table:table-cell office:value-type="float" office:value="10.017103854">
                <text:p>10.017103854</text:p>
              </table:table-cell>
              <table:table-cell office:value-type="float" office:value="78301">
                <text:p>78301</text:p>
              </table:table-cell>
              <table:table-cell office:value-type="float" office:value="40.034453199">
                <text:p>40.034453199</text:p>
              </table:table-cell>
              <table:table-cell office:value-type="float" office:value="58508">
                <text:p>58508</text:p>
              </table:table-cell>
              <table:table-cell office:value-type="float" office:value="30.075299193">
                <text:p>30.0752991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1084">
                <text:p>81084</text:p>
              </table:table-cell>
              <table:table-cell office:value-type="float" office:value="98.014441568">
                <text:p>98.014441568</text:p>
              </table:table-cell>
              <table:table-cell office:value-type="float" office:value="63083">
                <text:p>63083</text:p>
              </table:table-cell>
              <table:table-cell office:value-type="float" office:value="42.013889213">
                <text:p>42.013889213</text:p>
              </table:table-cell>
              <table:table-cell office:value-type="float" office:value="67129">
                <text:p>67129</text:p>
              </table:table-cell>
              <table:table-cell office:value-type="float" office:value="39.024930771">
                <text:p>39.024930771</text:p>
              </table:table-cell>
              <table:table-cell office:value-type="float" office:value="42878">
                <text:p>42878</text:p>
              </table:table-cell>
              <table:table-cell office:value-type="float" office:value="22.015383565">
                <text:p>22.015383565</text:p>
              </table:table-cell>
              <table:table-cell office:value-type="float" office:value="20626">
                <text:p>20626</text:p>
              </table:table-cell>
              <table:table-cell office:value-type="float" office:value="12.021013983">
                <text:p>12.021013983</text:p>
              </table:table-cell>
              <table:table-cell office:value-type="float" office:value="59772">
                <text:p>59772</text:p>
              </table:table-cell>
              <table:table-cell office:value-type="float" office:value="31.028675569">
                <text:p>31.028675569</text:p>
              </table:table-cell>
              <table:table-cell office:value-type="float" office:value="53104">
                <text:p>53104</text:p>
              </table:table-cell>
              <table:table-cell office:value-type="float" office:value="27.078509299">
                <text:p>27.078509299</text:p>
              </table:table-cell>
              <table:table-cell office:value-type="float" office:value="12279">
                <text:p>12279</text:p>
              </table:table-cell>
              <table:table-cell office:value-type="float" office:value="9.058366692">
                <text:p>9.0583666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360">
                <text:p>42360</text:p>
              </table:table-cell>
              <table:table-cell office:value-type="float" office:value="54.012107671">
                <text:p>54.012107671</text:p>
              </table:table-cell>
              <table:table-cell office:value-type="float" office:value="83938">
                <text:p>83938</text:p>
              </table:table-cell>
              <table:table-cell office:value-type="float" office:value="55.012679227">
                <text:p>55.012679227</text:p>
              </table:table-cell>
              <table:table-cell office:value-type="float" office:value="91151">
                <text:p>91151</text:p>
              </table:table-cell>
              <table:table-cell office:value-type="float" office:value="51.020880792">
                <text:p>51.020880792</text:p>
              </table:table-cell>
              <table:table-cell office:value-type="float" office:value="28443">
                <text:p>28443</text:p>
              </table:table-cell>
              <table:table-cell office:value-type="float" office:value="17.045526654">
                <text:p>17.045526654</text:p>
              </table:table-cell>
              <table:table-cell office:value-type="float" office:value="65633">
                <text:p>65633</text:p>
              </table:table-cell>
              <table:table-cell office:value-type="float" office:value="33.026305465">
                <text:p>33.026305465</text:p>
              </table:table-cell>
              <table:table-cell office:value-type="float" office:value="22150">
                <text:p>22150</text:p>
              </table:table-cell>
              <table:table-cell office:value-type="float" office:value="14.035364742">
                <text:p>14.035364742</text:p>
              </table:table-cell>
              <table:table-cell office:value-type="float" office:value="36095">
                <text:p>36095</text:p>
              </table:table-cell>
              <table:table-cell office:value-type="float" office:value="21.072885003">
                <text:p>21.072885003</text:p>
              </table:table-cell>
              <table:table-cell office:value-type="float" office:value="9021">
                <text:p>9021</text:p>
              </table:table-cell>
              <table:table-cell office:value-type="float" office:value="7.055266307">
                <text:p>7.0552663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247">
                <text:p>59247</text:p>
              </table:table-cell>
              <table:table-cell office:value-type="float" office:value="74.013764902">
                <text:p>74.013764902</text:p>
              </table:table-cell>
              <table:table-cell office:value-type="float" office:value="26496">
                <text:p>26496</text:p>
              </table:table-cell>
              <table:table-cell office:value-type="float" office:value="20.011201513">
                <text:p>20.011201513</text:p>
              </table:table-cell>
              <table:table-cell office:value-type="float" office:value="25026">
                <text:p>25026</text:p>
              </table:table-cell>
              <table:table-cell office:value-type="float" office:value="17.0149969">
                <text:p>17.0149969</text:p>
              </table:table-cell>
              <table:table-cell office:value-type="float" office:value="84429">
                <text:p>84429</text:p>
              </table:table-cell>
              <table:table-cell office:value-type="float" office:value="44.020893895">
                <text:p>44.020893895</text:p>
              </table:table-cell>
              <table:table-cell office:value-type="float" office:value="91750">
                <text:p>91750</text:p>
              </table:table-cell>
              <table:table-cell office:value-type="float" office:value="47.02070285">
                <text:p>47.02070285</text:p>
              </table:table-cell>
              <table:table-cell office:value-type="float" office:value="79624">
                <text:p>79624</text:p>
              </table:table-cell>
              <table:table-cell office:value-type="float" office:value="41.038054585">
                <text:p>41.038054585</text:p>
              </table:table-cell>
              <table:table-cell office:value-type="float" office:value="77028">
                <text:p>77028</text:p>
              </table:table-cell>
              <table:table-cell office:value-type="float" office:value="42.062151714">
                <text:p>42.062151714</text:p>
              </table:table-cell>
              <table:table-cell office:value-type="float" office:value="6842">
                <text:p>6842</text:p>
              </table:table-cell>
              <table:table-cell office:value-type="float" office:value="6.061498753">
                <text:p>6.0614987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67">
                <text:p>6067</text:p>
              </table:table-cell>
              <table:table-cell office:value-type="float" office:value="13.008616212">
                <text:p>13.008616212</text:p>
              </table:table-cell>
              <table:table-cell office:value-type="float" office:value="86644">
                <text:p>86644</text:p>
              </table:table-cell>
              <table:table-cell office:value-type="float" office:value="57.011946336">
                <text:p>57.011946336</text:p>
              </table:table-cell>
              <table:table-cell office:value-type="float" office:value="68052">
                <text:p>68052</text:p>
              </table:table-cell>
              <table:table-cell office:value-type="float" office:value="40.014694843">
                <text:p>40.014694843</text:p>
              </table:table-cell>
              <table:table-cell office:value-type="float" office:value="55165">
                <text:p>55165</text:p>
              </table:table-cell>
              <table:table-cell office:value-type="float" office:value="30.02323522">
                <text:p>30.02323522</text:p>
              </table:table-cell>
              <table:table-cell office:value-type="float" office:value="32266">
                <text:p>32266</text:p>
              </table:table-cell>
              <table:table-cell office:value-type="float" office:value="17.014271575">
                <text:p>17.014271575</text:p>
              </table:table-cell>
              <table:table-cell office:value-type="float" office:value="40801">
                <text:p>40801</text:p>
              </table:table-cell>
              <table:table-cell office:value-type="float" office:value="21.040734366">
                <text:p>21.040734366</text:p>
              </table:table-cell>
              <table:table-cell office:value-type="float" office:value="8910">
                <text:p>8910</text:p>
              </table:table-cell>
              <table:table-cell office:value-type="float" office:value="7.049677359">
                <text:p>7.049677359</text:p>
              </table:table-cell>
              <table:table-cell office:value-type="float" office:value="76463">
                <text:p>76463</text:p>
              </table:table-cell>
              <table:table-cell office:value-type="float" office:value="41.054744549">
                <text:p>41.0547445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880">
                <text:p>86880</text:p>
              </table:table-cell>
              <table:table-cell office:value-type="float" office:value="106.015143442">
                <text:p>106.015143442</text:p>
              </table:table-cell>
              <table:table-cell office:value-type="float" office:value="89192">
                <text:p>89192</text:p>
              </table:table-cell>
              <table:table-cell office:value-type="float" office:value="58.013988733">
                <text:p>58.013988733</text:p>
              </table:table-cell>
              <table:table-cell office:value-type="float" office:value="46173">
                <text:p>46173</text:p>
              </table:table-cell>
              <table:table-cell office:value-type="float" office:value="28.023255625">
                <text:p>28.023255625</text:p>
              </table:table-cell>
              <table:table-cell office:value-type="float" office:value="65348">
                <text:p>65348</text:p>
              </table:table-cell>
              <table:table-cell office:value-type="float" office:value="33.025254495">
                <text:p>33.025254495</text:p>
              </table:table-cell>
              <table:table-cell office:value-type="float" office:value="40502">
                <text:p>40502</text:p>
              </table:table-cell>
              <table:table-cell office:value-type="float" office:value="22.019459767">
                <text:p>22.019459767</text:p>
              </table:table-cell>
              <table:table-cell office:value-type="float" office:value="83488">
                <text:p>83488</text:p>
              </table:table-cell>
              <table:table-cell office:value-type="float" office:value="43.065355112">
                <text:p>43.065355112</text:p>
              </table:table-cell>
              <table:table-cell office:value-type="float" office:value="11716">
                <text:p>11716</text:p>
              </table:table-cell>
              <table:table-cell office:value-type="float" office:value="8.026510284">
                <text:p>8.026510284</text:p>
              </table:table-cell>
              <table:table-cell office:value-type="float" office:value="49783">
                <text:p>49783</text:p>
              </table:table-cell>
              <table:table-cell office:value-type="float" office:value="26.062662644">
                <text:p>26.0626626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721">
                <text:p>14721</text:p>
              </table:table-cell>
              <table:table-cell office:value-type="float" office:value="23.012146647">
                <text:p>23.012146647</text:p>
              </table:table-cell>
              <table:table-cell office:value-type="float" office:value="46738">
                <text:p>46738</text:p>
              </table:table-cell>
              <table:table-cell office:value-type="float" office:value="32.015974988">
                <text:p>32.015974988</text:p>
              </table:table-cell>
              <table:table-cell office:value-type="float" office:value="17716">
                <text:p>17716</text:p>
              </table:table-cell>
              <table:table-cell office:value-type="float" office:value="13.011704565">
                <text:p>13.011704565</text:p>
              </table:table-cell>
              <table:table-cell office:value-type="float" office:value="80676">
                <text:p>80676</text:p>
              </table:table-cell>
              <table:table-cell office:value-type="float" office:value="42.021680298">
                <text:p>42.021680298</text:p>
              </table:table-cell>
              <table:table-cell office:value-type="float" office:value="3748">
                <text:p>3748</text:p>
              </table:table-cell>
              <table:table-cell office:value-type="float" office:value="5.016823319">
                <text:p>5.016823319</text:p>
              </table:table-cell>
              <table:table-cell office:value-type="float" office:value="86647">
                <text:p>86647</text:p>
              </table:table-cell>
              <table:table-cell office:value-type="float" office:value="43.042747252">
                <text:p>43.042747252</text:p>
              </table:table-cell>
              <table:table-cell office:value-type="float" office:value="45849">
                <text:p>45849</text:p>
              </table:table-cell>
              <table:table-cell office:value-type="float" office:value="26.037651077">
                <text:p>26.037651077</text:p>
              </table:table-cell>
              <table:table-cell office:value-type="float" office:value="2891">
                <text:p>2891</text:p>
              </table:table-cell>
              <table:table-cell office:value-type="float" office:value="5.071616169">
                <text:p>5.0716161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8745">
                <text:p>88745</text:p>
              </table:table-cell>
              <table:table-cell office:value-type="float" office:value="108.015525725">
                <text:p>108.015525725</text:p>
              </table:table-cell>
              <table:table-cell office:value-type="float" office:value="64935">
                <text:p>64935</text:p>
              </table:table-cell>
              <table:table-cell office:value-type="float" office:value="44.01113245">
                <text:p>44.01113245</text:p>
              </table:table-cell>
              <table:table-cell office:value-type="float" office:value="74083">
                <text:p>74083</text:p>
              </table:table-cell>
              <table:table-cell office:value-type="float" office:value="43.01256415">
                <text:p>43.01256415</text:p>
              </table:table-cell>
              <table:table-cell office:value-type="float" office:value="18137">
                <text:p>18137</text:p>
              </table:table-cell>
              <table:table-cell office:value-type="float" office:value="12.016356521">
                <text:p>12.016356521</text:p>
              </table:table-cell>
              <table:table-cell office:value-type="float" office:value="23609">
                <text:p>23609</text:p>
              </table:table-cell>
              <table:table-cell office:value-type="float" office:value="13.024438765">
                <text:p>13.024438765</text:p>
              </table:table-cell>
              <table:table-cell office:value-type="float" office:value="79475">
                <text:p>79475</text:p>
              </table:table-cell>
              <table:table-cell office:value-type="float" office:value="41.048553929">
                <text:p>41.048553929</text:p>
              </table:table-cell>
              <table:table-cell office:value-type="float" office:value="18329">
                <text:p>18329</text:p>
              </table:table-cell>
              <table:table-cell office:value-type="float" office:value="12.030075647">
                <text:p>12.030075647</text:p>
              </table:table-cell>
              <table:table-cell office:value-type="float" office:value="17182">
                <text:p>17182</text:p>
              </table:table-cell>
              <table:table-cell office:value-type="float" office:value="10.08165882">
                <text:p>10.081658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0099">
                <text:p>80099</text:p>
              </table:table-cell>
              <table:table-cell office:value-type="float" office:value="97.018221411">
                <text:p>97.018221411</text:p>
              </table:table-cell>
              <table:table-cell office:value-type="float" office:value="87587">
                <text:p>87587</text:p>
              </table:table-cell>
              <table:table-cell office:value-type="float" office:value="57.026317925">
                <text:p>57.026317925</text:p>
              </table:table-cell>
              <table:table-cell office:value-type="float" office:value="69401">
                <text:p>69401</text:p>
              </table:table-cell>
              <table:table-cell office:value-type="float" office:value="40.018426004">
                <text:p>40.018426004</text:p>
              </table:table-cell>
              <table:table-cell office:value-type="float" office:value="68447">
                <text:p>68447</text:p>
              </table:table-cell>
              <table:table-cell office:value-type="float" office:value="36.024748783">
                <text:p>36.024748783</text:p>
              </table:table-cell>
              <table:table-cell office:value-type="float" office:value="78767">
                <text:p>78767</text:p>
              </table:table-cell>
              <table:table-cell office:value-type="float" office:value="42.034984985">
                <text:p>42.034984985</text:p>
              </table:table-cell>
              <table:table-cell office:value-type="float" office:value="36432">
                <text:p>36432</text:p>
              </table:table-cell>
              <table:table-cell office:value-type="float" office:value="21.039028281">
                <text:p>21.039028281</text:p>
              </table:table-cell>
              <table:table-cell office:value-type="float" office:value="27739">
                <text:p>27739</text:p>
              </table:table-cell>
              <table:table-cell office:value-type="float" office:value="16.066855199">
                <text:p>16.066855199</text:p>
              </table:table-cell>
              <table:table-cell office:value-type="float" office:value="20021">
                <text:p>20021</text:p>
              </table:table-cell>
              <table:table-cell office:value-type="float" office:value="13.066846782">
                <text:p>13.0668467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968">
                <text:p>59968</text:p>
              </table:table-cell>
              <table:table-cell office:value-type="float" office:value="75.013903212">
                <text:p>75.013903212</text:p>
              </table:table-cell>
              <table:table-cell office:value-type="float" office:value="73366">
                <text:p>73366</text:p>
              </table:table-cell>
              <table:table-cell office:value-type="float" office:value="49.0224247">
                <text:p>49.0224247</text:p>
              </table:table-cell>
              <table:table-cell office:value-type="float" office:value="79585">
                <text:p>79585</text:p>
              </table:table-cell>
              <table:table-cell office:value-type="float" office:value="45.012933152">
                <text:p>45.012933152</text:p>
              </table:table-cell>
              <table:table-cell office:value-type="float" office:value="24542">
                <text:p>24542</text:p>
              </table:table-cell>
              <table:table-cell office:value-type="float" office:value="15.027247288">
                <text:p>15.027247288</text:p>
              </table:table-cell>
              <table:table-cell office:value-type="float" office:value="61862">
                <text:p>61862</text:p>
              </table:table-cell>
              <table:table-cell office:value-type="float" office:value="33.033777799">
                <text:p>33.033777799</text:p>
              </table:table-cell>
              <table:table-cell office:value-type="float" office:value="79117">
                <text:p>79117</text:p>
              </table:table-cell>
              <table:table-cell office:value-type="float" office:value="40.034745122">
                <text:p>40.034745122</text:p>
              </table:table-cell>
              <table:table-cell office:value-type="float" office:value="18390">
                <text:p>18390</text:p>
              </table:table-cell>
              <table:table-cell office:value-type="float" office:value="12.031684565">
                <text:p>12.031684565</text:p>
              </table:table-cell>
              <table:table-cell office:value-type="float" office:value="32061">
                <text:p>32061</text:p>
              </table:table-cell>
              <table:table-cell office:value-type="float" office:value="17.085340553">
                <text:p>17.0853405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2503">
                <text:p>92503</text:p>
              </table:table-cell>
              <table:table-cell office:value-type="float" office:value="112.022074504">
                <text:p>112.022074504</text:p>
              </table:table-cell>
              <table:table-cell office:value-type="float" office:value="51648">
                <text:p>51648</text:p>
              </table:table-cell>
              <table:table-cell office:value-type="float" office:value="35.014615012">
                <text:p>35.014615012</text:p>
              </table:table-cell>
              <table:table-cell office:value-type="float" office:value="6414">
                <text:p>6414</text:p>
              </table:table-cell>
              <table:table-cell office:value-type="float" office:value="7.01667026">
                <text:p>7.01667026</text:p>
              </table:table-cell>
              <table:table-cell office:value-type="float" office:value="26780">
                <text:p>26780</text:p>
              </table:table-cell>
              <table:table-cell office:value-type="float" office:value="16.015385018">
                <text:p>16.015385018</text:p>
              </table:table-cell>
              <table:table-cell office:value-type="float" office:value="20349">
                <text:p>20349</text:p>
              </table:table-cell>
              <table:table-cell office:value-type="float" office:value="11.046903644">
                <text:p>11.046903644</text:p>
              </table:table-cell>
              <table:table-cell office:value-type="float" office:value="90849">
                <text:p>90849</text:p>
              </table:table-cell>
              <table:table-cell office:value-type="float" office:value="47.046151877">
                <text:p>47.046151877</text:p>
              </table:table-cell>
              <table:table-cell office:value-type="float" office:value="42863">
                <text:p>42863</text:p>
              </table:table-cell>
              <table:table-cell office:value-type="float" office:value="24.056928913">
                <text:p>24.056928913</text:p>
              </table:table-cell>
              <table:table-cell office:value-type="float" office:value="84138">
                <text:p>84138</text:p>
              </table:table-cell>
              <table:table-cell office:value-type="float" office:value="43.039300349">
                <text:p>43.0393003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972">
                <text:p>19972</text:p>
              </table:table-cell>
              <table:table-cell office:value-type="float" office:value="29.010268607">
                <text:p>29.010268607</text:p>
              </table:table-cell>
              <table:table-cell office:value-type="float" office:value="91922">
                <text:p>91922</text:p>
              </table:table-cell>
              <table:table-cell office:value-type="float" office:value="60.01496604">
                <text:p>60.01496604</text:p>
              </table:table-cell>
              <table:table-cell office:value-type="float" office:value="54904">
                <text:p>54904</text:p>
              </table:table-cell>
              <table:table-cell office:value-type="float" office:value="32.013747151">
                <text:p>32.013747151</text:p>
              </table:table-cell>
              <table:table-cell office:value-type="float" office:value="11075">
                <text:p>11075</text:p>
              </table:table-cell>
              <table:table-cell office:value-type="float" office:value="8.019141491">
                <text:p>8.019141491</text:p>
              </table:table-cell>
              <table:table-cell office:value-type="float" office:value="78873">
                <text:p>78873</text:p>
              </table:table-cell>
              <table:table-cell office:value-type="float" office:value="40.028911915">
                <text:p>40.028911915</text:p>
              </table:table-cell>
              <table:table-cell office:value-type="float" office:value="63197">
                <text:p>63197</text:p>
              </table:table-cell>
              <table:table-cell office:value-type="float" office:value="33.035193331">
                <text:p>33.035193331</text:p>
              </table:table-cell>
              <table:table-cell office:value-type="float" office:value="70793">
                <text:p>70793</text:p>
              </table:table-cell>
              <table:table-cell office:value-type="float" office:value="38.05539916">
                <text:p>38.05539916</text:p>
              </table:table-cell>
              <table:table-cell office:value-type="float" office:value="45370">
                <text:p>45370</text:p>
              </table:table-cell>
              <table:table-cell office:value-type="float" office:value="27.05487571">
                <text:p>27.05487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43cm" svg:y="4.201cm" style:legend-expansion="high" chart:style-name="ch2"/>
        <chart:plot-area chart:style-name="ch3" table:cell-range-address="resultados.H57:resultados.H64" svg:x="0.32cm" svg:y="0.18cm" svg:width="13.203cm" svg:height="8.64cm">
          <chartooo:coordinate-region svg:x="0.941cm" svg:y="0.379cm" svg:width="12.58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ados.H57:resultados.H64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.34">
                <text:p>54.34</text:p>
                <draw:g>
                  <svg:desc>resultados.H57:resultados.H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.15">
                <text:p>27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11">
                <text:p>22.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.29">
                <text:p>20.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18">
                <text:p>23.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